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87.3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ticles" table:style-name="ta1">
        <table:table-column table:style-name="co1" table:default-cell-style-name="Default"/>
        <table:table-row table:style-name="ro1">
          <table:table-cell office:value-type="string" calcext:value-type="string">
            <text:p>Articles</text:p>
          </table:table-cell>
        </table:table-row>
        <table:table-row table:style-name="ro1">
          <table:table-cell office:value-type="string" calcext:value-type="string">
            <text:p>['10th Street Substation Excavation of the Acequia Madre (41BX8), San Antonio, Bexar County, Texas', ' Testing for the location of the Alamo Acequia (41BX8) at Hemisfair Plaza, San Antonio, Texas']</text:p>
          </table:table-cell>
        </table:table-row>
        <table:table-row table:style-name="ro1">
          <table:table-cell office:value-type="string" calcext:value-type="string">
            <text:p>['41BX171: A Late Nineteenth Century City Dump in San Antonio, Texas']</text:p>
          </table:table-cell>
        </table:table-row>
        <table:table-row table:style-name="ro1">
          <table:table-cell office:value-type="string" calcext:value-type="string">
            <text:p>['41BX68: A Preshitoric Quarry-Workshop In Northern Bexar County, Texas']</text:p>
          </table:table-cell>
        </table:table-row>
        <table:table-row table:style-name="ro1">
          <table:table-cell office:value-type="string" calcext:value-type="string">
            <text:p>['41MV120: A Stratified Late Archaic Site in Maverick County, Texas']</text:p>
          </table:table-cell>
        </table:table-row>
        <table:table-row table:style-name="ro1">
          <table:table-cell office:value-type="string" calcext:value-type="string">
            <text:p>['A Geoarcheological Survey of the Proposed Plainview Hike and Bike Trail, Hale County, Texas']</text:p>
          </table:table-cell>
        </table:table-row>
        <table:table-row table:style-name="ro1">
          <table:table-cell office:value-type="string" calcext:value-type="string">
            <text:p>['A Geoarcheological Survey of the Proposed Plainview Hike and Bike Trail, Hale County, Texas']</text:p>
          </table:table-cell>
        </table:table-row>
        <table:table-row table:style-name="ro1">
          <table:table-cell office:value-type="string" calcext:value-type="string">
            <text:p>['A Middle Archaic Burial from East Central Kansas']</text:p>
          </table:table-cell>
        </table:table-row>
        <table:table-row table:style-name="ro1">
          <table:table-cell office:value-type="string" calcext:value-type="string">
            <text:p>['A Middle Archaic Burial from East Central Kansas']</text:p>
          </table:table-cell>
        </table:table-row>
        <table:table-row table:style-name="ro1">
          <table:table-cell office:value-type="string" calcext:value-type="string">
            <text:p>['A Middle Archaic Burial from East Central Kansas']</text:p>
          </table:table-cell>
        </table:table-row>
        <table:table-row table:style-name="ro1">
          <table:table-cell office:value-type="string" calcext:value-type="string">
            <text:p>['A Middle Archaic Burial from East Central Kansas']</text:p>
          </table:table-cell>
        </table:table-row>
        <table:table-row table:style-name="ro1">
          <table:table-cell office:value-type="string" calcext:value-type="string">
            <text:p>['A Middle Archaic Burial from East Central Kansas']</text:p>
          </table:table-cell>
        </table:table-row>
        <table:table-row table:style-name="ro1">
          <table:table-cell office:value-type="string" calcext:value-type="string">
            <text:p>['A Middle Archaic Burial from East Central Kansas']</text:p>
          </table:table-cell>
        </table:table-row>
        <table:table-row table:style-name="ro1">
          <table:table-cell office:value-type="string" calcext:value-type="string">
            <text:p>['A Middle Archaic Burial from East Central Kansas']</text:p>
          </table:table-cell>
        </table:table-row>
        <table:table-row table:style-name="ro1">
          <table:table-cell office:value-type="string" calcext:value-type="string">
            <text:p>['A Middle Archaic Burial from East Central Kansas']</text:p>
          </table:table-cell>
        </table:table-row>
        <table:table-row table:style-name="ro1">
          <table:table-cell office:value-type="string" calcext:value-type="string">
            <text:p>['A Middle Archaic Burial from East Central Kansas']</text:p>
          </table:table-cell>
        </table:table-row>
        <table:table-row table:style-name="ro1">
          <table:table-cell office:value-type="string" calcext:value-type="string">
            <text:p>['A Middle Archaic Burial from East Central Kansas']</text:p>
          </table:table-cell>
        </table:table-row>
        <table:table-row table:style-name="ro1">
          <table:table-cell office:value-type="string" calcext:value-type="string">
            <text:p>['A Middle Archaic Burial from East Central Kansas']</text:p>
          </table:table-cell>
        </table:table-row>
        <table:table-row table:style-name="ro1">
          <table:table-cell office:value-type="string" calcext:value-type="string">
            <text:p>['A Middle Archaic Burial from East Central Kansas']</text:p>
          </table:table-cell>
        </table:table-row>
        <table:table-row table:style-name="ro1">
          <table:table-cell office:value-type="string" calcext:value-type="string">
            <text:p>['A Middle Archaic Burial from East Central Kansas']</text:p>
          </table:table-cell>
        </table:table-row>
        <table:table-row table:style-name="ro1">
          <table:table-cell office:value-type="string" calcext:value-type="string">
            <text:p>['A Middle Archaic Burial from East Central Kansas']</text:p>
          </table:table-cell>
        </table:table-row>
        <table:table-row table:style-name="ro1">
          <table:table-cell office:value-type="string" calcext:value-type="string">
            <text:p>['A Middle Archaic Burial from East Central Kansas']</text:p>
          </table:table-cell>
        </table:table-row>
        <table:table-row table:style-name="ro1">
          <table:table-cell office:value-type="string" calcext:value-type="string">
            <text:p>['A Moveable Feast: Variation in Faunal Resource Use among Central and Western North American Paleoindian Sites']</text:p>
          </table:table-cell>
        </table:table-row>
        <table:table-row table:style-name="ro1">
          <table:table-cell office:value-type="string" calcext:value-type="string">
            <text:p>['A Moveable Feast: Variation in Faunal Resource Use among Central and Western North American Paleoindian Sites']</text:p>
          </table:table-cell>
        </table:table-row>
        <table:table-row table:style-name="ro1">
          <table:table-cell office:value-type="string" calcext:value-type="string">
            <text:p>['A Moveable Feast: Variation in Faunal Resource Use among Central and Western North American Paleoindian Sites']</text:p>
          </table:table-cell>
        </table:table-row>
        <table:table-row table:style-name="ro1">
          <table:table-cell office:value-type="string" calcext:value-type="string">
            <text:p>['A Reassessment of Red Linear Pictographs in the Lower Pecos Canyonlands of Texas']</text:p>
          </table:table-cell>
        </table:table-row>
        <table:table-row table:style-name="ro1">
          <table:table-cell office:value-type="string" calcext:value-type="string">
            <text:p>['A Reassessment of Red Linear Pictographs in the Lower Pecos Canyonlands of Texas']</text:p>
          </table:table-cell>
        </table:table-row>
        <table:table-row table:style-name="ro1">
          <table:table-cell office:value-type="string" calcext:value-type="string">
            <text:p>['A Reassessment of Red Linear Pictographs in the Lower Pecos Canyonlands of Texas']</text:p>
          </table:table-cell>
        </table:table-row>
        <table:table-row table:style-name="ro1">
          <table:table-cell office:value-type="string" calcext:value-type="string">
            <text:p>['A Reassessment of Red Linear Pictographs in the Lower Pecos Canyonlands of Texas']</text:p>
          </table:table-cell>
        </table:table-row>
        <table:table-row table:style-name="ro1">
          <table:table-cell office:value-type="string" calcext:value-type="string">
            <text:p>['A Reassessment of Red Linear Pictographs in the Lower Pecos Canyonlands of Texas']</text:p>
          </table:table-cell>
        </table:table-row>
        <table:table-row table:style-name="ro1">
          <table:table-cell office:value-type="string" calcext:value-type="string">
            <text:p>['A Reassessment of Red Linear Pictographs in the Lower Pecos Canyonlands of Texas']</text:p>
          </table:table-cell>
        </table:table-row>
        <table:table-row table:style-name="ro1">
          <table:table-cell office:value-type="string" calcext:value-type="string">
            <text:p>['A Reassessment of Red Linear Pictographs in the Lower Pecos Canyonlands of Texas']</text:p>
          </table:table-cell>
        </table:table-row>
        <table:table-row table:style-name="ro1">
          <table:table-cell office:value-type="string" calcext:value-type="string">
            <text:p>['A Reassessment of Red Linear Pictographs in the Lower Pecos Canyonlands of Texas']</text:p>
          </table:table-cell>
        </table:table-row>
        <table:table-row table:style-name="ro1">
          <table:table-cell office:value-type="string" calcext:value-type="string">
            <text:p>['A Reassessment of Red Linear Pictographs in the Lower Pecos Canyonlands of Texas']</text:p>
          </table:table-cell>
        </table:table-row>
        <table:table-row table:style-name="ro1">
          <table:table-cell office:value-type="string" calcext:value-type="string">
            <text:p>['A Reassessment of Red Linear Pictographs in the Lower Pecos Canyonlands of Texas']</text:p>
          </table:table-cell>
        </table:table-row>
        <table:table-row table:style-name="ro1">
          <table:table-cell office:value-type="string" calcext:value-type="string">
            <text:p>['A Reassessment of Red Linear Pictographs in the Lower Pecos Canyonlands of Texas']</text:p>
          </table:table-cell>
        </table:table-row>
        <table:table-row table:style-name="ro1">
          <table:table-cell office:value-type="string" calcext:value-type="string">
            <text:p>['A Reassessment of Red Linear Pictographs in the Lower Pecos Canyonlands of Texas']</text:p>
          </table:table-cell>
        </table:table-row>
        <table:table-row table:style-name="ro1">
          <table:table-cell office:value-type="string" calcext:value-type="string">
            <text:p>['A Reassessment of Red Linear Pictographs in the Lower Pecos Canyonlands of Texas']</text:p>
          </table:table-cell>
        </table:table-row>
        <table:table-row table:style-name="ro1">
          <table:table-cell office:value-type="string" calcext:value-type="string">
            <text:p>['A Reassessment of Red Linear Pictographs in the Lower Pecos Canyonlands of Texas']</text:p>
          </table:table-cell>
        </table:table-row>
        <table:table-row table:style-name="ro1">
          <table:table-cell office:value-type="string" calcext:value-type="string">
            <text:p>['A Reassessment of Red Linear Pictographs in the Lower Pecos Canyonlands of Texas']</text:p>
          </table:table-cell>
        </table:table-row>
        <table:table-row table:style-name="ro1">
          <table:table-cell office:value-type="string" calcext:value-type="string">
            <text:p>['A Reassessment of Red Linear Pictographs in the Lower Pecos Canyonlands of Texas']</text:p>
          </table:table-cell>
        </table:table-row>
        <table:table-row table:style-name="ro1">
          <table:table-cell office:value-type="string" calcext:value-type="string">
            <text:p>['A Reassessment of Red Linear Pictographs in the Lower Pecos Canyonlands of Texas']</text:p>
          </table:table-cell>
        </table:table-row>
        <table:table-row table:style-name="ro1">
          <table:table-cell office:value-type="string" calcext:value-type="string">
            <text:p>['A Reassessment of Red Linear Pictographs in the Lower Pecos Canyonlands of Texas']</text:p>
          </table:table-cell>
        </table:table-row>
        <table:table-row table:style-name="ro1">
          <table:table-cell office:value-type="string" calcext:value-type="string">
            <text:p>['A Reassessment of Red Linear Pictographs in the Lower Pecos Canyonlands of Texas']</text:p>
          </table:table-cell>
        </table:table-row>
        <table:table-row table:style-name="ro1">
          <table:table-cell office:value-type="string" calcext:value-type="string">
            <text:p>['A Reassessment of Red Linear Pictographs in the Lower Pecos Canyonlands of Texas']</text:p>
          </table:table-cell>
        </table:table-row>
        <table:table-row table:style-name="ro1">
          <table:table-cell office:value-type="string" calcext:value-type="string">
            <text:p>['A Reassessment of Red Linear Pictographs in the Lower Pecos Canyonlands of Texas']</text:p>
          </table:table-cell>
        </table:table-row>
        <table:table-row table:style-name="ro1">
          <table:table-cell office:value-type="string" calcext:value-type="string">
            <text:p>['A Reassessment of Red Linear Pictographs in the Lower Pecos Canyonlands of Texas']</text:p>
          </table:table-cell>
        </table:table-row>
        <table:table-row table:style-name="ro1">
          <table:table-cell office:value-type="string" calcext:value-type="string">
            <text:p>['A Reassessment of Red Linear Pictographs in the Lower Pecos Canyonlands of Texas']</text:p>
          </table:table-cell>
        </table:table-row>
        <table:table-row table:style-name="ro1">
          <table:table-cell office:value-type="string" calcext:value-type="string">
            <text:p>['A Reassessment of Red Linear Pictographs in the Lower Pecos Canyonlands of Texas']</text:p>
          </table:table-cell>
        </table:table-row>
        <table:table-row table:style-name="ro1">
          <table:table-cell office:value-type="string" calcext:value-type="string">
            <text:p>['A Reassessment of Red Linear Pictographs in the Lower Pecos Canyonlands of Texas']</text:p>
          </table:table-cell>
        </table:table-row>
        <table:table-row table:style-name="ro1">
          <table:table-cell office:value-type="string" calcext:value-type="string">
            <text:p>['A Reassessment of Red Linear Pictographs in the Lower Pecos Canyonlands of Texas']</text:p>
          </table:table-cell>
        </table:table-row>
        <table:table-row table:style-name="ro1">
          <table:table-cell office:value-type="string" calcext:value-type="string">
            <text:p>['A Reassessment of Red Linear Pictographs in the Lower Pecos Canyonlands of Texas', ' 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A Reevaluation of a Lithic Procurement Site (41BX63) in Converse, Bexar County, Texas']</text:p>
          </table:table-cell>
        </table:table-row>
        <table:table-row table:style-name="ro1">
          <table:table-cell office:value-type="string" calcext:value-type="string">
            <text:p>['A Report of Testing at Archaeological Sites 41FY421, 41FY422, 41FY424 in Fayette County, Texas']</text:p>
          </table:table-cell>
        </table:table-row>
        <table:table-row table:style-name="ro1">
          <table:table-cell office:value-type="string" calcext:value-type="string">
            <text:p>['A Report of Testing at Archaeological Sites 41FY421, 41FY422, 41FY424 in Fayette County, Texas']</text:p>
          </table:table-cell>
        </table:table-row>
        <table:table-row table:style-name="ro1">
          <table:table-cell office:value-type="string" calcext:value-type="string">
            <text:p>['A Report of Testing at Archaeological Sites 41FY421, 41FY422, 41FY424 in Fayette County, Texas']</text:p>
          </table:table-cell>
        </table:table-row>
        <table:table-row table:style-name="ro1">
          <table:table-cell office:value-type="string" calcext:value-type="string">
            <text:p>['A Review of Lichenometric Dating and Its Applications to Archaeology']</text:p>
          </table:table-cell>
        </table:table-row>
        <table:table-row table:style-name="ro1">
          <table:table-cell office:value-type="string" calcext:value-type="string">
            <text:p>['A Review of Lichenometric Dating and Its Applications to Archaeology']</text:p>
          </table:table-cell>
        </table:table-row>
        <table:table-row table:style-name="ro1">
          <table:table-cell office:value-type="string" calcext:value-type="string">
            <text:p>['A Review of Lichenometric Dating and Its Applications to Archaeology']</text:p>
          </table:table-cell>
        </table:table-row>
        <table:table-row table:style-name="ro1">
          <table:table-cell office:value-type="string" calcext:value-type="string">
            <text:p>['A Review of Lichenometric Dating and Its Applications to Archaeology']</text:p>
          </table:table-cell>
        </table:table-row>
        <table:table-row table:style-name="ro1">
          <table:table-cell office:value-type="string" calcext:value-type="string">
            <text:p>['A Review of Lichenometric Dating and Its Applications to Archaeology']</text:p>
          </table:table-cell>
        </table:table-row>
        <table:table-row table:style-name="ro1">
          <table:table-cell office:value-type="string" calcext:value-type="string">
            <text:p>['A Review of Lichenometric Dating and Its Applications to Archaeology']</text:p>
          </table:table-cell>
        </table:table-row>
        <table:table-row table:style-name="ro1">
          <table:table-cell office:value-type="string" calcext:value-type="string">
            <text:p>['A Review of Lichenometric Dating and Its Applications to Archaeology']</text:p>
          </table:table-cell>
        </table:table-row>
        <table:table-row table:style-name="ro1">
          <table:table-cell office:value-type="string" calcext:value-type="string">
            <text:p>['A Review of Lichenometric Dating and Its Applications to Archaeology']</text:p>
          </table:table-cell>
        </table:table-row>
        <table:table-row table:style-name="ro1">
          <table:table-cell office:value-type="string" calcext:value-type="string">
            <text:p>['A Review of Lichenometric Dating and Its Applications to Archaeology']</text:p>
          </table:table-cell>
        </table:table-row>
        <table:table-row table:style-name="ro1">
          <table:table-cell office:value-type="string" calcext:value-type="string">
            <text:p>['A Symmetry Analysis of Design Structure: 1,000 Years of Continuity and Change in Puebloan Ceramic Design']</text:p>
          </table:table-cell>
        </table:table-row>
        <table:table-row table:style-name="ro1">
          <table:table-cell office:value-type="string" calcext:value-type="string">
            <text:p>['A Symmetry Analysis of Design Structure: 1,000 Years of Continuity and Change in Puebloan Ceramic Design']</text:p>
          </table:table-cell>
        </table:table-row>
        <table:table-row table:style-name="ro1">
          <table:table-cell office:value-type="string" calcext:value-type="string">
            <text:p>['A Symmetry Analysis of Design Structure: 1,000 Years of Continuity and Change in Puebloan Ceramic Design']</text:p>
          </table:table-cell>
        </table:table-row>
        <table:table-row table:style-name="ro1">
          <table:table-cell office:value-type="string" calcext:value-type="string">
            <text:p>['A Symmetry Analysis of Design Structure: 1,000 Years of Continuity and Change in Puebloan Ceramic Design']</text:p>
          </table:table-cell>
        </table:table-row>
        <table:table-row table:style-name="ro1">
          <table:table-cell office:value-type="string" calcext:value-type="string">
            <text:p>['A Symmetry Analysis of Design Structure: 1,000 Years of Continuity and Change in Puebloan Ceramic Design']</text:p>
          </table:table-cell>
        </table:table-row>
        <table:table-row table:style-name="ro1">
          <table:table-cell office:value-type="string" calcext:value-type="string">
            <text:p>['A Symmetry Analysis of Design Structure: 1,000 Years of Continuity and Change in Puebloan Ceramic Design']</text:p>
          </table:table-cell>
        </table:table-row>
        <table:table-row table:style-name="ro1">
          <table:table-cell office:value-type="string" calcext:value-type="string">
            <text:p>['A Symmetry Analysis of Design Structure: 1,000 Years of Continuity and Change in Puebloan Ceramic Design']</text:p>
          </table:table-cell>
        </table:table-row>
        <table:table-row table:style-name="ro1">
          <table:table-cell office:value-type="string" calcext:value-type="string">
            <text:p>['A Symmetry Analysis of Design Structure: 1,000 Years of Continuity and Change in Puebloan Ceramic Design']</text:p>
          </table:table-cell>
        </table:table-row>
        <table:table-row table:style-name="ro1">
          <table:table-cell office:value-type="string" calcext:value-type="string">
            <text:p>['A Symmetry Analysis of Design Structure: 1,000 Years of Continuity and Change in Puebloan Ceramic Design']</text:p>
          </table:table-cell>
        </table:table-row>
        <table:table-row table:style-name="ro1">
          <table:table-cell office:value-type="string" calcext:value-type="string">
            <text:p>['A Symmetry Analysis of Design Structure: 1,000 Years of Continuity and Change in Puebloan Ceramic Design']</text:p>
          </table:table-cell>
        </table:table-row>
        <table:table-row table:style-name="ro1">
          <table:table-cell office:value-type="string" calcext:value-type="string">
            <text:p>['A Symmetry Analysis of Design Structure: 1,000 Years of Continuity and Change in Puebloan Ceramic Design', ' Empirical Bayesian Methods for Archaeological Survey Data: An Application from the Mesa Verde Region']</text:p>
          </table:table-cell>
        </table:table-row>
        <table:table-row table:style-name="ro1">
          <table:table-cell office:value-type="string" calcext:value-type="string">
            <text:p>['A Symmetry Analysis of Design Structure: 1,000 Years of Continuity and Change in Puebloan Ceramic Design', ' Empirical Bayesian Methods for Archaeological Survey Data: An Application from the Mesa Verde Region']</text:p>
          </table:table-cell>
        </table:table-row>
        <table:table-row table:style-name="ro1">
          <table:table-cell office:value-type="string" calcext:value-type="string">
            <text:p>['A Symmetry Analysis of Design Structure: 1,000 Years of Continuity and Change in Puebloan Ceramic Design', ' Obsidian Evidence of Interaction and Migration From the Mesa Verde Region, Southwest Colorado']</text:p>
          </table:table-cell>
        </table:table-row>
        <table:table-row table:style-name="ro1">
          <table:table-cell office:value-type="string" calcext:value-type="string">
            <text:p>['A Symmetry Analysis of Design Structure: 1,000 Years of Continuity and Change in Puebloan Ceramic Design', ' Obsidian Evidence of Interaction and Migration From the Mesa Verde Region, Southwest Colorado']</text:p>
          </table:table-cell>
        </table:table-row>
        <table:table-row table:style-name="ro1">
          <table:table-cell office:value-type="string" calcext:value-type="string">
            <text:p>['A Symmetry Analysis of Design Structure: 1,000 Years of Continuity and Change in Puebloan Ceramic Design', ' Obsidian Evidence of Interaction and Migration From the Mesa Verde Region, Southwest Colorado', ' Empirical Bayesian Methods for Archaeological Survey Data: An Application from the Mesa Verde Region']</text:p>
          </table:table-cell>
        </table:table-row>
        <table:table-row table:style-name="ro1">
          <table:table-cell office:value-type="string" calcext:value-type="string">
            <text:p>['A Symmetry Analysis of Design Structure: 1,000 Years of Continuity and Change in Puebloan Ceramic Design', ' Obsidian Evidence of Interaction and Migration From the Mesa Verde Region, Southwest Colorado', ' The Neolithic Demographic Transition in the U.S. Southwest', ' Empirical Bayesian Methods for Archaeological Survey Data: An Application from the Mesa Verde Region']</text:p>
          </table:table-cell>
        </table:table-row>
        <table:table-row table:style-name="ro1">
          <table:table-cell office:value-type="string" calcext:value-type="string">
            <text:p>['A Symmetry Analysis of Design Structure: 1,000 Years of Continuity and Change in Puebloan Ceramic Design', ' The Consequences of Social Processes: Aggregate Populations, Projectile Point Accumulation, and Subsistence Patterns in the American Southwest']</text:p>
          </table:table-cell>
        </table:table-row>
        <table:table-row table:style-name="ro1">
          <table:table-cell office:value-type="string" calcext:value-type="string">
            <text:p>['A Symmetry Analysis of Design Structure: 1,000 Years of Continuity and Change in Puebloan Ceramic Design', ' The Neolithic Demographic Transition in the U.S. Southwest']</text:p>
          </table:table-cell>
        </table:table-row>
        <table:table-row table:style-name="ro1">
          <table:table-cell office:value-type="string" calcext:value-type="string">
            <text:p>['A Symmetry Analysis of Design Structure: 1,000 Years of Continuity and Change in Puebloan Ceramic Design', ' The Neolithic Demographic Transition in the U.S. Southwest']</text:p>
          </table:table-cell>
        </table:table-row>
        <table:table-row table:style-name="ro1">
          <table:table-cell office:value-type="string" calcext:value-type="string">
            <text:p>['A Symmetry Analysis of Design Structure: 1,000 Years of Continuity and Change in Puebloan Ceramic Design', ' The Neolithic Demographic Transition in the U.S. Southwest']</text:p>
          </table:table-cell>
        </table:table-row>
        <table:table-row table:style-name="ro1">
          <table:table-cell office:value-type="string" calcext:value-type="string">
            <text:p>['Accelerator Mass Spectrometry Radiocarbon Dating of Temper in Shell-Tempered Ceramics: Test Cases from Mississippi, Southeastern United States']</text:p>
          </table:table-cell>
        </table:table-row>
        <table:table-row table:style-name="ro1">
          <table:table-cell office:value-type="string" calcext:value-type="string">
            <text:p>['Accelerator Mass Spectrometry Radiocarbon Dating of Temper in Shell-Tempered Ceramics: Test Cases from Mississippi, Southeastern United States']</text:p>
          </table:table-cell>
        </table:table-row>
        <table:table-row table:style-name="ro1">
          <table:table-cell office:value-type="string" calcext:value-type="string">
            <text:p>['Accelerator Mass Spectrometry Radiocarbon Dating of Temper in Shell-Tempered Ceramics: Test Cases from Mississippi, Southeastern United States']</text:p>
          </table:table-cell>
        </table:table-row>
        <table:table-row table:style-name="ro1">
          <table:table-cell office:value-type="string" calcext:value-type="string">
            <text:p>['Accelerator Mass Spectrometry Radiocarbon Dating of Temper in Shell-Tempered Ceramics: Test Cases from Mississippi, Southeastern United States']</text:p>
          </table:table-cell>
        </table:table-row>
        <table:table-row table:style-name="ro1">
          <table:table-cell office:value-type="string" calcext:value-type="string">
            <text:p>['Accelerator Mass Spectrometry Radiocarbon Dating of Temper in Shell-Tempered Ceramics: Test Cases from Mississippi, Southeastern United States']</text:p>
          </table:table-cell>
        </table:table-row>
        <table:table-row table:style-name="ro1">
          <table:table-cell office:value-type="string" calcext:value-type="string">
            <text:p>['Accelerator Mass Spectrometry Radiocarbon Dating of Temper in Shell-Tempered Ceramics: Test Cases from Mississippi, Southeastern United States']</text:p>
          </table:table-cell>
        </table:table-row>
        <table:table-row table:style-name="ro1">
          <table:table-cell office:value-type="string" calcext:value-type="string">
            <text:p>['Accelerator Mass Spectrometry ¹⁴c Dating and the Antiquity of Shell-tempered Ceramics from the Chesapeake Bay and Middle Atlantic']</text:p>
          </table:table-cell>
        </table:table-row>
        <table:table-row table:style-name="ro1">
          <table:table-cell office:value-type="string" calcext:value-type="string">
            <text:p>["Additional Archaeological Investigations of the Propised Fulton Mansion Visitor's Center, Fulton Mansion State Historic (41AS79), Rockport, Aransas County, Texas"]</text:p>
          </table:table-cell>
        </table:table-row>
        <table:table-row table:style-name="ro1">
          <table:table-cell office:value-type="string" calcext:value-type="string">
            <text:p>['Additional Phase II Testing at 41BX323 in Brackenridge Park, San Antonio, Bexar County, Texas']</text:p>
          </table:table-cell>
        </table:table-row>
        <table:table-row table:style-name="ro1">
          <table:table-cell office:value-type="string" calcext:value-type="string">
            <text:p>['An Archaeological Assessment of San Pedro Park, (41BX19) San Antonio, Texas', ' Archaeological Investigations within San Pedro Springs Park (41BX19), San Antonio, Bexar County, Texas', ' Archaeological Survey and Testing in San Pedro Park (41BX19), San Antonio, Texas', ' San Pedro Springs Park Improvements Archaeological Testing and Monitoring at 41BX19, San Antonio, Bexar County, Texas']</text:p>
          </table:table-cell>
        </table:table-row>
        <table:table-row table:style-name="ro1">
          <table:table-cell office:value-type="string" calcext:value-type="string">
            <text:p>['An Archaeological Assessment of the Alazan Acequia (41BX620) in the Five Points Area of San Antonio, Bexar County, Texas']</text:p>
          </table:table-cell>
        </table:table-row>
        <table:table-row table:style-name="ro1">
          <table:table-cell office:value-type="string" calcext:value-type="string">
            <text:p>['An Archaeological Assessment of the Drainage Improvement Area on the Northeast Side of Alamo Hall, and Home of Former Mayor Wilhelm Thielepape (41BX507), San Antonio, Texas']</text:p>
          </table:table-cell>
        </table:table-row>
        <table:table-row table:style-name="ro1">
          <table:table-cell office:value-type="string" calcext:value-type="string">
            <text:p>['An Archaeological Evaluation of Three Prehistoric Sites Upper Cibolo Creek Watershed, Kendall County, Southern Central Texas']</text:p>
          </table:table-cell>
        </table:table-row>
        <table:table-row table:style-name="ro1">
          <table:table-cell office:value-type="string" calcext:value-type="string">
            <text:p>['An Archaeological Evaluation of Three Prehistoric Sites Upper Cibolo Creek Watershed, Kendall County, Southern Central Texas']</text:p>
          </table:table-cell>
        </table:table-row>
        <table:table-row table:style-name="ro1">
          <table:table-cell office:value-type="string" calcext:value-type="string">
            <text:p>['An Archaeological Study of the McPherson Road Extension Project Laredo, Texas']</text:p>
          </table:table-cell>
        </table:table-row>
        <table:table-row table:style-name="ro1">
          <table:table-cell office:value-type="string" calcext:value-type="string">
            <text:p>['An Archaeological Study of the McPherson Road Extension Project Laredo, Texas']</text:p>
          </table:table-cell>
        </table:table-row>
        <table:table-row table:style-name="ro1">
          <table:table-cell office:value-type="string" calcext:value-type="string">
            <text:p>['An Archaeological Study of the McPherson Road Extension Project Laredo, Texas']</text:p>
          </table:table-cell>
        </table:table-row>
        <table:table-row table:style-name="ro1">
          <table:table-cell office:value-type="string" calcext:value-type="string">
            <text:p>['An Archaeological Survey along Leon Creek from Bandera to Babcock Roads, San Antonio, Texas']</text:p>
          </table:table-cell>
        </table:table-row>
        <table:table-row table:style-name="ro1">
          <table:table-cell office:value-type="string" calcext:value-type="string">
            <text:p>['An Archaeological Survey along Leon Creek from Bandera to Babcock Roads, San Antonio, Texas']</text:p>
          </table:table-cell>
        </table:table-row>
        <table:table-row table:style-name="ro1">
          <table:table-cell office:value-type="string" calcext:value-type="string">
            <text:p>['An Archaeological Survey along Leon Creek from Bandera to Babcock Roads, San Antonio, Texas']</text:p>
          </table:table-cell>
        </table:table-row>
        <table:table-row table:style-name="ro1">
          <table:table-cell office:value-type="string" calcext:value-type="string">
            <text:p>['An Archaeological Survey for the Southwest Texas Electric Cooperative in Schleicher and Crockett Counties, Texas']</text:p>
          </table:table-cell>
        </table:table-row>
        <table:table-row table:style-name="ro1">
          <table:table-cell office:value-type="string" calcext:value-type="string">
            <text:p>['An Archaeological Survey for the Southwest Texas Electric Cooperative in Schleicher and Crockett Counties, Texas']</text:p>
          </table:table-cell>
        </table:table-row>
        <table:table-row table:style-name="ro1">
          <table:table-cell office:value-type="string" calcext:value-type="string">
            <text:p>['An Archaeological Survey of 90 Acres at Camp Bowie, Brown County, Texas']</text:p>
          </table:table-cell>
        </table:table-row>
        <table:table-row table:style-name="ro1">
          <table:table-cell office:value-type="string" calcext:value-type="string">
            <text:p>['An Archaeological Survey of 90 Acres at Camp Bowie, Brown County, Texas']</text:p>
          </table:table-cell>
        </table:table-row>
        <table:table-row table:style-name="ro1">
          <table:table-cell office:value-type="string" calcext:value-type="string">
            <text:p>['An Archaeological Survey of 90 Acres at Camp Bowie, Brown County, Texas', ' Archaeological Testing of Four Sites on Camp Bowie, Brown County, Texas']</text:p>
          </table:table-cell>
        </table:table-row>
        <table:table-row table:style-name="ro1">
          <table:table-cell office:value-type="string" calcext:value-type="string">
            <text:p>['An Archaeological Survey of Converse City Park, Bexar County, Texas']</text:p>
          </table:table-cell>
        </table:table-row>
        <table:table-row table:style-name="ro1">
          <table:table-cell office:value-type="string" calcext:value-type="string">
            <text:p>['An Archaeological Survey of Knollcreek Subdivision, Northeast San Antonio, Bexar County, Texas', ' An Archaeological Survey of Knollcreek Subdivision, Northeast San Antonio, Bexar County, Texas']</text:p>
          </table:table-cell>
        </table:table-row>
        <table:table-row table:style-name="ro1">
          <table:table-cell office:value-type="string" calcext:value-type="string">
            <text:p>['An Archaeological Survey of Knollcreek Subdivision, Northeast San Antonio, Bexar County, Texas', ' An Archaeological Survey of Knollcreek Subdivision, Northeast San Antonio, Bexar County, Texas']</text:p>
          </table:table-cell>
        </table:table-row>
        <table:table-row table:style-name="ro1">
          <table:table-cell office:value-type="string" calcext:value-type="string">
            <text:p>['An Archaeological Survey of Power Line Distribution Routes Near Uvalde and Blewett For Rio Grande Electric Cooperative, Inc., Uvalde and Kinney Counties, Texas']</text:p>
          </table:table-cell>
        </table:table-row>
        <table:table-row table:style-name="ro1">
          <table:table-cell office:value-type="string" calcext:value-type="string">
            <text:p>['An Archaeological Survey of Power Line Distribution Routes Near Uvalde and Blewett For Rio Grande Electric Cooperative, Inc., Uvalde and Kinney Counties, Texas']</text:p>
          </table:table-cell>
        </table:table-row>
        <table:table-row table:style-name="ro1">
          <table:table-cell office:value-type="string" calcext:value-type="string">
            <text:p>['An Archaeological Survey of a Proposed Dredge Spoil Site in Nueces County, Texas']</text:p>
          </table:table-cell>
        </table:table-row>
        <table:table-row table:style-name="ro1">
          <table:table-cell office:value-type="string" calcext:value-type="string">
            <text:p>['An Archaeological Survey of a Proposed Water Main in Val Verde County, Texas']</text:p>
          </table:table-cell>
        </table:table-row>
        <table:table-row table:style-name="ro1">
          <table:table-cell office:value-type="string" calcext:value-type="string">
            <text:p>['An Archaeological Survey of the Medio Creek Water Treatment Plant, Bexar County, Texas']</text:p>
          </table:table-cell>
        </table:table-row>
        <table:table-row table:style-name="ro1">
          <table:table-cell office:value-type="string" calcext:value-type="string">
            <text:p>['An Archaeological Survey of the New Braunfels Little League Project, Comal County, Texas']</text:p>
          </table:table-cell>
        </table:table-row>
        <table:table-row table:style-name="ro1">
          <table:table-cell office:value-type="string" calcext:value-type="string">
            <text:p>['An Archaeological Survey of the New Braunfels Little League Project, Comal County, Texas']</text:p>
          </table:table-cell>
        </table:table-row>
        <table:table-row table:style-name="ro1">
          <table:table-cell office:value-type="string" calcext:value-type="string">
            <text:p>['An Archaeological Survey of the Probst and McGriff Leases in Live Oak County, Texas']</text:p>
          </table:table-cell>
        </table:table-row>
        <table:table-row table:style-name="ro1">
          <table:table-cell office:value-type="string" calcext:value-type="string">
            <text:p>['An Archaeological Survey of the Probst and McGriff Leases in Live Oak County, Texas']</text:p>
          </table:table-cell>
        </table:table-row>
        <table:table-row table:style-name="ro1">
          <table:table-cell office:value-type="string" calcext:value-type="string">
            <text:p>['An Archaeological Survey of the Proposed Location of the Bastrop City Wastewater Treatment Plant, Bastrop County, Texas', ' Archaeological Testing at 41BP679, Bastrop County, Texas']</text:p>
          </table:table-cell>
        </table:table-row>
        <table:table-row table:style-name="ro1">
          <table:table-cell office:value-type="string" calcext:value-type="string">
            <text:p>['An Archaeological Survey of the Proposed Retama/Selma Monopole Project']</text:p>
          </table:table-cell>
        </table:table-row>
        <table:table-row table:style-name="ro1">
          <table:table-cell office:value-type="string" calcext:value-type="string">
            <text:p>["An Archaeological Survey of the South Salado Creek Greenway: Rigsby Avenue to Southside Lion's Park East, San Antonio, Bexar County, Texas"]</text:p>
          </table:table-cell>
        </table:table-row>
        <table:table-row table:style-name="ro1">
          <table:table-cell office:value-type="string" calcext:value-type="string">
            <text:p>['An Archaeological and Geomorphological Investigation of Northrup Park, Boerne, Kendall County, Texas']</text:p>
          </table:table-cell>
        </table:table-row>
        <table:table-row table:style-name="ro1">
          <table:table-cell office:value-type="string" calcext:value-type="string">
            <text:p>['An Archaeological and Geomorphological Investigation of Northrup Park, Boerne, Kendall County, Texas']</text:p>
          </table:table-cell>
        </table:table-row>
        <table:table-row table:style-name="ro1">
          <table:table-cell office:value-type="string" calcext:value-type="string">
            <text:p>['An Archaeological and Geomorphological Investigation of Northrup Park, Boerne, Kendall County, Texas']</text:p>
          </table:table-cell>
        </table:table-row>
        <table:table-row table:style-name="ro1">
          <table:table-cell office:value-type="string" calcext:value-type="string">
            <text:p>['An Archaeological and Geomorphological Investigation of Northrup Park, Boerne, Kendall County, Texas']</text:p>
          </table:table-cell>
        </table:table-row>
        <table:table-row table:style-name="ro1">
          <table:table-cell office:value-type="string" calcext:value-type="string">
            <text:p>['An Archaeological and Geomorphological Investigation of Northrup Park, Boerne, Kendall County, Texas']</text:p>
          </table:table-cell>
        </table:table-row>
        <table:table-row table:style-name="ro1">
          <table:table-cell office:value-type="string" calcext:value-type="string">
            <text:p>['An Archaeological and Geomorphological Investigation of Northrup Park, Boerne, Kendall County, Texas']</text:p>
          </table:table-cell>
        </table:table-row>
        <table:table-row table:style-name="ro1">
          <table:table-cell office:value-type="string" calcext:value-type="string">
            <text:p>['An Archaeological and Geomorphological Investigation of Northrup Park, Boerne, Kendall County, Texas']</text:p>
          </table:table-cell>
        </table:table-row>
        <table:table-row table:style-name="ro1">
          <table:table-cell office:value-type="string" calcext:value-type="string">
            <text:p>['An Assessment of Prehistoric Sites 41CP228 and 41CP229 Camp County, Texas']</text:p>
          </table:table-cell>
        </table:table-row>
        <table:table-row table:style-name="ro1">
          <table:table-cell office:value-type="string" calcext:value-type="string">
            <text:p>['An Assessment of Prehistoric Sites 41CP228 and 41CP229 Camp County, Texas']</text:p>
          </table:table-cell>
        </table:table-row>
        <table:table-row table:style-name="ro1">
          <table:table-cell office:value-type="string" calcext:value-type="string">
            <text:p>['An Initial Archaeological Assessment of Area Proposed for Modification at Fort McIntosh, Webb County, Texas']</text:p>
          </table:table-cell>
        </table:table-row>
        <table:table-row table:style-name="ro1">
          <table:table-cell office:value-type="string" calcext:value-type="string">
            <text:p>['An Integrated Geoarchaeology of the Late Woodland Sand Mound']</text:p>
          </table:table-cell>
        </table:table-row>
        <table:table-row table:style-name="ro1">
          <table:table-cell office:value-type="string" calcext:value-type="string">
            <text:p>['An Intensive Pedestrian Archaeological Survey of a 117-acre Park in Kendall County, Texas']</text:p>
          </table:table-cell>
        </table:table-row>
        <table:table-row table:style-name="ro1">
          <table:table-cell office:value-type="string" calcext:value-type="string">
            <text:p>['An Intensive Pedestrian Archaeological Survey of the Salado Creek Greenway, Wetmore Avenue to Eisenhauer Road, San Antonio, Bexar County, Texas Phase II: N. E. Loop 410 to Wetmore Avenue']</text:p>
          </table:table-cell>
        </table:table-row>
        <table:table-row table:style-name="ro1">
          <table:table-cell office:value-type="string" calcext:value-type="string">
            <text:p>['An Intensive Pedestrian Archaeological Survey of the Salado Creek Greenway, Wetmore Avenue to Eisenhauer Road, San Antonio, Bexar County, Texas Phase II: N. E. Loop 410 to Wetmore Avenue']</text:p>
          </table:table-cell>
        </table:table-row>
        <table:table-row table:style-name="ro1">
          <table:table-cell office:value-type="string" calcext:value-type="string">
            <text:p>['An Intensive Pedestrian Archaeological Survey of the Salado Creek Greenway, Wetmore Avenue to Eisenhauer Road, San Antonio, Bexar County, Texas Phase II: N. E. Loop 410 to Wetmore Avenue']</text:p>
          </table:table-cell>
        </table:table-row>
        <table:table-row table:style-name="ro1">
          <table:table-cell office:value-type="string" calcext:value-type="string">
            <text:p>['An Intensive Pedestrian Archaeological Survey of the Salado Creek Greenway, Wetmore Avenue to Eisenhauer Road, San Antonio, Bexar County, Texas Phase II: N. E. Loop 410 to Wetmore Avenue', ' National Register of Historic Places Eligibility Testing of 41BX1764 (The Dos Mujeres Site), Bexar County, Texas']</text:p>
          </table:table-cell>
        </table:table-row>
        <table:table-row table:style-name="ro1">
          <table:table-cell office:value-type="string" calcext:value-type="string">
            <text:p>['Archaeological <text:s/>Investigations at the De Zavala Point for the Proposed Penn-Texas Shoreline Improvement Project, Harris County, Texas']</text:p>
          </table:table-cell>
        </table:table-row>
        <table:table-row table:style-name="ro1">
          <table:table-cell office:value-type="string" calcext:value-type="string">
            <text:p>['Archaeological Assessments for the San Antonio 201 Wastewater Treatment Project: Survey of Five Pipeline Routes and Testing at Site 41BX333']</text:p>
          </table:table-cell>
        </table:table-row>
        <table:table-row table:style-name="ro1">
          <table:table-cell office:value-type="string" calcext:value-type="string">
            <text:p>['Archaeological Data Recovery at Fish Creek Slough Site (41DL436)']</text:p>
          </table:table-cell>
        </table:table-row>
        <table:table-row table:style-name="ro1">
          <table:table-cell office:value-type="string" calcext:value-type="string">
            <text:p>['Archaeological Evaluation of Sandy Mantle Prehistoric and Historic Sites at Camp Swift, Bastrop County, Texas: 2003']</text:p>
          </table:table-cell>
        </table:table-row>
        <table:table-row table:style-name="ro1">
          <table:table-cell office:value-type="string" calcext:value-type="string">
            <text:p>['Archaeological Evaluation of Sandy Mantle Prehistoric and Historic Sites at Camp Swift, Bastrop County, Texas: 2003']</text:p>
          </table:table-cell>
        </table:table-row>
        <table:table-row table:style-name="ro1">
          <table:table-cell office:value-type="string" calcext:value-type="string">
            <text:p>['Archaeological Evaluation of Sandy Mantle Prehistoric and Historic Sites at Camp Swift, Bastrop County, Texas: 2003', ' An Archaeological Inventory of Camp Swift, Bastrop County, Texas']</text:p>
          </table:table-cell>
        </table:table-row>
        <table:table-row table:style-name="ro1">
          <table:table-cell office:value-type="string" calcext:value-type="string">
            <text:p>['Archaeological Inventory of 216 Acres of Martindale Army Aviation Support Facility, San Antonio, Bexar County, Texas']</text:p>
          </table:table-cell>
        </table:table-row>
        <table:table-row table:style-name="ro1">
          <table:table-cell office:value-type="string" calcext:value-type="string">
            <text:p>['Archaeological Investigation of the San Juan Dam, 41BX266, Bexar County, Texas']</text:p>
          </table:table-cell>
        </table:table-row>
        <table:table-row table:style-name="ro1">
          <table:table-cell office:value-type="string" calcext:value-type="string">
            <text:p>['Archaeological Investigation of the Southeast Building Complex, Old Ursuline Academy Campus, 41BX235, San Antonio, Texas', ' 1975 Archaeological Investigations at Old Ursuline Academy San Antonio, Texas']</text:p>
          </table:table-cell>
        </table:table-row>
        <table:table-row table:style-name="ro1">
          <table:table-cell office:value-type="string" calcext:value-type="string">
            <text:p>['Archaeological Investigations at 41LK201 Choke Canyon Reservoir, Southern Texas']</text:p>
          </table:table-cell>
        </table:table-row>
        <table:table-row table:style-name="ro1">
          <table:table-cell office:value-type="string" calcext:value-type="string">
            <text:p>['Archaeological Investigations at Fort Martin Scott (41GL52) in Gillespie County, Texas']</text:p>
          </table:table-cell>
        </table:table-row>
        <table:table-row table:style-name="ro1">
          <table:table-cell office:value-type="string" calcext:value-type="string">
            <text:p>['Archaeological Investigations at Morgan Chapel Cemetery (41BP200), A Historic Cemetery in Bastrop County, Texas']</text:p>
          </table:table-cell>
        </table:table-row>
        <table:table-row table:style-name="ro1">
          <table:table-cell office:value-type="string" calcext:value-type="string">
            <text:p>['Archaeological Investigations at Sites in the Upper Cibolo Creek Watershed, Central Texas']</text:p>
          </table:table-cell>
        </table:table-row>
        <table:table-row table:style-name="ro1">
          <table:table-cell office:value-type="string" calcext:value-type="string">
            <text:p>['Archaeological Investigations at The United States Arsenal Site (41BX622), San Antonio, Texas']</text:p>
          </table:table-cell>
        </table:table-row>
        <table:table-row table:style-name="ro1">
          <table:table-cell office:value-type="string" calcext:value-type="string">
            <text:p>['Archaeological Investigations at a Spanish Colonial Site, (41KA26-B) Karnes County, Texas']</text:p>
          </table:table-cell>
        </table:table-row>
        <table:table-row table:style-name="ro1">
          <table:table-cell office:value-type="string" calcext:value-type="string">
            <text:p>['Archaeological Investigations at sites near Natalia, Medina County, Texas']</text:p>
          </table:table-cell>
        </table:table-row>
        <table:table-row table:style-name="ro1">
          <table:table-cell office:value-type="string" calcext:value-type="string">
            <text:p>['Archaeological Investigations at the Christopher Columbus Italian Society Property and Columbus Park: 41BX1968, the Possible First Site of Mission San Antonio de Valero']</text:p>
          </table:table-cell>
        </table:table-row>
        <table:table-row table:style-name="ro1">
          <table:table-cell office:value-type="string" calcext:value-type="string">
            <text:p>['Archaeological Investigations at the Gresser House (41BX369) San Antonio, Texas']</text:p>
          </table:table-cell>
        </table:table-row>
        <table:table-row table:style-name="ro1">
          <table:table-cell office:value-type="string" calcext:value-type="string">
            <text:p>['Archaeological Investigations at the Ice House Site, 41HY161: Early Archaic Technology, Subsistence, and Settlement Along the Balcones Escarpment, Hays County, Texas', ' Archaeological Testing at the Headwaters of the San Marcos River: Southwest Texas State University Raw Water Supply Project']</text:p>
          </table:table-cell>
        </table:table-row>
        <table:table-row table:style-name="ro1">
          <table:table-cell office:value-type="string" calcext:value-type="string">
            <text:p>['Archaeological Investigations at the Landa Park Golf Course, New Braunfels, Texas']</text:p>
          </table:table-cell>
        </table:table-row>
        <table:table-row table:style-name="ro1">
          <table:table-cell office:value-type="string" calcext:value-type="string">
            <text:p>['Archaeological Investigations at the Levi Jordan Plantation State Historic Site, Brazoria County, Texas']</text:p>
          </table:table-cell>
        </table:table-row>
        <table:table-row table:style-name="ro1">
          <table:table-cell office:value-type="string" calcext:value-type="string">
            <text:p>['Archaeological Investigations at the Mayer House (41BX326) San Antonio, Texas']</text:p>
          </table:table-cell>
        </table:table-row>
        <table:table-row table:style-name="ro1">
          <table:table-cell office:value-type="string" calcext:value-type="string">
            <text:p>['Archaeological Investigations at the Ruiz Family Property (41BX795), San Antonio, Texas']</text:p>
          </table:table-cell>
        </table:table-row>
        <table:table-row table:style-name="ro1">
          <table:table-cell office:value-type="string" calcext:value-type="string">
            <text:p>['Archaeological Investigations for the Canyon Hydroelectric Project, Comal County, Texas']</text:p>
          </table:table-cell>
        </table:table-row>
        <table:table-row table:style-name="ro1">
          <table:table-cell office:value-type="string" calcext:value-type="string">
            <text:p>['Archaeological Investigations for the Canyon Hydroelectric Project, Comal County, Texas']</text:p>
          </table:table-cell>
        </table:table-row>
        <table:table-row table:style-name="ro1">
          <table:table-cell office:value-type="string" calcext:value-type="string">
            <text:p>['Archaeological Investigations for the Canyon Hydroelectric Project, Comal County, Texas']</text:p>
          </table:table-cell>
        </table:table-row>
        <table:table-row table:style-name="ro1">
          <table:table-cell office:value-type="string" calcext:value-type="string">
            <text:p>['Archaeological Investigations for the Canyon Hydroelectric Project, Comal County, Texas']</text:p>
          </table:table-cell>
        </table:table-row>
        <table:table-row table:style-name="ro1">
          <table:table-cell office:value-type="string" calcext:value-type="string">
            <text:p>['Archaeological Investigations for the Canyon Hydroelectric Project, Comal County, Texas']</text:p>
          </table:table-cell>
        </table:table-row>
        <table:table-row table:style-name="ro1">
          <table:table-cell office:value-type="string" calcext:value-type="string">
            <text:p>['Archaeological Investigations in the Courtyard of Mission Nuestra Señora de la Purisima Concepción Acuña (41BX12)', ' Archaeological Investigations at Mission Concepción and Mission Parkway', ' Archaeological Investigations at Mission Concepcion, Fall of 1986', ' Archaeological Investigations at Four San Antonio Missions: Mission Trails Underground Conversion Project', ' Archaeological Testing in the Mission Concepción Courtyard (41BX12), San Antonio, Texas', ' Test Excavations at Mission Concepcion Courtyard, San Antonio, Bexar County, Texas', ' Archaeological Investigations at Mission Concepción and Mission Parkway']</text:p>
          </table:table-cell>
        </table:table-row>
        <table:table-row table:style-name="ro1">
          <table:table-cell office:value-type="string" calcext:value-type="string">
            <text:p>['Archaeological Investigations of Areas Slated for Expansion at Fort Sam Houston National Cemetery, San Antonio, Texas', ' Archaeological Survey of the Proposed Medina River Park, Bexar County, Texas', ' Archaeological Investigations of Areas Slated for Expansion at Fort Sam Houston National Cemetery, San Antonio, Texas']</text:p>
          </table:table-cell>
        </table:table-row>
        <table:table-row table:style-name="ro1">
          <table:table-cell office:value-type="string" calcext:value-type="string">
            <text:p>['Archaeological Investigations of a Shell Midden (41HR39) at De Zavala Point, Harris County, Texas']</text:p>
          </table:table-cell>
        </table:table-row>
        <table:table-row table:style-name="ro1">
          <table:table-cell office:value-type="string" calcext:value-type="string">
            <text:p>['Archaeological Investigations of the City of San Antonio Nursery and San Antonio Zoo Eagle Railroad Tract Realignment Project, Bexar County, Texas']</text:p>
          </table:table-cell>
        </table:table-row>
        <table:table-row table:style-name="ro1">
          <table:table-cell office:value-type="string" calcext:value-type="string">
            <text:p>['Archaeological Investigations of the Proposed Convention Center and City Hall Project Area in Downtown Bastrop, Bastrop County, Texas']</text:p>
          </table:table-cell>
        </table:table-row>
        <table:table-row table:style-name="ro1">
          <table:table-cell office:value-type="string" calcext:value-type="string">
            <text:p>['Archaeological Investigations of the Proposed Convention Center and City Hall Project Area in Downtown Bastrop, Bastrop County, Texas']</text:p>
          </table:table-cell>
        </table:table-row>
        <table:table-row table:style-name="ro1">
          <table:table-cell office:value-type="string" calcext:value-type="string">
            <text:p>['Archaeological Mitigation at 41BX300, Salado Creek Watershed, South-Central Texas']</text:p>
          </table:table-cell>
        </table:table-row>
        <table:table-row table:style-name="ro1">
          <table:table-cell office:value-type="string" calcext:value-type="string">
            <text:p>['Archaeological Monitoring and Testing at the Catalpa-Pershing Storm Drainage Project in San Antonio, Texas']</text:p>
          </table:table-cell>
        </table:table-row>
        <table:table-row table:style-name="ro1">
          <table:table-cell office:value-type="string" calcext:value-type="string">
            <text:p>['Archaeological Monitoring at Three Prehistoric Locales in Zapata County, Texas']</text:p>
          </table:table-cell>
        </table:table-row>
        <table:table-row table:style-name="ro1">
          <table:table-cell office:value-type="string" calcext:value-type="string">
            <text:p>['Archaeological Monitoring at Three Prehistoric Locales in Zapata County, Texas']</text:p>
          </table:table-cell>
        </table:table-row>
        <table:table-row table:style-name="ro1">
          <table:table-cell office:value-type="string" calcext:value-type="string">
            <text:p>['Archaeological Monitoring of a Parking Lot Construction Project in New Braunfels, Comal County, Texas', ' Archaeological Testing at Two Well Locations in New Braunfels, Comal County, Texas']</text:p>
          </table:table-cell>
        </table:table-row>
        <table:table-row table:style-name="ro1">
          <table:table-cell office:value-type="string" calcext:value-type="string">
            <text:p>['Archaeological Monitoring of a Sidewalk Construction Project in Landa Park, New Braunfels, Comal County, Texas']</text:p>
          </table:table-cell>
        </table:table-row>
        <table:table-row table:style-name="ro1">
          <table:table-cell office:value-type="string" calcext:value-type="string">
            <text:p>['Archaeological Monitoring of the San Jose Acequia (41BX267), Wastewater Facilities Improvements Program, San Antonio, Texas']</text:p>
          </table:table-cell>
        </table:table-row>
        <table:table-row table:style-name="ro1">
          <table:table-cell office:value-type="string" calcext:value-type="string">
            <text:p>['Archaeological Monitoring of the Urban Reach Section of the San Antonio River Improvement Project:Archaeological Monitoring of the Urban Reach Section of the San Antonio River Improvement Pr...']</text:p>
          </table:table-cell>
        </table:table-row>
        <table:table-row table:style-name="ro1">
          <table:table-cell office:value-type="string" calcext:value-type="string">
            <text:p>['Archaeological Monitoring of the Urban Reach Section of the San Antonio River Improvement Project:Archaeological Monitoring of the Urban Reach Section of the San Antonio River Improvement Pr...']</text:p>
          </table:table-cell>
        </table:table-row>
        <table:table-row table:style-name="ro1">
          <table:table-cell office:value-type="string" calcext:value-type="string">
            <text:p>['Archaeological Pedestrian Survey and NRHP Eligibility Testing of 41WB414 for the Killam Lake Wetlands Area on Chacon Creek, Webb County, Texas']</text:p>
          </table:table-cell>
        </table:table-row>
        <table:table-row table:style-name="ro1">
          <table:table-cell office:value-type="string" calcext:value-type="string">
            <text:p>['Archaeological Pedestrian Survey and NRHP Eligibility Testing of 41WB414 for the Killam Lake Wetlands Area on Chacon Creek, Webb County, Texas']</text:p>
          </table:table-cell>
        </table:table-row>
        <table:table-row table:style-name="ro1">
          <table:table-cell office:value-type="string" calcext:value-type="string">
            <text:p>['Archaeological Reconnaissance and Survey of the Northeast Lakeview College Campus, Live Oak, Bexar County, Texas']</text:p>
          </table:table-cell>
        </table:table-row>
        <table:table-row table:style-name="ro1">
          <table:table-cell office:value-type="string" calcext:value-type="string">
            <text:p>['Archaeological Reconnaissance and Survey of the Northeast Lakeview College Campus, Live Oak, Bexar County, Texas']</text:p>
          </table:table-cell>
        </table:table-row>
        <table:table-row table:style-name="ro1">
          <table:table-cell office:value-type="string" calcext:value-type="string">
            <text:p>['Archaeological Reconnaissance and Survey of the Northeast Lakeview College Campus, Live Oak, Bexar County, Texas']</text:p>
          </table:table-cell>
        </table:table-row>
        <table:table-row table:style-name="ro1">
          <table:table-cell office:value-type="string" calcext:value-type="string">
            <text:p>['Archaeological Reconnaissance and Survey of the Northeast Lakeview College Campus, Live Oak, Bexar County, Texas']</text:p>
          </table:table-cell>
        </table:table-row>
        <table:table-row table:style-name="ro1">
          <table:table-cell office:value-type="string" calcext:value-type="string">
            <text:p>['Archaeological Salvage Research at 41BX901, a Prehistoric Quarry in Bexar County, Texas']</text:p>
          </table:table-cell>
        </table:table-row>
        <table:table-row table:style-name="ro1">
          <table:table-cell office:value-type="string" calcext:value-type="string">
            <text:p>['Archaeological Salvage Research at 41BX901, a Prehistoric Quarry in Bexar County, Texas']</text:p>
          </table:table-cell>
        </table:table-row>
        <table:table-row table:style-name="ro1">
          <table:table-cell office:value-type="string" calcext:value-type="string">
            <text:p>['Archaeological Salvage Research at 41BX901, a Prehistoric Quarry in Bexar County, Texas']</text:p>
          </table:table-cell>
        </table:table-row>
        <table:table-row table:style-name="ro1">
          <table:table-cell office:value-type="string" calcext:value-type="string">
            <text:p>['Archaeological Studies at the CPS Butler Lignite Prospect, Bastrop and Lee Counties, Texas, 1983']</text:p>
          </table:table-cell>
        </table:table-row>
        <table:table-row table:style-name="ro1">
          <table:table-cell office:value-type="string" calcext:value-type="string">
            <text:p>["Archaeological Studies for the San Antonio Channel Improvement Project, including Investigations at Guenther's Upper Mill (41BX342)", " Archaeological Studies for the San Antonio Channel Improvement Project, Including Investigations at Guenther's Upper Mill (41BX342)"]</text:p>
          </table:table-cell>
        </table:table-row>
        <table:table-row table:style-name="ro1">
          <table:table-cell office:value-type="string" calcext:value-type="string">
            <text:p>['Archaeological Survey and Archival Research of the Naegelin Tract (41BX1600) in San Antonio, Bexar County, Texas']</text:p>
          </table:table-cell>
        </table:table-row>
        <table:table-row table:style-name="ro1">
          <table:table-cell office:value-type="string" calcext:value-type="string">
            <text:p>['Archaeological Survey and Backhoe Testing for Flume No. 3 Right-of-Way at Coleto Creek Reservoir, Goliad County, Texas']</text:p>
          </table:table-cell>
        </table:table-row>
        <table:table-row table:style-name="ro1">
          <table:table-cell office:value-type="string" calcext:value-type="string">
            <text:p>['Archaeological Survey and Backhoe Testing for Flume No. 3 Right-of-Way at Coleto Creek Reservoir, Goliad County, Texas']</text:p>
          </table:table-cell>
        </table:table-row>
        <table:table-row table:style-name="ro1">
          <table:table-cell office:value-type="string" calcext:value-type="string">
            <text:p>['Archaeological Survey and Testing at The City of Live Oak Park, Bexar County, Texas']</text:p>
          </table:table-cell>
        </table:table-row>
        <table:table-row table:style-name="ro1">
          <table:table-cell office:value-type="string" calcext:value-type="string">
            <text:p>["Archaeological Survey and Testing: Castroville's County Village, Unit One, Medina County, Texas"]</text:p>
          </table:table-cell>
        </table:table-row>
        <table:table-row table:style-name="ro1">
          <table:table-cell office:value-type="string" calcext:value-type="string">
            <text:p>['Archaeological Survey at Rancho de las Cabras, San Antonio Missions National Historic Park, 41WN30, Wilson County, Texas']</text:p>
          </table:table-cell>
        </table:table-row>
        <table:table-row table:style-name="ro1">
          <table:table-cell office:value-type="string" calcext:value-type="string">
            <text:p>['Archaeological Survey at Rancho de las Cabras, San Antonio Missions National Historic Park, 41WN30, Wilson County, Texas']</text:p>
          </table:table-cell>
        </table:table-row>
        <table:table-row table:style-name="ro1">
          <table:table-cell office:value-type="string" calcext:value-type="string">
            <text:p>['Archaeological Survey at Rancho de las Cabras, San Antonio Missions National Historic Park, 41WN30, Wilson County, Texas']</text:p>
          </table:table-cell>
        </table:table-row>
        <table:table-row table:style-name="ro1">
          <table:table-cell office:value-type="string" calcext:value-type="string">
            <text:p>['Archaeological Survey at Rancho de las Cabras, San Antonio Missions National Historic Park, 41WN30, Wilson County, Texas']</text:p>
          </table:table-cell>
        </table:table-row>
        <table:table-row table:style-name="ro1">
          <table:table-cell office:value-type="string" calcext:value-type="string">
            <text:p>['Archaeological Survey for Proposed Landfill Expansion (Phase I), City of Del Rio, Val Verde County, Texas', ' Archaeological Testing for a Proposed Landfill Expansion (Phase II) City of Del Rio, Val Verde County, Texas']</text:p>
          </table:table-cell>
        </table:table-row>
        <table:table-row table:style-name="ro1">
          <table:table-cell office:value-type="string" calcext:value-type="string">
            <text:p>['Archaeological Survey for the Planned First Responders Academy, Bexar County, Texas']</text:p>
          </table:table-cell>
        </table:table-row>
        <table:table-row table:style-name="ro1">
          <table:table-cell office:value-type="string" calcext:value-type="string">
            <text:p>['Archaeological Survey for the Planned First Responders Academy, Bexar County, Texas']</text:p>
          </table:table-cell>
        </table:table-row>
        <table:table-row table:style-name="ro1">
          <table:table-cell office:value-type="string" calcext:value-type="string">
            <text:p>['Archaeological Survey for the Proposed Seton Home Campus Expansion, City of San Antonio, Bexar County, Texas', " Archaeological Survey for the Proposed St. Peter-St. Joseph Children's Home Expansion, City of San Antonio, Bexar County, Texas"]</text:p>
          </table:table-cell>
        </table:table-row>
        <table:table-row table:style-name="ro1">
          <table:table-cell office:value-type="string" calcext:value-type="string">
            <text:p>['Archaeological Survey of Bandera City Park, Bandera County, Texas']</text:p>
          </table:table-cell>
        </table:table-row>
        <table:table-row table:style-name="ro1">
          <table:table-cell office:value-type="string" calcext:value-type="string">
            <text:p>['Archaeological Survey of Huntsville State Park and Excavations in 41WA47 Walker County, Texas']</text:p>
          </table:table-cell>
        </table:table-row>
        <table:table-row table:style-name="ro1">
          <table:table-cell office:value-type="string" calcext:value-type="string">
            <text:p>['Archaeological Survey of Huntsville State Park and Excavations in 41WA47 Walker County, Texas']</text:p>
          </table:table-cell>
        </table:table-row>
        <table:table-row table:style-name="ro1">
          <table:table-cell office:value-type="string" calcext:value-type="string">
            <text:p>['Archaeological Survey of Huntsville State Park and Excavations in 41WA47 Walker County, Texas']</text:p>
          </table:table-cell>
        </table:table-row>
        <table:table-row table:style-name="ro1">
          <table:table-cell office:value-type="string" calcext:value-type="string">
            <text:p>['Archaeological Survey of Huntsville State Park and Excavations in 41WA47 Walker County, Texas']</text:p>
          </table:table-cell>
        </table:table-row>
        <table:table-row table:style-name="ro1">
          <table:table-cell office:value-type="string" calcext:value-type="string">
            <text:p>['Archaeological Survey of Huntsville State Park and Excavations in 41WA47 Walker County, Texas']</text:p>
          </table:table-cell>
        </table:table-row>
        <table:table-row table:style-name="ro1">
          <table:table-cell office:value-type="string" calcext:value-type="string">
            <text:p>['Archaeological Survey of Power Line Routes in Kerr and Kendall Counties, Texas, for the Bandera Electric Cooperative, Inc.']</text:p>
          </table:table-cell>
        </table:table-row>
        <table:table-row table:style-name="ro1">
          <table:table-cell office:value-type="string" calcext:value-type="string">
            <text:p>['Archaeological Survey of Southwest Block and Selected Roads and Firebreaks at Camp Maxey, Lamar County, Texas']</text:p>
          </table:table-cell>
        </table:table-row>
        <table:table-row table:style-name="ro1">
          <table:table-cell office:value-type="string" calcext:value-type="string">
            <text:p>['Archaeological Survey of Southwest Block and Selected Roads and Firebreaks at Camp Maxey, Lamar County, Texas']</text:p>
          </table:table-cell>
        </table:table-row>
        <table:table-row table:style-name="ro1">
          <table:table-cell office:value-type="string" calcext:value-type="string">
            <text:p>['Archaeological Survey of Southwest Block and Selected Roads and Firebreaks at Camp Maxey, Lamar County, Texas']</text:p>
          </table:table-cell>
        </table:table-row>
        <table:table-row table:style-name="ro1">
          <table:table-cell office:value-type="string" calcext:value-type="string">
            <text:p>['Archaeological Survey of Southwest Block and Selected Roads and Firebreaks at Camp Maxey, Lamar County, Texas']</text:p>
          </table:table-cell>
        </table:table-row>
        <table:table-row table:style-name="ro1">
          <table:table-cell office:value-type="string" calcext:value-type="string">
            <text:p>['Archaeological Survey of Southwest Block and Selected Roads and Firebreaks at Camp Maxey, Lamar County, Texas']</text:p>
          </table:table-cell>
        </table:table-row>
        <table:table-row table:style-name="ro1">
          <table:table-cell office:value-type="string" calcext:value-type="string">
            <text:p>['Archaeological Survey of Southwest Block and Selected Roads and Firebreaks at Camp Maxey, Lamar County, Texas']</text:p>
          </table:table-cell>
        </table:table-row>
        <table:table-row table:style-name="ro1">
          <table:table-cell office:value-type="string" calcext:value-type="string">
            <text:p>['Archaeological Survey of Southwest Block and Selected Roads and Firebreaks at Camp Maxey, Lamar County, Texas']</text:p>
          </table:table-cell>
        </table:table-row>
        <table:table-row table:style-name="ro1">
          <table:table-cell office:value-type="string" calcext:value-type="string">
            <text:p>['Archaeological Survey of Southwest Block and Selected Roads and Firebreaks at Camp Maxey, Lamar County, Texas']</text:p>
          </table:table-cell>
        </table:table-row>
        <table:table-row table:style-name="ro1">
          <table:table-cell office:value-type="string" calcext:value-type="string">
            <text:p>['Archaeological Survey of Southwest Block and Selected Roads and Firebreaks at Camp Maxey, Lamar County, Texas']</text:p>
          </table:table-cell>
        </table:table-row>
        <table:table-row table:style-name="ro1">
          <table:table-cell office:value-type="string" calcext:value-type="string">
            <text:p>['Archaeological Survey of Southwest Block and Selected Roads and Firebreaks at Camp Maxey, Lamar County, Texas']</text:p>
          </table:table-cell>
        </table:table-row>
        <table:table-row table:style-name="ro1">
          <table:table-cell office:value-type="string" calcext:value-type="string">
            <text:p>['Archaeological Survey of Southwest Block and Selected Roads and Firebreaks at Camp Maxey, Lamar County, Texas']</text:p>
          </table:table-cell>
        </table:table-row>
        <table:table-row table:style-name="ro1">
          <table:table-cell office:value-type="string" calcext:value-type="string">
            <text:p>['Archaeological Survey of Southwest Block and Selected Roads and Firebreaks at Camp Maxey, Lamar County, Texas']</text:p>
          </table:table-cell>
        </table:table-row>
        <table:table-row table:style-name="ro1">
          <table:table-cell office:value-type="string" calcext:value-type="string">
            <text:p>['Archaeological Survey of Southwest Block and Selected Roads and Firebreaks at Camp Maxey, Lamar County, Texas']</text:p>
          </table:table-cell>
        </table:table-row>
        <table:table-row table:style-name="ro1">
          <table:table-cell office:value-type="string" calcext:value-type="string">
            <text:p>['Archaeological Survey of Southwest Block and Selected Roads and Firebreaks at Camp Maxey, Lamar County, Texas']</text:p>
          </table:table-cell>
        </table:table-row>
        <table:table-row table:style-name="ro1">
          <table:table-cell office:value-type="string" calcext:value-type="string">
            <text:p>['Archaeological Survey of Southwest Block and Selected Roads and Firebreaks at Camp Maxey, Lamar County, Texas']</text:p>
          </table:table-cell>
        </table:table-row>
        <table:table-row table:style-name="ro1">
          <table:table-cell office:value-type="string" calcext:value-type="string">
            <text:p>['Archaeological Survey of Southwest Block and Selected Roads and Firebreaks at Camp Maxey, Lamar County, Texas']</text:p>
          </table:table-cell>
        </table:table-row>
        <table:table-row table:style-name="ro1">
          <table:table-cell office:value-type="string" calcext:value-type="string">
            <text:p>['Archaeological Survey of Southwest Block and Selected Roads and Firebreaks at Camp Maxey, Lamar County, Texas']</text:p>
          </table:table-cell>
        </table:table-row>
        <table:table-row table:style-name="ro1">
          <table:table-cell office:value-type="string" calcext:value-type="string">
            <text:p>['Archaeological Survey of Southwest Block and Selected Roads and Firebreaks at Camp Maxey, Lamar County, Texas']</text:p>
          </table:table-cell>
        </table:table-row>
        <table:table-row table:style-name="ro1">
          <table:table-cell office:value-type="string" calcext:value-type="string">
            <text:p>['Archaeological Survey of Southwest Block and Selected Roads and Firebreaks at Camp Maxey, Lamar County, Texas']</text:p>
          </table:table-cell>
        </table:table-row>
        <table:table-row table:style-name="ro1">
          <table:table-cell office:value-type="string" calcext:value-type="string">
            <text:p>['Archaeological Survey of Southwest Block and Selected Roads and Firebreaks at Camp Maxey, Lamar County, Texas']</text:p>
          </table:table-cell>
        </table:table-row>
        <table:table-row table:style-name="ro1">
          <table:table-cell office:value-type="string" calcext:value-type="string">
            <text:p>['Archaeological Survey of Southwest Block and Selected Roads and Firebreaks at Camp Maxey, Lamar County, Texas', ' Camp Maxey III Archaeological Testing of 23 Prehistoric Sites, Lamar County, Texas']</text:p>
          </table:table-cell>
        </table:table-row>
        <table:table-row table:style-name="ro1">
          <table:table-cell office:value-type="string" calcext:value-type="string">
            <text:p>['Archaeological Survey of Southwest Block and Selected Roads and Firebreaks at Camp Maxey, Lamar County, Texas', ' Camp Maxey III Archaeological Testing of 23 Prehistoric Sites, Lamar County, Texas']</text:p>
          </table:table-cell>
        </table:table-row>
        <table:table-row table:style-name="ro1">
          <table:table-cell office:value-type="string" calcext:value-type="string">
            <text:p>['Archaeological Survey of Southwest Block and Selected Roads and Firebreaks at Camp Maxey, Lamar County, Texas', ' Camp Maxey III Archaeological Testing of 23 Prehistoric Sites, Lamar County, Texas']</text:p>
          </table:table-cell>
        </table:table-row>
        <table:table-row table:style-name="ro1">
          <table:table-cell office:value-type="string" calcext:value-type="string">
            <text:p>['Archaeological Survey of Southwest Block and Selected Roads and Firebreaks at Camp Maxey, Lamar County, Texas', ' Camp Maxey III Archaeological Testing of 23 Prehistoric Sites, Lamar County, Texas']</text:p>
          </table:table-cell>
        </table:table-row>
        <table:table-row table:style-name="ro1">
          <table:table-cell office:value-type="string" calcext:value-type="string">
            <text:p>['Archaeological Survey of Southwest Block and Selected Roads and Firebreaks at Camp Maxey, Lamar County, Texas', ' Camp Maxey III Archaeological Testing of 23 Prehistoric Sites, Lamar County, Texas']</text:p>
          </table:table-cell>
        </table:table-row>
        <table:table-row table:style-name="ro1">
          <table:table-cell office:value-type="string" calcext:value-type="string">
            <text:p>['Archaeological Survey of Three Land Parcels and Shovel Testing of Four Sites at Camp Bowie, Brown County, Texas']</text:p>
          </table:table-cell>
        </table:table-row>
        <table:table-row table:style-name="ro1">
          <table:table-cell office:value-type="string" calcext:value-type="string">
            <text:p>['Archaeological Survey of Three Land Parcels and Shovel Testing of Four Sites at Camp Bowie, Brown County, Texas']</text:p>
          </table:table-cell>
        </table:table-row>
        <table:table-row table:style-name="ro1">
          <table:table-cell office:value-type="string" calcext:value-type="string">
            <text:p>['Archaeological Survey of Three Land Parcels and Shovel Testing of Four Sites at Camp Bowie, Brown County, Texas']</text:p>
          </table:table-cell>
        </table:table-row>
        <table:table-row table:style-name="ro1">
          <table:table-cell office:value-type="string" calcext:value-type="string">
            <text:p>['Archaeological Survey of Three Land Parcels and Shovel Testing of Four Sites at Camp Bowie, Brown County, Texas']</text:p>
          </table:table-cell>
        </table:table-row>
        <table:table-row table:style-name="ro1">
          <table:table-cell office:value-type="string" calcext:value-type="string">
            <text:p>['Archaeological Survey of Three Land Parcels and Shovel Testing of Four Sites at Camp Bowie, Brown County, Texas', ' Archaeological Testing of Four Sites on Camp Bowie, Brown County, Texas']</text:p>
          </table:table-cell>
        </table:table-row>
        <table:table-row table:style-name="ro1">
          <table:table-cell office:value-type="string" calcext:value-type="string">
            <text:p>['Archaeological Survey of Three Land Parcels and Shovel Testing of Four Sites at Camp Bowie, Brown County, Texas', ' Archaeological Testing of Four Sites on Camp Bowie, Brown County, Texas']</text:p>
          </table:table-cell>
        </table:table-row>
        <table:table-row table:style-name="ro1">
          <table:table-cell office:value-type="string" calcext:value-type="string">
            <text:p>['Archaeological Survey of Upper Leon Creek Terraces, Bexar County, Texas']</text:p>
          </table:table-cell>
        </table:table-row>
        <table:table-row table:style-name="ro1">
          <table:table-cell office:value-type="string" calcext:value-type="string">
            <text:p>['Archaeological Survey of a Portion of the Proposed Castroville Regional Park Improvement and Expansion, City of Castroville, Medina County, Texas']</text:p>
          </table:table-cell>
        </table:table-row>
        <table:table-row table:style-name="ro1">
          <table:table-cell office:value-type="string" calcext:value-type="string">
            <text:p>['Archaeological Survey of the CPS Butler Lignite Prospect, Bastrop and Lee Counties, Texas, 1984']</text:p>
          </table:table-cell>
        </table:table-row>
        <table:table-row table:style-name="ro1">
          <table:table-cell office:value-type="string" calcext:value-type="string">
            <text:p>['Archaeological Survey of the CPS Butler Lignite Prospect, Bastrop and Lee Counties, Texas, 1984']</text:p>
          </table:table-cell>
        </table:table-row>
        <table:table-row table:style-name="ro1">
          <table:table-cell office:value-type="string" calcext:value-type="string">
            <text:p>['Archaeological Survey of the CPS Butler Lignite Prospect, Bastrop and Lee Counties, Texas, 1984']</text:p>
          </table:table-cell>
        </table:table-row>
        <table:table-row table:style-name="ro1">
          <table:table-cell office:value-type="string" calcext:value-type="string">
            <text:p>['Archaeological Survey of the CPS Butler Lignite Prospect, Bastrop and Lee Counties, Texas, 1984']</text:p>
          </table:table-cell>
        </table:table-row>
        <table:table-row table:style-name="ro1">
          <table:table-cell office:value-type="string" calcext:value-type="string">
            <text:p>['Archaeological Survey of the CPS Butler Lignite Prospect, Bastrop and Lee Counties, Texas, 1984']</text:p>
          </table:table-cell>
        </table:table-row>
        <table:table-row table:style-name="ro1">
          <table:table-cell office:value-type="string" calcext:value-type="string">
            <text:p>['Archaeological Survey of the CPS Butler Lignite Prospect, Bastrop and Lee Counties, Texas, 1984']</text:p>
          </table:table-cell>
        </table:table-row>
        <table:table-row table:style-name="ro1">
          <table:table-cell office:value-type="string" calcext:value-type="string">
            <text:p>['Archaeological Survey of the CPS Butler Lignite Prospect, Bastrop and Lee Counties, Texas, 1984']</text:p>
          </table:table-cell>
        </table:table-row>
        <table:table-row table:style-name="ro1">
          <table:table-cell office:value-type="string" calcext:value-type="string">
            <text:p>['Archaeological Survey of the CPS Butler Lignite Prospect, Bastrop and Lee Counties, Texas, 1984']</text:p>
          </table:table-cell>
        </table:table-row>
        <table:table-row table:style-name="ro1">
          <table:table-cell office:value-type="string" calcext:value-type="string">
            <text:p>['Archaeological Survey of the CPS Butler Lignite Prospect, Bastrop and Lee Counties, Texas, 1984']</text:p>
          </table:table-cell>
        </table:table-row>
        <table:table-row table:style-name="ro1">
          <table:table-cell office:value-type="string" calcext:value-type="string">
            <text:p>['Archaeological Survey of the CPS Butler Lignite Prospect, Bastrop and Lee Counties, Texas, 1984']</text:p>
          </table:table-cell>
        </table:table-row>
        <table:table-row table:style-name="ro1">
          <table:table-cell office:value-type="string" calcext:value-type="string">
            <text:p>['Archaeological Survey of the CPS Butler Lignite Prospect, Bastrop and Lee Counties, Texas, 1984']</text:p>
          </table:table-cell>
        </table:table-row>
        <table:table-row table:style-name="ro1">
          <table:table-cell office:value-type="string" calcext:value-type="string">
            <text:p>['Archaeological Survey of the CPS Butler Lignite Prospect, Bastrop and Lee Counties, Texas, 1984']</text:p>
          </table:table-cell>
        </table:table-row>
        <table:table-row table:style-name="ro1">
          <table:table-cell office:value-type="string" calcext:value-type="string">
            <text:p>['Archaeological Survey of the CPS Butler Lignite Prospect, Bastrop and Lee Counties, Texas, 1984']</text:p>
          </table:table-cell>
        </table:table-row>
        <table:table-row table:style-name="ro1">
          <table:table-cell office:value-type="string" calcext:value-type="string">
            <text:p>['Archaeological Survey of the Covel Gardens Landfill Area in San Antonio, Bexar County, Texas']</text:p>
          </table:table-cell>
        </table:table-row>
        <table:table-row table:style-name="ro1">
          <table:table-cell office:value-type="string" calcext:value-type="string">
            <text:p>['Archaeological Survey of the Crystal City Municipal Landfill Extension, Zavala County, Texas']</text:p>
          </table:table-cell>
        </table:table-row>
        <table:table-row table:style-name="ro1">
          <table:table-cell office:value-type="string" calcext:value-type="string">
            <text:p>['Archaeological Survey of the North Salado Greenway Belt, San Antonio, Bexar County, Texas']</text:p>
          </table:table-cell>
        </table:table-row>
        <table:table-row table:style-name="ro1">
          <table:table-cell office:value-type="string" calcext:value-type="string">
            <text:p>['Archaeological Survey of the North Salado Greenway Belt, San Antonio, Bexar County, Texas']</text:p>
          </table:table-cell>
        </table:table-row>
        <table:table-row table:style-name="ro1">
          <table:table-cell office:value-type="string" calcext:value-type="string">
            <text:p>['Archaeological Survey of the Paloma Subdivision, Bexar County, Texas']</text:p>
          </table:table-cell>
        </table:table-row>
        <table:table-row table:style-name="ro1">
          <table:table-cell office:value-type="string" calcext:value-type="string">
            <text:p>['Archaeological Survey of the Paloma Subdivision, Bexar County, Texas']</text:p>
          </table:table-cell>
        </table:table-row>
        <table:table-row table:style-name="ro1">
          <table:table-cell office:value-type="string" calcext:value-type="string">
            <text:p>['Archaeological Survey of the Paloma Subdivision, Bexar County, Texas']</text:p>
          </table:table-cell>
        </table:table-row>
        <table:table-row table:style-name="ro1">
          <table:table-cell office:value-type="string" calcext:value-type="string">
            <text:p>['Archaeological Survey of the Paloma Subdivision, Bexar County, Texas']</text:p>
          </table:table-cell>
        </table:table-row>
        <table:table-row table:style-name="ro1">
          <table:table-cell office:value-type="string" calcext:value-type="string">
            <text:p>['Archaeological Survey of the Proposed Lorence Creek Greenbelt, City of San Antonio, Bexar County, Texas']</text:p>
          </table:table-cell>
        </table:table-row>
        <table:table-row table:style-name="ro1">
          <table:table-cell office:value-type="string" calcext:value-type="string">
            <text:p>['Archaeological Survey of the Proposed Medina River Park, Bexar County, Texas']</text:p>
          </table:table-cell>
        </table:table-row>
        <table:table-row table:style-name="ro1">
          <table:table-cell office:value-type="string" calcext:value-type="string">
            <text:p>['Archaeological Survey of the Proposed Medina River Park, Bexar County, Texas']</text:p>
          </table:table-cell>
        </table:table-row>
        <table:table-row table:style-name="ro1">
          <table:table-cell office:value-type="string" calcext:value-type="string">
            <text:p>['Archaeological Survey of the Proposed Medina River Park, Bexar County, Texas']</text:p>
          </table:table-cell>
        </table:table-row>
        <table:table-row table:style-name="ro1">
          <table:table-cell office:value-type="string" calcext:value-type="string">
            <text:p>['Archaeological Survey of the Proposed Medina River Park, Bexar County, Texas']</text:p>
          </table:table-cell>
        </table:table-row>
        <table:table-row table:style-name="ro1">
          <table:table-cell office:value-type="string" calcext:value-type="string">
            <text:p>['Archaeological Survey of the Proposed Medina River Park, Bexar County, Texas']</text:p>
          </table:table-cell>
        </table:table-row>
        <table:table-row table:style-name="ro1">
          <table:table-cell office:value-type="string" calcext:value-type="string">
            <text:p>['Archaeological Survey of the Proposed Medina River Park, Bexar County, Texas']</text:p>
          </table:table-cell>
        </table:table-row>
        <table:table-row table:style-name="ro1">
          <table:table-cell office:value-type="string" calcext:value-type="string">
            <text:p>['Archaeological Survey of the Proposed Medina River Park, Bexar County, Texas']</text:p>
          </table:table-cell>
        </table:table-row>
        <table:table-row table:style-name="ro1">
          <table:table-cell office:value-type="string" calcext:value-type="string">
            <text:p>['Archaeological Survey of the Proposed Medina River Park, Bexar County, Texas']</text:p>
          </table:table-cell>
        </table:table-row>
        <table:table-row table:style-name="ro1">
          <table:table-cell office:value-type="string" calcext:value-type="string">
            <text:p>['Archaeological Survey of the Proposed Medina River Park, Bexar County, Texas']</text:p>
          </table:table-cell>
        </table:table-row>
        <table:table-row table:style-name="ro1">
          <table:table-cell office:value-type="string" calcext:value-type="string">
            <text:p>['Archaeological Survey of the Proposed Medina River Park, Bexar County, Texas']</text:p>
          </table:table-cell>
        </table:table-row>
        <table:table-row table:style-name="ro1">
          <table:table-cell office:value-type="string" calcext:value-type="string">
            <text:p>['Archaeological Survey of the Proposed Medina River Park, Bexar County, Texas']</text:p>
          </table:table-cell>
        </table:table-row>
        <table:table-row table:style-name="ro1">
          <table:table-cell office:value-type="string" calcext:value-type="string">
            <text:p>['Archaeological Survey of the Proposed Road Improvements at the Lyndon B. Johnson National Historical Park, Johnson City, Gillespie County, Texas']</text:p>
          </table:table-cell>
        </table:table-row>
        <table:table-row table:style-name="ro1">
          <table:table-cell office:value-type="string" calcext:value-type="string">
            <text:p>['Archaeological Survey of the Proposed Road Improvements at the Lyndon B. Johnson National Historical Park, Johnson City, Gillespie County, Texas']</text:p>
          </table:table-cell>
        </table:table-row>
        <table:table-row table:style-name="ro1">
          <table:table-cell office:value-type="string" calcext:value-type="string">
            <text:p>['Archaeological Test Excavation At Site 41MX23 Morris County, Texas']</text:p>
          </table:table-cell>
        </table:table-row>
        <table:table-row table:style-name="ro1">
          <table:table-cell office:value-type="string" calcext:value-type="string">
            <text:p>['Archaeological Test Excavations at 41KF118 Kaufman County, Texas']</text:p>
          </table:table-cell>
        </table:table-row>
        <table:table-row table:style-name="ro1">
          <table:table-cell office:value-type="string" calcext:value-type="string">
            <text:p>['Archaeological Test Excavations at 41MV57: The Seco Mines Project, Maverick County, Texas']</text:p>
          </table:table-cell>
        </table:table-row>
        <table:table-row table:style-name="ro1">
          <table:table-cell office:value-type="string" calcext:value-type="string">
            <text:p>['Archaeological Testing (Phase II) of Prehistoric Site 41BX785 for the West Salado Creek Outfall Project, Bexar County, Texas', ' An Archaeological Assessment (Phase I) of the West Salado Creek Outfall Project, Southeastern Bexar County']</text:p>
          </table:table-cell>
        </table:table-row>
        <table:table-row table:style-name="ro1">
          <table:table-cell office:value-type="string" calcext:value-type="string">
            <text:p>['Archaeological Testing Site 41WH85 Wharton County, Texas']</text:p>
          </table:table-cell>
        </table:table-row>
        <table:table-row table:style-name="ro1">
          <table:table-cell office:value-type="string" calcext:value-type="string">
            <text:p>['Archaeological Testing and Preliminary Archival Investigations of Four Sites (41TV632, 41TV633, 41TV634 and 41TV635) at Waters Park, Travis County, Texas']</text:p>
          </table:table-cell>
        </table:table-row>
        <table:table-row table:style-name="ro1">
          <table:table-cell office:value-type="string" calcext:value-type="string">
            <text:p>['Archaeological Testing and Preliminary Archival Investigations of Four Sites (41TV632, 41TV633, 41TV634 and 41TV635) at Waters Park, Travis County, Texas']</text:p>
          </table:table-cell>
        </table:table-row>
        <table:table-row table:style-name="ro1">
          <table:table-cell office:value-type="string" calcext:value-type="string">
            <text:p>['Archaeological Testing and Preliminary Archival Investigations of Four Sites (41TV632, 41TV633, 41TV634 and 41TV635) at Waters Park, Travis County, Texas']</text:p>
          </table:table-cell>
        </table:table-row>
        <table:table-row table:style-name="ro1">
          <table:table-cell office:value-type="string" calcext:value-type="string">
            <text:p>['Archaeological Testing and Preliminary Archival Investigations of Four Sites (41TV632, 41TV633, 41TV634 and 41TV635) at Waters Park, Travis County, Texas']</text:p>
          </table:table-cell>
        </table:table-row>
        <table:table-row table:style-name="ro1">
          <table:table-cell office:value-type="string" calcext:value-type="string">
            <text:p>['Archaeological Testing and Preliminary Archival Investigations of Four Sites (41TV632, 41TV633, 41TV634 and 41TV635) at Waters Park, Travis County, Texas']</text:p>
          </table:table-cell>
        </table:table-row>
        <table:table-row table:style-name="ro1">
          <table:table-cell office:value-type="string" calcext:value-type="string">
            <text:p>['Archaeological Testing and Preliminary Archival Investigations of Four Sites (41TV632, 41TV633, 41TV634 and 41TV635) at Waters Park, Travis County, Texas']</text:p>
          </table:table-cell>
        </table:table-row>
        <table:table-row table:style-name="ro1">
          <table:table-cell office:value-type="string" calcext:value-type="string">
            <text:p>['Archaeological Testing and Preliminary Archival Investigations of the Ruben Hancock Site, 41TV875 Travis County, Texas', ' Research Design for Investigations at the Ruben Hancock Site, 41TV875 Travis County, Texas', ' The Prehistoric Components at the Rubin Hancock Farmstead, 41TV875, Travis County, Texas', ' After Slavery: The Rubin Hancock Farmstead, 1880-1916, Travis County, Texas']</text:p>
          </table:table-cell>
        </table:table-row>
        <table:table-row table:style-name="ro1">
          <table:table-cell office:value-type="string" calcext:value-type="string">
            <text:p>['Archaeological Testing and Recommendations for the Kennedy Bluffs Site, 41BP19, in Bastrop County, Texas']</text:p>
          </table:table-cell>
        </table:table-row>
        <table:table-row table:style-name="ro1">
          <table:table-cell office:value-type="string" calcext:value-type="string">
            <text:p>['Archaeological Testing at 41BP678, Bastrop County, Texas', ' An Archaeological Survey of the Proposed Location of the Bastrop City Wastewater Treatment Plant, Bastrop County, Texas']</text:p>
          </table:table-cell>
        </table:table-row>
        <table:table-row table:style-name="ro1">
          <table:table-cell office:value-type="string" calcext:value-type="string">
            <text:p>["Archaeological Testing at Crook's Park in San Marcos, Hays County, Texas"]</text:p>
          </table:table-cell>
        </table:table-row>
        <table:table-row table:style-name="ro1">
          <table:table-cell office:value-type="string" calcext:value-type="string">
            <text:p>['Archaeological Testing at Fort McIntosh, Laredo Junior College Campus, Laredo, Texas']</text:p>
          </table:table-cell>
        </table:table-row>
        <table:table-row table:style-name="ro1">
          <table:table-cell office:value-type="string" calcext:value-type="string">
            <text:p>['Archaeological Testing at Sunrise Canyon Subdivision (41BX441), Universal City, Texas']</text:p>
          </table:table-cell>
        </table:table-row>
        <table:table-row table:style-name="ro1">
          <table:table-cell office:value-type="string" calcext:value-type="string">
            <text:p>['Archaeological Testing at the Camp Pearl Wheat Site 41KR243, Kerr County, Texas']</text:p>
          </table:table-cell>
        </table:table-row>
        <table:table-row table:style-name="ro1">
          <table:table-cell office:value-type="string" calcext:value-type="string">
            <text:p>['Archaeological Testing at the Selma Stagecoach Stop and Post Office (41BX1409), Bexar County, Texas']</text:p>
          </table:table-cell>
        </table:table-row>
        <table:table-row table:style-name="ro1">
          <table:table-cell office:value-type="string" calcext:value-type="string">
            <text:p>['Archaeological Testing for the Walker Ranch Park Bridge Project (41BX1271), San Antonio, Bexar County, Texas']</text:p>
          </table:table-cell>
        </table:table-row>
        <table:table-row table:style-name="ro1">
          <table:table-cell office:value-type="string" calcext:value-type="string">
            <text:p>['Archaeological Testing for the Walker Ranch Park Bridge Project (41BX1271), San Antonio, Bexar County, Texas', ' An Archaeological Survey of Walker Ranch Park, Bexar County, Texas', ' Archaeological Survey and Geoarchaeological Investigations at 41BX1271, Walker Ranch Park, Bexar County, Texas']</text:p>
          </table:table-cell>
        </table:table-row>
        <table:table-row table:style-name="ro1">
          <table:table-cell office:value-type="string" calcext:value-type="string">
            <text:p>['Archaeological Testing of 41BX1131 at O.R. Mitchell Dam, Bexar County, Texas']</text:p>
          </table:table-cell>
        </table:table-row>
        <table:table-row table:style-name="ro1">
          <table:table-cell office:value-type="string" calcext:value-type="string">
            <text:p>['Archaeological Testing of 41BX1788 on the Salado Creek Greenway near Voelcker Ranch, San Antonio, Bexar County, Texas']</text:p>
          </table:table-cell>
        </table:table-row>
        <table:table-row table:style-name="ro1">
          <table:table-cell office:value-type="string" calcext:value-type="string">
            <text:p>['Archaeological Testing of Four Sites on Camp Bowie, Brown County, Texas', ' Archaeological Survey of Three Land Parcels and Shovel Testing of Four Sites at Camp Bowie, Brown County, Texas']</text:p>
          </table:table-cell>
        </table:table-row>
        <table:table-row table:style-name="ro1">
          <table:table-cell office:value-type="string" calcext:value-type="string">
            <text:p>['Archaeological Testing of Historic Sites to be Affected by Construction of IH 410 Through the San Antonio Missions National Park City of San Antonio, Bexar County, Texas']</text:p>
          </table:table-cell>
        </table:table-row>
        <table:table-row table:style-name="ro1">
          <table:table-cell office:value-type="string" calcext:value-type="string">
            <text:p>['Archaeological Testing of Resources Within the Shafter Historic Mining District US Highway 67, Presidio County, Texas']</text:p>
          </table:table-cell>
        </table:table-row>
        <table:table-row table:style-name="ro1">
          <table:table-cell office:value-type="string" calcext:value-type="string">
            <text:p>['Archaeological Testing of Resources Within the Shafter Historic Mining District US Highway 67, Presidio County, Texas', ' Research Design for Mitigation of Archaeological Resources Archaeological Site 41PS109 Shafter Historic Mining District Presidio County, Texas']</text:p>
          </table:table-cell>
        </table:table-row>
        <table:table-row table:style-name="ro1">
          <table:table-cell office:value-type="string" calcext:value-type="string">
            <text:p>['Archaeological Testing of Site 41BL260 Bell County, Texas']</text:p>
          </table:table-cell>
        </table:table-row>
        <table:table-row table:style-name="ro1">
          <table:table-cell office:value-type="string" calcext:value-type="string">
            <text:p>['Archaeological Testing of Site 41BL301 Bell County, Texas']</text:p>
          </table:table-cell>
        </table:table-row>
        <table:table-row table:style-name="ro1">
          <table:table-cell office:value-type="string" calcext:value-type="string">
            <text:p>['Archaeological Testing of Site 41BU24 Burleson County, Texas']</text:p>
          </table:table-cell>
        </table:table-row>
        <table:table-row table:style-name="ro1">
          <table:table-cell office:value-type="string" calcext:value-type="string">
            <text:p>['Archaeological Testing of Site 41BX518 and other High-Potential Areas Along FM 2790 in Bexar County, Texas']</text:p>
          </table:table-cell>
        </table:table-row>
        <table:table-row table:style-name="ro1">
          <table:table-cell office:value-type="string" calcext:value-type="string">
            <text:p>['Archaeological Testing of Site 41BX679 Bexar County, Texas']</text:p>
          </table:table-cell>
        </table:table-row>
        <table:table-row table:style-name="ro1">
          <table:table-cell office:value-type="string" calcext:value-type="string">
            <text:p>['Archaeological Testing of Site 41CC233 Concho County, Texas']</text:p>
          </table:table-cell>
        </table:table-row>
        <table:table-row table:style-name="ro1">
          <table:table-cell office:value-type="string" calcext:value-type="string">
            <text:p>['Archaeological Testing of Site 41CI30 Childress County, Texas']</text:p>
          </table:table-cell>
        </table:table-row>
        <table:table-row table:style-name="ro1">
          <table:table-cell office:value-type="string" calcext:value-type="string">
            <text:p>['Archaeological Testing of Site 41CK178 Coke County, Texas']</text:p>
          </table:table-cell>
        </table:table-row>
        <table:table-row table:style-name="ro1">
          <table:table-cell office:value-type="string" calcext:value-type="string">
            <text:p>['Archaeological Testing of Site 41CW25']</text:p>
          </table:table-cell>
        </table:table-row>
        <table:table-row table:style-name="ro1">
          <table:table-cell office:value-type="string" calcext:value-type="string">
            <text:p>['Archaeological Testing of Site 41HK28 Haskell County, Texas']</text:p>
          </table:table-cell>
        </table:table-row>
        <table:table-row table:style-name="ro1">
          <table:table-cell office:value-type="string" calcext:value-type="string">
            <text:p>['Archaeological Testing of Site 41HK28 Haskell County, Texas']</text:p>
          </table:table-cell>
        </table:table-row>
        <table:table-row table:style-name="ro1">
          <table:table-cell office:value-type="string" calcext:value-type="string">
            <text:p>['Archaeological Testing of Site 41HR564 Harris County, Texas']</text:p>
          </table:table-cell>
        </table:table-row>
        <table:table-row table:style-name="ro1">
          <table:table-cell office:value-type="string" calcext:value-type="string">
            <text:p>['Archaeological Testing of Site 41KR210 Kerr County, Texas']</text:p>
          </table:table-cell>
        </table:table-row>
        <table:table-row table:style-name="ro1">
          <table:table-cell office:value-type="string" calcext:value-type="string">
            <text:p>['Archaeological Testing of Site 41KR210 Kerr County, Texas']</text:p>
          </table:table-cell>
        </table:table-row>
        <table:table-row table:style-name="ro1">
          <table:table-cell office:value-type="string" calcext:value-type="string">
            <text:p>['Archaeological Testing of Site 41LR92 Lamar County, Texas']</text:p>
          </table:table-cell>
        </table:table-row>
        <table:table-row table:style-name="ro1">
          <table:table-cell office:value-type="string" calcext:value-type="string">
            <text:p>['Archaeological Testing of Site 41PK69 Polk County, Texas']</text:p>
          </table:table-cell>
        </table:table-row>
        <table:table-row table:style-name="ro1">
          <table:table-cell office:value-type="string" calcext:value-type="string">
            <text:p>['Archaeological Testing of Site 41RB31 Roberts County, Texas', ' Research Design for Testing Archaeological Site 41RB31 Roberts County FM 3367']</text:p>
          </table:table-cell>
        </table:table-row>
        <table:table-row table:style-name="ro1">
          <table:table-cell office:value-type="string" calcext:value-type="string">
            <text:p>['Archaeological Testing of Site 41WL19 Waller County, Texas']</text:p>
          </table:table-cell>
        </table:table-row>
        <table:table-row table:style-name="ro1">
          <table:table-cell office:value-type="string" calcext:value-type="string">
            <text:p>['Archaeological Testing of Site 41WM443 Williamson County, Texas']</text:p>
          </table:table-cell>
        </table:table-row>
        <table:table-row table:style-name="ro1">
          <table:table-cell office:value-type="string" calcext:value-type="string">
            <text:p>['Archaeological Testing of Site 41WM443 Williamson County, Texas']</text:p>
          </table:table-cell>
        </table:table-row>
        <table:table-row table:style-name="ro1">
          <table:table-cell office:value-type="string" calcext:value-type="string">
            <text:p>['Archaeological Testing of Site 41WM461 Williamson County, Texas']</text:p>
          </table:table-cell>
        </table:table-row>
        <table:table-row table:style-name="ro1">
          <table:table-cell office:value-type="string" calcext:value-type="string">
            <text:p>['Archaeological Testing of Site 41YN2 Young County, Texas']</text:p>
          </table:table-cell>
        </table:table-row>
        <table:table-row table:style-name="ro1">
          <table:table-cell office:value-type="string" calcext:value-type="string">
            <text:p>['Archaeological Testing of Sites 41CJ75 and 41CJ76 Comanche County, Texas']</text:p>
          </table:table-cell>
        </table:table-row>
        <table:table-row table:style-name="ro1">
          <table:table-cell office:value-type="string" calcext:value-type="string">
            <text:p>['Archaeological Testing of Sites 41CJ75 and 41CJ76 Comanche County, Texas']</text:p>
          </table:table-cell>
        </table:table-row>
        <table:table-row table:style-name="ro1">
          <table:table-cell office:value-type="string" calcext:value-type="string">
            <text:p>['Archaeological Testing of Sites 41FY141, 41FY151, 41FY152, and 41FY153 Fayette County, Texas']</text:p>
          </table:table-cell>
        </table:table-row>
        <table:table-row table:style-name="ro1">
          <table:table-cell office:value-type="string" calcext:value-type="string">
            <text:p>['Archaeological Testing of Sites 41FY141, 41FY151, 41FY152, and 41FY153 Fayette County, Texas']</text:p>
          </table:table-cell>
        </table:table-row>
        <table:table-row table:style-name="ro1">
          <table:table-cell office:value-type="string" calcext:value-type="string">
            <text:p>['Archaeological Testing of Sites 41FY141, 41FY151, 41FY152, and 41FY153 Fayette County, Texas']</text:p>
          </table:table-cell>
        </table:table-row>
        <table:table-row table:style-name="ro1">
          <table:table-cell office:value-type="string" calcext:value-type="string">
            <text:p>['Archaeological Testing of Sites 41FY141, 41FY151, 41FY152, and 41FY153 Fayette County, Texas']</text:p>
          </table:table-cell>
        </table:table-row>
        <table:table-row table:style-name="ro1">
          <table:table-cell office:value-type="string" calcext:value-type="string">
            <text:p>['Archaeological Testing of Sites 41MK28 and 41MK29 McCulloch County, Texas']</text:p>
          </table:table-cell>
        </table:table-row>
        <table:table-row table:style-name="ro1">
          <table:table-cell office:value-type="string" calcext:value-type="string">
            <text:p>['Archaeological Testing of Sites 41MK28 and 41MK29 McCulloch County, Texas']</text:p>
          </table:table-cell>
        </table:table-row>
        <table:table-row table:style-name="ro1">
          <table:table-cell office:value-type="string" calcext:value-type="string">
            <text:p>['Archaeological Testing of Sites 41RT128 and 41 RT129 Robertson County, Texas']</text:p>
          </table:table-cell>
        </table:table-row>
        <table:table-row table:style-name="ro1">
          <table:table-cell office:value-type="string" calcext:value-type="string">
            <text:p>['Archaeological Testing of Sites 41RT128 and 41 RT129 Robertson County, Texas']</text:p>
          </table:table-cell>
        </table:table-row>
        <table:table-row table:style-name="ro1">
          <table:table-cell office:value-type="string" calcext:value-type="string">
            <text:p>['Archaeological Testing of Sites 41TG114, 41TG115, and 41TG116 Tom Green, Texas']</text:p>
          </table:table-cell>
        </table:table-row>
        <table:table-row table:style-name="ro1">
          <table:table-cell office:value-type="string" calcext:value-type="string">
            <text:p>['Archaeological Testing of Sites 41TG114, 41TG115, and 41TG116 Tom Green, Texas']</text:p>
          </table:table-cell>
        </table:table-row>
        <table:table-row table:style-name="ro1">
          <table:table-cell office:value-type="string" calcext:value-type="string">
            <text:p>['Archaeological Testing of Sites 41TG114, 41TG115, and 41TG116 Tom Green, Texas']</text:p>
          </table:table-cell>
        </table:table-row>
        <table:table-row table:style-name="ro1">
          <table:table-cell office:value-type="string" calcext:value-type="string">
            <text:p>['Archaeological Testing of Six Sites Along U.S. Highway 56 El Paso County, Texas']</text:p>
          </table:table-cell>
        </table:table-row>
        <table:table-row table:style-name="ro1">
          <table:table-cell office:value-type="string" calcext:value-type="string">
            <text:p>['Archaeological Testing of Six Sites Along U.S. Highway 56 El Paso County, Texas']</text:p>
          </table:table-cell>
        </table:table-row>
        <table:table-row table:style-name="ro1">
          <table:table-cell office:value-type="string" calcext:value-type="string">
            <text:p>['Archaeological Testing of the Burleson Homestead at 41HY37 Hays County, Texas']</text:p>
          </table:table-cell>
        </table:table-row>
        <table:table-row table:style-name="ro1">
          <table:table-cell office:value-type="string" calcext:value-type="string">
            <text:p>['Archaeological Testing of the Cave at Site 41BX22 Bexar County, Texas']</text:p>
          </table:table-cell>
        </table:table-row>
        <table:table-row table:style-name="ro1">
          <table:table-cell office:value-type="string" calcext:value-type="string">
            <text:p>['Archaeological Testing of the Reading Site, Site 41BU16 Burleson County, Texas']</text:p>
          </table:table-cell>
        </table:table-row>
        <table:table-row table:style-name="ro1">
          <table:table-cell office:value-type="string" calcext:value-type="string">
            <text:p>['Archaeological Testing to Determine the National Register Eligibility Status of 18 Prehistoric Sites on Camp Bowie, Brown County, Texas Volume 1', ' Archaeological Testing to Determine the National Register Eligibility Status of 18 Prehistoric Sites on Camp Bowie, Brown County, Texas Volume 2']</text:p>
          </table:table-cell>
        </table:table-row>
        <table:table-row table:style-name="ro1">
          <table:table-cell office:value-type="string" calcext:value-type="string">
            <text:p>['Archaeological Testing to Determine the National Register Eligibility Status of 18 Prehistoric Sites on Camp Bowie, Brown County, Texas Volume 1', ' Archaeological Testing to Determine the National Register Eligibility Status of 18 Prehistoric Sites on Camp Bowie, Brown County, Texas Volume 2']</text:p>
          </table:table-cell>
        </table:table-row>
        <table:table-row table:style-name="ro1">
          <table:table-cell office:value-type="string" calcext:value-type="string">
            <text:p>['Archaeological Testing to Determine the National Register Eligibility Status of 18 Prehistoric Sites on Camp Bowie, Brown County, Texas Volume 1', ' Archaeological Testing to Determine the National Register Eligibility Status of 18 Prehistoric Sites on Camp Bowie, Brown County, Texas Volume 2']</text:p>
          </table:table-cell>
        </table:table-row>
        <table:table-row table:style-name="ro1">
          <table:table-cell office:value-type="string" calcext:value-type="string">
            <text:p>['Archaeological Testing to Determine the National Register Eligibility Status of 18 Prehistoric Sites on Camp Bowie, Brown County, Texas Volume 1', ' Archaeological Testing to Determine the National Register Eligibility Status of 18 Prehistoric Sites on Camp Bowie, Brown County, Texas Volume 2']</text:p>
          </table:table-cell>
        </table:table-row>
        <table:table-row table:style-name="ro1">
          <table:table-cell office:value-type="string" calcext:value-type="string">
            <text:p>['Archaeological Testing to Determine the National Register Eligibility Status of 18 Prehistoric Sites on Camp Bowie, Brown County, Texas Volume 1', ' Archaeological Testing to Determine the National Register Eligibility Status of 18 Prehistoric Sites on Camp Bowie, Brown County, Texas Volume 2']</text:p>
          </table:table-cell>
        </table:table-row>
        <table:table-row table:style-name="ro1">
          <table:table-cell office:value-type="string" calcext:value-type="string">
            <text:p>['Archaeological Testing to Determine the National Register Eligibility Status of 18 Prehistoric Sites on Camp Bowie, Brown County, Texas Volume 1', ' Archaeological Testing to Determine the National Register Eligibility Status of 18 Prehistoric Sites on Camp Bowie, Brown County, Texas Volume 2']</text:p>
          </table:table-cell>
        </table:table-row>
        <table:table-row table:style-name="ro1">
          <table:table-cell office:value-type="string" calcext:value-type="string">
            <text:p>['Archaeological Testing to Determine the National Register Eligibility Status of 18 Prehistoric Sites on Camp Bowie, Brown County, Texas Volume 2', ' Archaeological Testing to Determine the National Register Eligibility Status of 18 Prehistoric Sites on Camp Bowie, Brown County, Texas Volume 1']</text:p>
          </table:table-cell>
        </table:table-row>
        <table:table-row table:style-name="ro1">
          <table:table-cell office:value-type="string" calcext:value-type="string">
            <text:p>['Archaeological Testing to Determine the National Register Eligibility Status of 18 Prehistoric Sites on Camp Bowie, Brown County, Texas Volume 2', ' Archaeological Testing to Determine the National Register Eligibility Status of 18 Prehistoric Sites on Camp Bowie, Brown County, Texas Volume 1']</text:p>
          </table:table-cell>
        </table:table-row>
        <table:table-row table:style-name="ro1">
          <table:table-cell office:value-type="string" calcext:value-type="string">
            <text:p>['Archaeological Testing to Determine the National Register Eligibility Status of 18 Prehistoric Sites on Camp Bowie, Brown County, Texas Volume 2', ' Archaeological Testing to Determine the National Register Eligibility Status of 18 Prehistoric Sites on Camp Bowie, Brown County, Texas Volume 1']</text:p>
          </table:table-cell>
        </table:table-row>
        <table:table-row table:style-name="ro1">
          <table:table-cell office:value-type="string" calcext:value-type="string">
            <text:p>['Archaeological Testing to Determine the National Register Eligibility Status of 18 Prehistoric Sites on Camp Bowie, Brown County, Texas Volume 2', ' Archaeological Testing to Determine the National Register Eligibility Status of 18 Prehistoric Sites on Camp Bowie, Brown County, Texas Volume 1']</text:p>
          </table:table-cell>
        </table:table-row>
        <table:table-row table:style-name="ro1">
          <table:table-cell office:value-type="string" calcext:value-type="string">
            <text:p>['Archaeological Testing to Determine the National Register Eligibility Status of 18 Prehistoric Sites on Camp Bowie, Brown County, Texas Volume 2', ' Archaeological Testing to Determine the National Register Eligibility Status of 18 Prehistoric Sites on Camp Bowie, Brown County, Texas Volume 1']</text:p>
          </table:table-cell>
        </table:table-row>
        <table:table-row table:style-name="ro1">
          <table:table-cell office:value-type="string" calcext:value-type="string">
            <text:p>['Archaeological Testing to Determine the National Register Eligibility Status of 18 Prehistoric Sites on Camp Bowie, Brown County, Texas Volume 2', ' Archaeological Testing to Determine the National Register Eligibility Status of 18 Prehistoric Sites on Camp Bowie, Brown County, Texas Volume 1']</text:p>
          </table:table-cell>
        </table:table-row>
        <table:table-row table:style-name="ro1">
          <table:table-cell office:value-type="string" calcext:value-type="string">
            <text:p>['Archaeological Testing to Determine the National Register Eligibility Status of 18 Prehistoric Sites on Camp Bowie, Brown County, Texas Volume 2', ' Archaeological Testing to Determine the National Register Eligibility Status of 18 Prehistoric Sites on Camp Bowie, Brown County, Texas Volume 1']</text:p>
          </table:table-cell>
        </table:table-row>
        <table:table-row table:style-name="ro1">
          <table:table-cell office:value-type="string" calcext:value-type="string">
            <text:p>['Archaeological Testing to Determine the National Register Eligibility Status of 18 Prehistoric Sites on Camp Bowie, Brown County, Texas Volume 2', ' Archaeological Testing to Determine the National Register Eligibility Status of 18 Prehistoric Sites on Camp Bowie, Brown County, Texas Volume 1']</text:p>
          </table:table-cell>
        </table:table-row>
        <table:table-row table:style-name="ro1">
          <table:table-cell office:value-type="string" calcext:value-type="string">
            <text:p>['Archaeological Testing to Determine the National Register Eligibility Status of 18 Prehistoric Sites on Camp Bowie, Brown County, Texas Volume 2', ' Archaeological Testing to Determine the National Register Eligibility Status of 18 Prehistoric Sites on Camp Bowie, Brown County, Texas Volume 1']</text:p>
          </table:table-cell>
        </table:table-row>
        <table:table-row table:style-name="ro1">
          <table:table-cell office:value-type="string" calcext:value-type="string">
            <text:p>['Archaeological Testing to Determine the National Register Eligibility Status of 18 Prehistoric Sites on Camp Bowie, Brown County, Texas Volume 2', ' Archaeological Testing to Determine the National Register Eligibility Status of 18 Prehistoric Sites on Camp Bowie, Brown County, Texas Volume 1']</text:p>
          </table:table-cell>
        </table:table-row>
        <table:table-row table:style-name="ro1">
          <table:table-cell office:value-type="string" calcext:value-type="string">
            <text:p>['Archaeological Testing to Determine the National Register Eligibility Status of 18 Prehistoric Sites on Camp Bowie, Brown County, Texas Volume 2', ' Archaeological Testing to Determine the National Register Eligibility Status of 18 Prehistoric Sites on Camp Bowie, Brown County, Texas Volume 1']</text:p>
          </table:table-cell>
        </table:table-row>
        <table:table-row table:style-name="ro1">
          <table:table-cell office:value-type="string" calcext:value-type="string">
            <text:p>['Archaeological Testing to Determine the National Register Eligibility Status of 18 Prehistoric Sites on Camp Bowie, Brown County, Texas Volume 2', ' Archaeological Testing to Determine the National Register Eligibility Status of 18 Prehistoric Sites on Camp Bowie, Brown County, Texas Volume 1']</text:p>
          </table:table-cell>
        </table:table-row>
        <table:table-row table:style-name="ro1">
          <table:table-cell office:value-type="string" calcext:value-type="string">
            <text:p>['Archaeological and Geological Test Excavations at Site 41HM61, Hamilton County, Texas']</text:p>
          </table:table-cell>
        </table:table-row>
        <table:table-row table:style-name="ro1">
          <table:table-cell office:value-type="string" calcext:value-type="string">
            <text:p>['Archaeological and Historical Investigations at 41BX180, Walker Ranch, San Antonio, Texas: Phase I']</text:p>
          </table:table-cell>
        </table:table-row>
        <table:table-row table:style-name="ro1">
          <table:table-cell office:value-type="string" calcext:value-type="string">
            <text:p>['Archaeological and Historical Investigations at Rancho de las Cabras, 41WN30, Wilson County, Texas: Fourth Season', ' Archaeological Testing at Rancho de las Cabras, 41WN30, Wilson County, Texas. Second Season', ' Archaeological Testing at Rancho de las Cabras Wilson County, Texas Third Season', ' Archaeological Testing at Rancho de las Cabras, 41WN30, Wilson County, Texas, Second Season', ' Archaeological Testing at Rancho de las Cabras, Wilson County, Texas, Third Season', ' Archaeological Survey and Testing at Rancho De Las Cabras, 41 WN 30, Wilson County, Texas, Fifth Season', ' Archaeological Survey at Rancho de las Cabras, San Antonio Missions National Historic Park, 41WN30, Wilson County, Texas', ' Archaeological and Historical Investigations at Rancho de las Cabras, 41WN30, Wilson County, Texas: Fourth Season']</text:p>
          </table:table-cell>
        </table:table-row>
        <table:table-row table:style-name="ro1">
          <table:table-cell office:value-type="string" calcext:value-type="string">
            <text:p>['Archaeological and Historical Investigations at the Valenzuela Ranch, Dimmit County, Texas']</text:p>
          </table:table-cell>
        </table:table-row>
        <table:table-row table:style-name="ro1">
          <table:table-cell office:value-type="string" calcext:value-type="string">
            <text:p>['Archaeology of the Planned Location of the Toyota Motor Manufacturing Plant, San Antonio, Bexar County, Texas']</text:p>
          </table:table-cell>
        </table:table-row>
        <table:table-row table:style-name="ro1">
          <table:table-cell office:value-type="string" calcext:value-type="string">
            <text:p>['Archaeology of the Planned Location of the Toyota Motor Manufacturing Plant, San Antonio, Bexar County, Texas']</text:p>
          </table:table-cell>
        </table:table-row>
        <table:table-row table:style-name="ro1">
          <table:table-cell office:value-type="string" calcext:value-type="string">
            <text:p>['Archaeology of the Planned Location of the Toyota Motor Manufacturing Plant, San Antonio, Bexar County, Texas']</text:p>
          </table:table-cell>
        </table:table-row>
        <table:table-row table:style-name="ro1">
          <table:table-cell office:value-type="string" calcext:value-type="string">
            <text:p>['Archaeology of the Planned Location of the Toyota Motor Manufacturing Plant, San Antonio, Bexar County, Texas']</text:p>
          </table:table-cell>
        </table:table-row>
        <table:table-row table:style-name="ro1">
          <table:table-cell office:value-type="string" calcext:value-type="string">
            <text:p>['Archaeology of the Planned Location of the Toyota Motor Manufacturing Plant, San Antonio, Bexar County, Texas']</text:p>
          </table:table-cell>
        </table:table-row>
        <table:table-row table:style-name="ro1">
          <table:table-cell office:value-type="string" calcext:value-type="string">
            <text:p>['Archaeology of the Planned Location of the Toyota Motor Manufacturing Plant, San Antonio, Bexar County, Texas']</text:p>
          </table:table-cell>
        </table:table-row>
        <table:table-row table:style-name="ro1">
          <table:table-cell office:value-type="string" calcext:value-type="string">
            <text:p>['Archaeology of the Planned Location of the Toyota Motor Manufacturing Plant, San Antonio, Bexar County, Texas']</text:p>
          </table:table-cell>
        </table:table-row>
        <table:table-row table:style-name="ro1">
          <table:table-cell office:value-type="string" calcext:value-type="string">
            <text:p>['Archaeology of the Planned Location of the Toyota Motor Manufacturing Plant, San Antonio, Bexar County, Texas']</text:p>
          </table:table-cell>
        </table:table-row>
        <table:table-row table:style-name="ro1">
          <table:table-cell office:value-type="string" calcext:value-type="string">
            <text:p>['Archaeology of the Planned Location of the Toyota Motor Manufacturing Plant, San Antonio, Bexar County, Texas']</text:p>
          </table:table-cell>
        </table:table-row>
        <table:table-row table:style-name="ro1">
          <table:table-cell office:value-type="string" calcext:value-type="string">
            <text:p>['Archaeology of the Planned Location of the Toyota Motor Manufacturing Plant, San Antonio, Bexar County, Texas']</text:p>
          </table:table-cell>
        </table:table-row>
        <table:table-row table:style-name="ro1">
          <table:table-cell office:value-type="string" calcext:value-type="string">
            <text:p>['Archaeology of the Planned Location of the Toyota Motor Manufacturing Plant, San Antonio, Bexar County, Texas']</text:p>
          </table:table-cell>
        </table:table-row>
        <table:table-row table:style-name="ro1">
          <table:table-cell office:value-type="string" calcext:value-type="string">
            <text:p>['Archaeology of the Planned Location of the Toyota Motor Manufacturing Plant, San Antonio, Bexar County, Texas']</text:p>
          </table:table-cell>
        </table:table-row>
        <table:table-row table:style-name="ro1">
          <table:table-cell office:value-type="string" calcext:value-type="string">
            <text:p>['Archaeology of the Planned Location of the Toyota Motor Manufacturing Plant, San Antonio, Bexar County, Texas']</text:p>
          </table:table-cell>
        </table:table-row>
        <table:table-row table:style-name="ro1">
          <table:table-cell office:value-type="string" calcext:value-type="string">
            <text:p>['Archaeology of the Planned Location of the Toyota Motor Manufacturing Plant, San Antonio, Bexar County, Texas']</text:p>
          </table:table-cell>
        </table:table-row>
        <table:table-row table:style-name="ro1">
          <table:table-cell office:value-type="string" calcext:value-type="string">
            <text:p>['Archaeology of the Planned Location of the Toyota Motor Manufacturing Plant, San Antonio, Bexar County, Texas']</text:p>
          </table:table-cell>
        </table:table-row>
        <table:table-row table:style-name="ro1">
          <table:table-cell office:value-type="string" calcext:value-type="string">
            <text:p>['Archaeology of the Planned Location of the Toyota Motor Manufacturing Plant, San Antonio, Bexar County, Texas']</text:p>
          </table:table-cell>
        </table:table-row>
        <table:table-row table:style-name="ro1">
          <table:table-cell office:value-type="string" calcext:value-type="string">
            <text:p>['Archaeology of the Planned Location of the Toyota Motor Manufacturing Plant, San Antonio, Bexar County, Texas']</text:p>
          </table:table-cell>
        </table:table-row>
        <table:table-row table:style-name="ro1">
          <table:table-cell office:value-type="string" calcext:value-type="string">
            <text:p>['Archaeology of the Planned Location of the Toyota Motor Manufacturing Plant, San Antonio, Bexar County, Texas']</text:p>
          </table:table-cell>
        </table:table-row>
        <table:table-row table:style-name="ro1">
          <table:table-cell office:value-type="string" calcext:value-type="string">
            <text:p>['Archeaological Testing of Site 41VV801 Val Verde County, Texas']</text:p>
          </table:table-cell>
        </table:table-row>
        <table:table-row table:style-name="ro1">
          <table:table-cell office:value-type="string" calcext:value-type="string">
            <text:p>['Archeological Data Recovery Excavations along Becerra Creek (41WB556), Webb County, Texas']</text:p>
          </table:table-cell>
        </table:table-row>
        <table:table-row table:style-name="ro1">
          <table:table-cell office:value-type="string" calcext:value-type="string">
            <text:p>['Archeological Excavation and Reburial of Historic Graves in the Oscar Abstein Cemetery (41HR976), Harris County, Texas']</text:p>
          </table:table-cell>
        </table:table-row>
        <table:table-row table:style-name="ro1">
          <table:table-cell office:value-type="string" calcext:value-type="string">
            <text:p>['Archeological Investigations and National Register Testing at 41CV1636, Coryell County, Texas']</text:p>
          </table:table-cell>
        </table:table-row>
        <table:table-row table:style-name="ro1">
          <table:table-cell office:value-type="string" calcext:value-type="string">
            <text:p>['Archeological Investigations at Mission Espíritu Santo (41GD1), Goliad County, Texas']</text:p>
          </table:table-cell>
        </table:table-row>
        <table:table-row table:style-name="ro1">
          <table:table-cell office:value-type="string" calcext:value-type="string">
            <text:p>['Archeological Investigations at the Kitchen Branch (41CP220), B. J. Horton (41CP20), and Keering (41CP21) Sites, Big Cypress Creek Basin, Camp County, Texas']</text:p>
          </table:table-cell>
        </table:table-row>
        <table:table-row table:style-name="ro1">
          <table:table-cell office:value-type="string" calcext:value-type="string">
            <text:p>['Archeological Investigations at the Kitchen Branch (41CP220), B. J. Horton (41CP20), and Keering (41CP21) Sites, Big Cypress Creek Basin, Camp County, Texas']</text:p>
          </table:table-cell>
        </table:table-row>
        <table:table-row table:style-name="ro1">
          <table:table-cell office:value-type="string" calcext:value-type="string">
            <text:p>['Archeological Investigations at the Lang Pasture Site (41AN38) in the Upper Neches River Basin of East Texas']</text:p>
          </table:table-cell>
        </table:table-row>
        <table:table-row table:style-name="ro1">
          <table:table-cell office:value-type="string" calcext:value-type="string">
            <text:p>['Archeological Investigations at the Santa Maria Creek Site (41CW104) Caldwell County, Texas']</text:p>
          </table:table-cell>
        </table:table-row>
        <table:table-row table:style-name="ro1">
          <table:table-cell office:value-type="string" calcext:value-type="string">
            <text:p>['Archeological Significance Testing at 41BX17/271, the Granberg Site: A Multi-Component Site along the Salado Creek in Bexar County, Texas']</text:p>
          </table:table-cell>
        </table:table-row>
        <table:table-row table:style-name="ro1">
          <table:table-cell office:value-type="string" calcext:value-type="string">
            <text:p>['Archeological Survey for the Loop 410 Improvements Project City of San Antonio, Bexar County, Texas']</text:p>
          </table:table-cell>
        </table:table-row>
        <table:table-row table:style-name="ro1">
          <table:table-cell office:value-type="string" calcext:value-type="string">
            <text:p>['Archeological Survey for the Loop 410 Improvements Project City of San Antonio, Bexar County, Texas']</text:p>
          </table:table-cell>
        </table:table-row>
        <table:table-row table:style-name="ro1">
          <table:table-cell office:value-type="string" calcext:value-type="string">
            <text:p>['Archeological Survey for the Loop 410 Improvements Project City of San Antonio, Bexar County, Texas']</text:p>
          </table:table-cell>
        </table:table-row>
        <table:table-row table:style-name="ro1">
          <table:table-cell office:value-type="string" calcext:value-type="string">
            <text:p>['Archeological Survey for the Loop 410 Improvements Project City of San Antonio, Bexar County, Texas']</text:p>
          </table:table-cell>
        </table:table-row>
        <table:table-row table:style-name="ro1">
          <table:table-cell office:value-type="string" calcext:value-type="string">
            <text:p>['Archeological Survey for the Loop 410 Improvements Project City of San Antonio, Bexar County, Texas', ' National Register of Historic Places (NRHP) Eligibility Testing of 41BX1749, Bexar County, Texas']</text:p>
          </table:table-cell>
        </table:table-row>
        <table:table-row table:style-name="ro1">
          <table:table-cell office:value-type="string" calcext:value-type="string">
            <text:p>['Archeological Test Excavations at 41WM543 on FM 734, the Parmer Lane Extension, Williamson County, Texas']</text:p>
          </table:table-cell>
        </table:table-row>
        <table:table-row table:style-name="ro1">
          <table:table-cell office:value-type="string" calcext:value-type="string">
            <text:p>['Archeological Testing and Data Recovery at 41ZV202, Zavala County, Texas', ' Archeological Survey and Testing of Selected Prehistoric Sites along FM 481, Zavala County, Texas']</text:p>
          </table:table-cell>
        </table:table-row>
        <table:table-row table:style-name="ro1">
          <table:table-cell office:value-type="string" calcext:value-type="string">
            <text:p>['Archeological Testing and Data Recovery at the Flatrock Road Site, 41KM69, Kimble County, Texas']</text:p>
          </table:table-cell>
        </table:table-row>
        <table:table-row table:style-name="ro1">
          <table:table-cell office:value-type="string" calcext:value-type="string">
            <text:p>['Archeological Testing and Evaluation of the Western Portion of 41CV1310, Fort Hood, Coryell County, Texas']</text:p>
          </table:table-cell>
        </table:table-row>
        <table:table-row table:style-name="ro1">
          <table:table-cell office:value-type="string" calcext:value-type="string">
            <text:p>['Archeological Testing and Monitoring of the Proposed Roma Visitor Complex, City of Roma, Starr County, Texas']</text:p>
          </table:table-cell>
        </table:table-row>
        <table:table-row table:style-name="ro1">
          <table:table-cell office:value-type="string" calcext:value-type="string">
            <text:p>['Archeological Testing and Monitoring of the Proposed Roma Visitor Complex, City of Roma, Starr County, Texas']</text:p>
          </table:table-cell>
        </table:table-row>
        <table:table-row table:style-name="ro1">
          <table:table-cell office:value-type="string" calcext:value-type="string">
            <text:p>['Archeological Testing and Monitoring of the Proposed Roma Visitor Complex, City of Roma, Starr County, Texas']</text:p>
          </table:table-cell>
        </table:table-row>
        <table:table-row table:style-name="ro1">
          <table:table-cell office:value-type="string" calcext:value-type="string">
            <text:p>['Archeological Testing and Monitoring of the Proposed Roma Visitor Complex, City of Roma, Starr County, Texas']</text:p>
          </table:table-cell>
        </table:table-row>
        <table:table-row table:style-name="ro1">
          <table:table-cell office:value-type="string" calcext:value-type="string">
            <text:p>['Archeological Testing and Monitoring of the Proposed Roma Visitor Complex, City of Roma, Starr County, Texas']</text:p>
          </table:table-cell>
        </table:table-row>
        <table:table-row table:style-name="ro1">
          <table:table-cell office:value-type="string" calcext:value-type="string">
            <text:p>['Archeological Testing at 41TR170, along the Clear Fork of the Trinity River, Tarrant County, Texas']</text:p>
          </table:table-cell>
        </table:table-row>
        <table:table-row table:style-name="ro1">
          <table:table-cell office:value-type="string" calcext:value-type="string">
            <text:p>['Archeological Testing at Prehistoric Site 41UR36 Upshur County, Texas']</text:p>
          </table:table-cell>
        </table:table-row>
        <table:table-row table:style-name="ro1">
          <table:table-cell office:value-type="string" calcext:value-type="string">
            <text:p>['Archeological Testing at the Prehistoric Site of 41SM231 Smith County, Texas']</text:p>
          </table:table-cell>
        </table:table-row>
        <table:table-row table:style-name="ro1">
          <table:table-cell office:value-type="string" calcext:value-type="string">
            <text:p>['Archeological Testing in the De Dietrich (USA), Inc. Project Site Nueces County Texas']</text:p>
          </table:table-cell>
        </table:table-row>
        <table:table-row table:style-name="ro1">
          <table:table-cell office:value-type="string" calcext:value-type="string">
            <text:p>['Archeological Testing of 41BO185 A Possible Civil War Era Military Camp, West Columbia, Brazoria County, Texas']</text:p>
          </table:table-cell>
        </table:table-row>
        <table:table-row table:style-name="ro1">
          <table:table-cell office:value-type="string" calcext:value-type="string">
            <text:p>['Archeological Testing of 41KM3 The Red Creek Site A Burned-Rock Midden Site Kimble County, Texas']</text:p>
          </table:table-cell>
        </table:table-row>
        <table:table-row table:style-name="ro1">
          <table:table-cell office:value-type="string" calcext:value-type="string">
            <text:p>['Archeological Testing of Sites 41GD113 and 41GD114 in Goliad County, Texas']</text:p>
          </table:table-cell>
        </table:table-row>
        <table:table-row table:style-name="ro1">
          <table:table-cell office:value-type="string" calcext:value-type="string">
            <text:p>['Archeological Testing of Sites 41GD113 and 41GD114 in Goliad County, Texas']</text:p>
          </table:table-cell>
        </table:table-row>
        <table:table-row table:style-name="ro1">
          <table:table-cell office:value-type="string" calcext:value-type="string">
            <text:p>['Archeological Testing of Sites 41WB437 and 41WB438 Webb County, Texas']</text:p>
          </table:table-cell>
        </table:table-row>
        <table:table-row table:style-name="ro1">
          <table:table-cell office:value-type="string" calcext:value-type="string">
            <text:p>['Archeological Testing of Sites 41WB437 and 41WB438 Webb County, Texas', ' The Lino Site: A Stratified Late Archaic Campsite in a Terrace of the San Idelfonzo Creek, Webb County, Southern Texas']</text:p>
          </table:table-cell>
        </table:table-row>
        <table:table-row table:style-name="ro1">
          <table:table-cell office:value-type="string" calcext:value-type="string">
            <text:p>['Archeological Testing of TxDOT Right-of-Way through Site 41BL278, Bell County, Texas']</text:p>
          </table:table-cell>
        </table:table-row>
        <table:table-row table:style-name="ro1">
          <table:table-cell office:value-type="string" calcext:value-type="string">
            <text:p>['Archeological Testing of the Engstrand Well 41WM1157, in Williamson County, Texas']</text:p>
          </table:table-cell>
        </table:table-row>
        <table:table-row table:style-name="ro1">
          <table:table-cell office:value-type="string" calcext:value-type="string">
            <text:p>['Archeological Testing of the Pavo Real Site (41BX52), San Antonio, Bexar County, Texas']</text:p>
          </table:table-cell>
        </table:table-row>
        <table:table-row table:style-name="ro1">
          <table:table-cell office:value-type="string" calcext:value-type="string">
            <text:p>['Archeological and Geoarcheological Survey of State Highway 35 between Angleton and Old Ocean, Brazoria County, Texas', ' National Register Eligibility Testing of Site 41BO184, Brazoria County, Texas']</text:p>
          </table:table-cell>
        </table:table-row>
        <table:table-row table:style-name="ro1">
          <table:table-cell office:value-type="string" calcext:value-type="string">
            <text:p>['Archival Investigation of the Pyron Homestead (41BX278), New City Block 7657, San Antonio, Texas']</text:p>
          </table:table-cell>
        </table:table-row>
        <table:table-row table:style-name="ro1">
          <table:table-cell office:value-type="string" calcext:value-type="string">
            <text:p>['Backhoe Trenching on the Banks of the Old San Antonio River at Pyron Avenue, City of San Antonio, Bexar County, Texas']</text:p>
          </table:table-cell>
        </table:table-row>
        <table:table-row table:style-name="ro1">
          <table:table-cell office:value-type="string" calcext:value-type="string">
            <text:p>['Barrett Site (41MM382) Assessment, Milam County, Texas']</text:p>
          </table:table-cell>
        </table:table-row>
        <table:table-row table:style-name="ro1">
          <table:table-cell office:value-type="string" calcext:value-type="string">
            <text:p>["Bear's Journey and the Study of Ritual in Archaeology", " Bear's Journey and the Study of Ritual in Archaeology: Some Comments on Howey and O'Shea's Midewiwin Paper"]</text:p>
          </table:table-cell>
        </table:table-row>
        <table:table-row table:style-name="ro1">
          <table:table-cell office:value-type="string" calcext:value-type="string">
            <text:p>["Bear's Journey and the Study of Ritual in Archaeology: Some Comments on Howey and O'Shea's Midewiwin Paper", " Bear's Journey and the Study of Ritual in Archaeology"]</text:p>
          </table:table-cell>
        </table:table-row>
        <table:table-row table:style-name="ro1">
          <table:table-cell office:value-type="string" calcext:value-type="string">
            <text:p>["Beyond Squier and Davis: Rediscovering Ohio's Earthworks Using Geophysical Remote Sensing"]</text:p>
          </table:table-cell>
        </table:table-row>
        <table:table-row table:style-name="ro1">
          <table:table-cell office:value-type="string" calcext:value-type="string">
            <text:p>['Bioarchaeological Investigations of Nineteenth-Century African American Burials at the Pioneer Cemetery (41BO202) in Brazoria, Texas', ' Archeological Excavation and Reburial of Unmarked Historic Graves in the Pioneer Cemetery (41BO202), Brazoria County, Texa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, ' A Reassessment of Red Linear Pictographs in the Lower Pecos Canyonlands of Texa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, ' Caddo Populations in Northeast Texas: A Response to Taylor and Creel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, ' Caddo Populations in Northeast Texas: A Response to Taylor and Creel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, ' 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, ' 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, ' 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, ' 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, ' 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, ' 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, ' Reconstructing the Paleodiet of the Caddo Through Stable Isotopes', ' Caddo Populations in Northeast Texas: A Response to Taylor and Creel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, ' Stable Isotope Study of Hunter-gatherer-fisher Diet, Mobility, and Intensification on the Texas Gulf Coastal Plain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, ' Stable Isotope Study of Hunter-gatherer-fisher Diet, Mobility, and Intensification on the Texas Gulf Coastal Plain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, ' Stable Isotope Study of Hunter-gatherer-fisher Diet, Mobility, and Intensification on the Texas Gulf Coastal Plain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, ' Stable Isotope Study of Hunter-gatherer-fisher Diet, Mobility, and Intensification on the Texas Gulf Coastal Plain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, ' Stable Isotope Study of Hunter-gatherer-fisher Diet, Mobility, and Intensification on the Texas Gulf Coastal Plain', ' Archaeological Testing in the Devine Road Area North of Olmos Dam, San Antonio, Texas', ' Archaeological Investigations at 41BX1, Bexar County, Texas']</text:p>
          </table:table-cell>
        </table:table-row>
        <table:table-row table:style-name="ro1">
          <table:table-cell office:value-type="string" calcext:value-type="string">
            <text:p>['Biological Relationships Between Foragers and Farmers of South-central North America: Nonmetric Dental Traits', ' The Evolution of a Caddo Community in Northeastern Texas: The Oak Hill Village Site (41RK214), Rusk County, Texas']</text:p>
          </table:table-cell>
        </table:table-row>
        <table:table-row table:style-name="ro1">
          <table:table-cell office:value-type="string" calcext:value-type="string">
            <text:p>['Bone Chemistry, Body Parts, and Growth Marks: Evaluating Ohio Hopewell and Cahokia Mississippian Seasonality, Subsistence, Ritual, and Feasting']</text:p>
          </table:table-cell>
        </table:table-row>
        <table:table-row table:style-name="ro1">
          <table:table-cell office:value-type="string" calcext:value-type="string">
            <text:p>['Bone Chemistry, Body Parts, and Growth Marks: Evaluating Ohio Hopewell and Cahokia Mississippian Seasonality, Subsistence, Ritual, and Feasting']</text:p>
          </table:table-cell>
        </table:table-row>
        <table:table-row table:style-name="ro1">
          <table:table-cell office:value-type="string" calcext:value-type="string">
            <text:p>['Bone Chemistry, Body Parts, and Growth Marks: Evaluating Ohio Hopewell and Cahokia Mississippian Seasonality, Subsistence, Ritual, and Feasting']</text:p>
          </table:table-cell>
        </table:table-row>
        <table:table-row table:style-name="ro1">
          <table:table-cell office:value-type="string" calcext:value-type="string">
            <text:p>['Bone Chemistry, Body Parts, and Growth Marks: Evaluating Ohio Hopewell and Cahokia Mississippian Seasonality, Subsistence, Ritual, and Feasting']</text:p>
          </table:table-cell>
        </table:table-row>
        <table:table-row table:style-name="ro1">
          <table:table-cell office:value-type="string" calcext:value-type="string">
            <text:p>['Bone Chemistry, Body Parts, and Growth Marks: Evaluating Ohio Hopewell and Cahokia Mississippian Seasonality, Subsistence, Ritual, and Feasting']</text:p>
          </table:table-cell>
        </table:table-row>
        <table:table-row table:style-name="ro1">
          <table:table-cell office:value-type="string" calcext:value-type="string">
            <text:p>['Bone Chemistry, Body Parts, and Growth Marks: Evaluating Ohio Hopewell and Cahokia Mississippian Seasonality, Subsistence, Ritual, and Feasting']</text:p>
          </table:table-cell>
        </table:table-row>
        <table:table-row table:style-name="ro1">
          <table:table-cell office:value-type="string" calcext:value-type="string">
            <text:p>['Bone Chemistry, Body Parts, and Growth Marks: Evaluating Ohio Hopewell and Cahokia Mississippian Seasonality, Subsistence, Ritual, and Feasting', ' Climate Change and the Archaic to Woodland Transition (3000-2500 Cal B.P.) in the Mississippi River Basin']</text:p>
          </table:table-cell>
        </table:table-row>
        <table:table-row table:style-name="ro1">
          <table:table-cell office:value-type="string" calcext:value-type="string">
            <text:p>['Building Confidence in Shell: Variations in the Marine Radiocarbon Reservoir Correction for the Northwest Coast over the past 3,000 Years']</text:p>
          </table:table-cell>
        </table:table-row>
        <table:table-row table:style-name="ro1">
          <table:table-cell office:value-type="string" calcext:value-type="string">
            <text:p>['Building Confidence in Shell: Variations in the Marine Radiocarbon Reservoir Correction for the Northwest Coast over the past 3,000 Years']</text:p>
          </table:table-cell>
        </table:table-row>
        <table:table-row table:style-name="ro1">
          <table:table-cell office:value-type="string" calcext:value-type="string">
            <text:p>['Building Confidence in Shell: Variations in the Marine Radiocarbon Reservoir Correction for the Northwest Coast over the past 3,000 Years']</text:p>
          </table:table-cell>
        </table:table-row>
        <table:table-row table:style-name="ro1">
          <table:table-cell office:value-type="string" calcext:value-type="string">
            <text:p>['Building Confidence in Shell: Variations in the Marine Radiocarbon Reservoir Correction for the Northwest Coast over the past 3,000 Years']</text:p>
          </table:table-cell>
        </table:table-row>
        <table:table-row table:style-name="ro1">
          <table:table-cell office:value-type="string" calcext:value-type="string">
            <text:p>['Building Confidence in Shell: Variations in the Marine Radiocarbon Reservoir Correction for the Northwest Coast over the past 3,000 Years']</text:p>
          </table:table-cell>
        </table:table-row>
        <table:table-row table:style-name="ro1">
          <table:table-cell office:value-type="string" calcext:value-type="string">
            <text:p>['Caddo Populations in Northeast Texas: A Response to Taylor and Creel']</text:p>
          </table:table-cell>
        </table:table-row>
        <table:table-row table:style-name="ro1">
          <table:table-cell office:value-type="string" calcext:value-type="string">
            <text:p>['Caddo Populations in Northeast Texas: A Response to Taylor and Creel', ' 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Caddo Populations in Northeast Texas: A Response to Taylor and Creel', ' 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Camp Mabry Archaeological Survey and Testing, Travis County, Texas']</text:p>
          </table:table-cell>
        </table:table-row>
        <table:table-row table:style-name="ro1">
          <table:table-cell office:value-type="string" calcext:value-type="string">
            <text:p>['Camp Mabry Archaeological Survey and Testing, Travis County, Texas']</text:p>
          </table:table-cell>
        </table:table-row>
        <table:table-row table:style-name="ro1">
          <table:table-cell office:value-type="string" calcext:value-type="string">
            <text:p>['Camp Mabry Archaeological Survey and Testing, Travis County, Texas']</text:p>
          </table:table-cell>
        </table:table-row>
        <table:table-row table:style-name="ro1">
          <table:table-cell office:value-type="string" calcext:value-type="string">
            <text:p>['Camp Maxey III Archaeological Testing of 23 Prehistoric Sites, Lamar County, Texas']</text:p>
          </table:table-cell>
        </table:table-row>
        <table:table-row table:style-name="ro1">
          <table:table-cell office:value-type="string" calcext:value-type="string">
            <text:p>['Camp Maxey III Archaeological Testing of 23 Prehistoric Sites, Lamar County, Texas']</text:p>
          </table:table-cell>
        </table:table-row>
        <table:table-row table:style-name="ro1">
          <table:table-cell office:value-type="string" calcext:value-type="string">
            <text:p>['Camp Maxey III Archaeological Testing of 23 Prehistoric Sites, Lamar County, Texas']</text:p>
          </table:table-cell>
        </table:table-row>
        <table:table-row table:style-name="ro1">
          <table:table-cell office:value-type="string" calcext:value-type="string">
            <text:p>['Camp Maxey III Archaeological Testing of 23 Prehistoric Sites, Lamar County, Texas']</text:p>
          </table:table-cell>
        </table:table-row>
        <table:table-row table:style-name="ro1">
          <table:table-cell office:value-type="string" calcext:value-type="string">
            <text:p>['Camp Maxey III Archaeological Testing of 23 Prehistoric Sites, Lamar County, Texas']</text:p>
          </table:table-cell>
        </table:table-row>
        <table:table-row table:style-name="ro1">
          <table:table-cell office:value-type="string" calcext:value-type="string">
            <text:p>['Camp Maxey III Archaeological Testing of 23 Prehistoric Sites, Lamar County, Texas']</text:p>
          </table:table-cell>
        </table:table-row>
        <table:table-row table:style-name="ro1">
          <table:table-cell office:value-type="string" calcext:value-type="string">
            <text:p>['Camp Maxey III Archaeological Testing of 23 Prehistoric Sites, Lamar County, Texas']</text:p>
          </table:table-cell>
        </table:table-row>
        <table:table-row table:style-name="ro1">
          <table:table-cell office:value-type="string" calcext:value-type="string">
            <text:p>['Camp Maxey III Archaeological Testing of 23 Prehistoric Sites, Lamar County, Texas']</text:p>
          </table:table-cell>
        </table:table-row>
        <table:table-row table:style-name="ro1">
          <table:table-cell office:value-type="string" calcext:value-type="string">
            <text:p>['Camp Maxey III Archaeological Testing of 23 Prehistoric Sites, Lamar County, Texas']</text:p>
          </table:table-cell>
        </table:table-row>
        <table:table-row table:style-name="ro1">
          <table:table-cell office:value-type="string" calcext:value-type="string">
            <text:p>['Camp Maxey III Archaeological Testing of 23 Prehistoric Sites, Lamar County, Texas']</text:p>
          </table:table-cell>
        </table:table-row>
        <table:table-row table:style-name="ro1">
          <table:table-cell office:value-type="string" calcext:value-type="string">
            <text:p>['Camp Maxey III Archaeological Testing of 23 Prehistoric Sites, Lamar County, Texas']</text:p>
          </table:table-cell>
        </table:table-row>
        <table:table-row table:style-name="ro1">
          <table:table-cell office:value-type="string" calcext:value-type="string">
            <text:p>['Camp Maxey III Archaeological Testing of 23 Prehistoric Sites, Lamar County, Texas']</text:p>
          </table:table-cell>
        </table:table-row>
        <table:table-row table:style-name="ro1">
          <table:table-cell office:value-type="string" calcext:value-type="string">
            <text:p>['Camp Maxey III Archaeological Testing of 23 Prehistoric Sites, Lamar County, Texas']</text:p>
          </table:table-cell>
        </table:table-row>
        <table:table-row table:style-name="ro1">
          <table:table-cell office:value-type="string" calcext:value-type="string">
            <text:p>['Camp Maxey III Archaeological Testing of 23 Prehistoric Sites, Lamar County, Texas', ' Archaeological Survey of Southwest Block and Selected Roads and Firebreaks at Camp Maxey, Lamar County, Texas']</text:p>
          </table:table-cell>
        </table:table-row>
        <table:table-row table:style-name="ro1">
          <table:table-cell office:value-type="string" calcext:value-type="string">
            <text:p>['Camp Maxey III Archaeological Testing of 23 Prehistoric Sites, Lamar County, Texas', ' Archaeological Survey of Southwest Block and Selected Roads and Firebreaks at Camp Maxey, Lamar County, Texas']</text:p>
          </table:table-cell>
        </table:table-row>
        <table:table-row table:style-name="ro1">
          <table:table-cell office:value-type="string" calcext:value-type="string">
            <text:p>['Camp Maxey III Archaeological Testing of 23 Prehistoric Sites, Lamar County, Texas', ' Archaeological Survey of Southwest Block and Selected Roads and Firebreaks at Camp Maxey, Lamar County, Texas']</text:p>
          </table:table-cell>
        </table:table-row>
        <table:table-row table:style-name="ro1">
          <table:table-cell office:value-type="string" calcext:value-type="string">
            <text:p>['Camp Maxey III Archaeological Testing of 23 Prehistoric Sites, Lamar County, Texas', ' Archaeological Survey of Southwest Block and Selected Roads and Firebreaks at Camp Maxey, Lamar County, Texas']</text:p>
          </table:table-cell>
        </table:table-row>
        <table:table-row table:style-name="ro1">
          <table:table-cell office:value-type="string" calcext:value-type="string">
            <text:p>['Camp Maxey III Archaeological Testing of 23 Prehistoric Sites, Lamar County, Texas', ' Archaeological Survey of Southwest Block and Selected Roads and Firebreaks at Camp Maxey, Lamar County, Texas']</text:p>
          </table:table-cell>
        </table:table-row>
        <table:table-row table:style-name="ro1">
          <table:table-cell office:value-type="string" calcext:value-type="string">
            <text:p>['Camp Maxey IV Archaeological Testing of Six Sites, Lamar County, Texas']</text:p>
          </table:table-cell>
        </table:table-row>
        <table:table-row table:style-name="ro1">
          <table:table-cell office:value-type="string" calcext:value-type="string">
            <text:p>['Camp Maxey IV Archaeological Testing of Six Sites, Lamar County, Texas']</text:p>
          </table:table-cell>
        </table:table-row>
        <table:table-row table:style-name="ro1">
          <table:table-cell office:value-type="string" calcext:value-type="string">
            <text:p>['Camp Maxey IV Archaeological Testing of Six Sites, Lamar County, Texas']</text:p>
          </table:table-cell>
        </table:table-row>
        <table:table-row table:style-name="ro1">
          <table:table-cell office:value-type="string" calcext:value-type="string">
            <text:p>['Camp Maxey IV Archaeological Testing of Six Sites, Lamar County, Texas']</text:p>
          </table:table-cell>
        </table:table-row>
        <table:table-row table:style-name="ro1">
          <table:table-cell office:value-type="string" calcext:value-type="string">
            <text:p>['Camp Maxey IV Archaeological Testing of Six Sites, Lamar County, Texas']</text:p>
          </table:table-cell>
        </table:table-row>
        <table:table-row table:style-name="ro1">
          <table:table-cell office:value-type="string" calcext:value-type="string">
            <text:p>['Camp Maxey IV Archaeological Testing of Six Sites, Lamar County, Texas']</text:p>
          </table:table-cell>
        </table:table-row>
        <table:table-row table:style-name="ro1">
          <table:table-cell office:value-type="string" calcext:value-type="string">
            <text:p>['Camp Maxey V Archaeological Testing of Seven Sites on the Camp Maxey Training Facility, Lamar County, Texas']</text:p>
          </table:table-cell>
        </table:table-row>
        <table:table-row table:style-name="ro1">
          <table:table-cell office:value-type="string" calcext:value-type="string">
            <text:p>['Camp Maxey V Archaeological Testing of Seven Sites on the Camp Maxey Training Facility, Lamar County, Texas']</text:p>
          </table:table-cell>
        </table:table-row>
        <table:table-row table:style-name="ro1">
          <table:table-cell office:value-type="string" calcext:value-type="string">
            <text:p>['Camp Maxey V Archaeological Testing of Seven Sites on the Camp Maxey Training Facility, Lamar County, Texas']</text:p>
          </table:table-cell>
        </table:table-row>
        <table:table-row table:style-name="ro1">
          <table:table-cell office:value-type="string" calcext:value-type="string">
            <text:p>['Camp Maxey V Archaeological Testing of Seven Sites on the Camp Maxey Training Facility, Lamar County, Texas']</text:p>
          </table:table-cell>
        </table:table-row>
        <table:table-row table:style-name="ro1">
          <table:table-cell office:value-type="string" calcext:value-type="string">
            <text:p>['Camp Maxey V Archaeological Testing of Seven Sites on the Camp Maxey Training Facility, Lamar County, Texas']</text:p>
          </table:table-cell>
        </table:table-row>
        <table:table-row table:style-name="ro1">
          <table:table-cell office:value-type="string" calcext:value-type="string">
            <text:p>['Camp Maxey V Archaeological Testing of Seven Sites on the Camp Maxey Training Facility, Lamar County, Texas']</text:p>
          </table:table-cell>
        </table:table-row>
        <table:table-row table:style-name="ro1">
          <table:table-cell office:value-type="string" calcext:value-type="string">
            <text:p>['Camp Maxey V Archaeological Testing of Seven Sites on the Camp Maxey Training Facility, Lamar County, Texas']</text:p>
          </table:table-cell>
        </table:table-row>
        <table:table-row table:style-name="ro1">
          <table:table-cell office:value-type="string" calcext:value-type="string">
            <text:p>['Changing Lifeways along the Guadalupe Basin in South Texas: The Results of National Register Testing of a Stratified Multicomponent Prehistoric Site, 41DW277, DeWitt County, Texas']</text:p>
          </table:table-cell>
        </table:table-row>
        <table:table-row table:style-name="ro1">
          <table:table-cell office:value-type="string" calcext:value-type="string">
            <text:p>['Climate Change and the Archaic to Woodland Transition (3000-2500 Cal B.P.) in the Mississippi River Basin']</text:p>
          </table:table-cell>
        </table:table-row>
        <table:table-row table:style-name="ro1">
          <table:table-cell office:value-type="string" calcext:value-type="string">
            <text:p>['Climate Change and the Archaic to Woodland Transition (3000-2500 Cal B.P.) in the Mississippi River Basin']</text:p>
          </table:table-cell>
        </table:table-row>
        <table:table-row table:style-name="ro1">
          <table:table-cell office:value-type="string" calcext:value-type="string">
            <text:p>['Climate Change and the Archaic to Woodland Transition (3000-2500 Cal B.P.) in the Mississippi River Basin']</text:p>
          </table:table-cell>
        </table:table-row>
        <table:table-row table:style-name="ro1">
          <table:table-cell office:value-type="string" calcext:value-type="string">
            <text:p>['Climate Change and the Archaic to Woodland Transition (3000-2500 Cal B.P.) in the Mississippi River Basin']</text:p>
          </table:table-cell>
        </table:table-row>
        <table:table-row table:style-name="ro1">
          <table:table-cell office:value-type="string" calcext:value-type="string">
            <text:p>['Clovis and Western Stemmed: Population Migration and the Meeting of Two Technologies in the Intermountain West']</text:p>
          </table:table-cell>
        </table:table-row>
        <table:table-row table:style-name="ro1">
          <table:table-cell office:value-type="string" calcext:value-type="string">
            <text:p>['Collapse of Crucial Resources and Culture Change: A Model for the Woodland to Oneota Transformation in the Upper Midwest']</text:p>
          </table:table-cell>
        </table:table-row>
        <table:table-row table:style-name="ro1">
          <table:table-cell office:value-type="string" calcext:value-type="string">
            <text:p>['Collapse of Crucial Resources and Culture Change: A Model for the Woodland to Oneota Transformation in the Upper Midwest']</text:p>
          </table:table-cell>
        </table:table-row>
        <table:table-row table:style-name="ro1">
          <table:table-cell office:value-type="string" calcext:value-type="string">
            <text:p>['Collapse of Crucial Resources and Culture Change: A Model for the Woodland to Oneota Transformation in the Upper Midwest']</text:p>
          </table:table-cell>
        </table:table-row>
        <table:table-row table:style-name="ro1">
          <table:table-cell office:value-type="string" calcext:value-type="string">
            <text:p>['Collapse of Crucial Resources and Culture Change: A Model for the Woodland to Oneota Transformation in the Upper Midwest']</text:p>
          </table:table-cell>
        </table:table-row>
        <table:table-row table:style-name="ro1">
          <table:table-cell office:value-type="string" calcext:value-type="string">
            <text:p>['Collapse of Crucial Resources and Culture Change: A Model for the Woodland to Oneota Transformation in the Upper Midwest']</text:p>
          </table:table-cell>
        </table:table-row>
        <table:table-row table:style-name="ro1">
          <table:table-cell office:value-type="string" calcext:value-type="string">
            <text:p>['Collapse of Crucial Resources and Culture Change: A Model for the Woodland to Oneota Transformation in the Upper Midwest']</text:p>
          </table:table-cell>
        </table:table-row>
        <table:table-row table:style-name="ro1">
          <table:table-cell office:value-type="string" calcext:value-type="string">
            <text:p>['Collapse of Crucial Resources and Culture Change: A Model for the Woodland to Oneota Transformation in the Upper Midwest']</text:p>
          </table:table-cell>
        </table:table-row>
        <table:table-row table:style-name="ro1">
          <table:table-cell office:value-type="string" calcext:value-type="string">
            <text:p>['Collapse of Crucial Resources and Culture Change: A Model for the Woodland to Oneota Transformation in the Upper Midwest']</text:p>
          </table:table-cell>
        </table:table-row>
        <table:table-row table:style-name="ro1">
          <table:table-cell office:value-type="string" calcext:value-type="string">
            <text:p>['Collapse of Crucial Resources and Culture Change: A Model for the Woodland to Oneota Transformation in the Upper Midwest']</text:p>
          </table:table-cell>
        </table:table-row>
        <table:table-row table:style-name="ro1">
          <table:table-cell office:value-type="string" calcext:value-type="string">
            <text:p>['Collapse of Crucial Resources and Culture Change: A Model for the Woodland to Oneota Transformation in the Upper Midwest']</text:p>
          </table:table-cell>
        </table:table-row>
        <table:table-row table:style-name="ro1">
          <table:table-cell office:value-type="string" calcext:value-type="string">
            <text:p>['Collapse of Crucial Resources and Culture Change: A Model for the Woodland to Oneota Transformation in the Upper Midwest']</text:p>
          </table:table-cell>
        </table:table-row>
        <table:table-row table:style-name="ro1">
          <table:table-cell office:value-type="string" calcext:value-type="string">
            <text:p>['Collapse of Crucial Resources and Culture Change: A Model for the Woodland to Oneota Transformation in the Upper Midwest']</text:p>
          </table:table-cell>
        </table:table-row>
        <table:table-row table:style-name="ro1">
          <table:table-cell office:value-type="string" calcext:value-type="string">
            <text:p>['Collapse of Crucial Resources and Culture Change: A Model for the Woodland to Oneota Transformation in the Upper Midwest']</text:p>
          </table:table-cell>
        </table:table-row>
        <table:table-row table:style-name="ro1">
          <table:table-cell office:value-type="string" calcext:value-type="string">
            <text:p>['Collapse of Crucial Resources and Culture Change: A Model for the Woodland to Oneota Transformation in the Upper Midwest']</text:p>
          </table:table-cell>
        </table:table-row>
        <table:table-row table:style-name="ro1">
          <table:table-cell office:value-type="string" calcext:value-type="string">
            <text:p>['Collapse of Crucial Resources and Culture Change: A Model for the Woodland to Oneota Transformation in the Upper Midwest']</text:p>
          </table:table-cell>
        </table:table-row>
        <table:table-row table:style-name="ro1">
          <table:table-cell office:value-type="string" calcext:value-type="string">
            <text:p>['Collapse of Crucial Resources and Culture Change: A Model for the Woodland to Oneota Transformation in the Upper Midwest']</text:p>
          </table:table-cell>
        </table:table-row>
        <table:table-row table:style-name="ro1">
          <table:table-cell office:value-type="string" calcext:value-type="string">
            <text:p>['Collapse of Crucial Resources and Culture Change: A Model for the Woodland to Oneota Transformation in the Upper Midwest']</text:p>
          </table:table-cell>
        </table:table-row>
        <table:table-row table:style-name="ro1">
          <table:table-cell office:value-type="string" calcext:value-type="string">
            <text:p>['Collapse of Crucial Resources and Culture Change: A Model for the Woodland to Oneota Transformation in the Upper Midwest']</text:p>
          </table:table-cell>
        </table:table-row>
        <table:table-row table:style-name="ro1">
          <table:table-cell office:value-type="string" calcext:value-type="string">
            <text:p>['Collapse of Crucial Resources and Culture Change: A Model for the Woodland to Oneota Transformation in the Upper Midwest']</text:p>
          </table:table-cell>
        </table:table-row>
        <table:table-row table:style-name="ro1">
          <table:table-cell office:value-type="string" calcext:value-type="string">
            <text:p>['Collapse of Crucial Resources and Culture Change: A Model for the Woodland to Oneota Transformation in the Upper Midwest']</text:p>
          </table:table-cell>
        </table:table-row>
        <table:table-row table:style-name="ro1">
          <table:table-cell office:value-type="string" calcext:value-type="string">
            <text:p>['Collapse of Crucial Resources and Culture Change: A Model for the Woodland to Oneota Transformation in the Upper Midwest']</text:p>
          </table:table-cell>
        </table:table-row>
        <table:table-row table:style-name="ro1">
          <table:table-cell office:value-type="string" calcext:value-type="string">
            <text:p>['Collapse of Crucial Resources and Culture Change: A Model for the Woodland to Oneota Transformation in the Upper Midwest']</text:p>
          </table:table-cell>
        </table:table-row>
        <table:table-row table:style-name="ro1">
          <table:table-cell office:value-type="string" calcext:value-type="string">
            <text:p>['Collapse of Crucial Resources and Culture Change: A Model for the Woodland to Oneota Transformation in the Upper Midwest']</text:p>
          </table:table-cell>
        </table:table-row>
        <table:table-row table:style-name="ro1">
          <table:table-cell office:value-type="string" calcext:value-type="string">
            <text:p>['Collapse of Crucial Resources and Culture Change: A Model for the Woodland to Oneota Transformation in the Upper Midwest']</text:p>
          </table:table-cell>
        </table:table-row>
        <table:table-row table:style-name="ro1">
          <table:table-cell office:value-type="string" calcext:value-type="string">
            <text:p>['Collapse of Crucial Resources and Culture Change: A Model for the Woodland to Oneota Transformation in the Upper Midwest', ' Place of Origin of Prehistoric Inhabitants of Aztalan, Jefferson Co., Wisconsin']</text:p>
          </table:table-cell>
        </table:table-row>
        <table:table-row table:style-name="ro1">
          <table:table-cell office:value-type="string" calcext:value-type="string">
            <text:p>['Contextual Incongruities, Statistical Outliers, and Anomalies...']</text:p>
          </table:table-cell>
        </table:table-row>
        <table:table-row table:style-name="ro1">
          <table:table-cell office:value-type="string" calcext:value-type="string">
            <text:p>['Courage and Thoughtful Scholarship = Indigenous Archaeology Partnerships']</text:p>
          </table:table-cell>
        </table:table-row>
        <table:table-row table:style-name="ro1">
          <table:table-cell office:value-type="string" calcext:value-type="string">
            <text:p>['Courage and Thoughtful Scholarship = Indigenous Archaeology Partnerships']</text:p>
          </table:table-cell>
        </table:table-row>
        <table:table-row table:style-name="ro1">
          <table:table-cell office:value-type="string" calcext:value-type="string">
            <text:p>['Courage and Thoughtful Scholarship = Indigenous Archaeology Partnerships']</text:p>
          </table:table-cell>
        </table:table-row>
        <table:table-row table:style-name="ro1">
          <table:table-cell office:value-type="string" calcext:value-type="string">
            <text:p>['Courage and Thoughtful Scholarship = Indigenous Archaeology Partnerships']</text:p>
          </table:table-cell>
        </table:table-row>
        <table:table-row table:style-name="ro1">
          <table:table-cell office:value-type="string" calcext:value-type="string">
            <text:p>['Cultural Resources Assessment of Midland North Loop Midland County, Texas']</text:p>
          </table:table-cell>
        </table:table-row>
        <table:table-row table:style-name="ro1">
          <table:table-cell office:value-type="string" calcext:value-type="string">
            <text:p>['Cultural Resources Assessment of Midland North Loop Midland County, Texas']</text:p>
          </table:table-cell>
        </table:table-row>
        <table:table-row table:style-name="ro1">
          <table:table-cell office:value-type="string" calcext:value-type="string">
            <text:p>['Cultural Resources Inventory at Lake Corpus Christi State Park, San Patricio County, Texas']</text:p>
          </table:table-cell>
        </table:table-row>
        <table:table-row table:style-name="ro1">
          <table:table-cell office:value-type="string" calcext:value-type="string">
            <text:p>['Cultural Resources Inventory at Lake Corpus Christi State Park, San Patricio County, Texas']</text:p>
          </table:table-cell>
        </table:table-row>
        <table:table-row table:style-name="ro1">
          <table:table-cell office:value-type="string" calcext:value-type="string">
            <text:p>['Cultural Resources Inventory at Lake Corpus Christi State Park, San Patricio County, Texas']</text:p>
          </table:table-cell>
        </table:table-row>
        <table:table-row table:style-name="ro1">
          <table:table-cell office:value-type="string" calcext:value-type="string">
            <text:p>['Cultural Resources Inventory at Lake Corpus Christi State Park, San Patricio County, Texas']</text:p>
          </table:table-cell>
        </table:table-row>
        <table:table-row table:style-name="ro1">
          <table:table-cell office:value-type="string" calcext:value-type="string">
            <text:p>['Cultural Resources Inventory at Lake Corpus Christi State Park, San Patricio County, Texas']</text:p>
          </table:table-cell>
        </table:table-row>
        <table:table-row table:style-name="ro1">
          <table:table-cell office:value-type="string" calcext:value-type="string">
            <text:p>['Cultural Resources Inventory at Lake Corpus Christi State Park, San Patricio County, Texas']</text:p>
          </table:table-cell>
        </table:table-row>
        <table:table-row table:style-name="ro1">
          <table:table-cell office:value-type="string" calcext:value-type="string">
            <text:p>['Cultural Resources Inventory at Lake Corpus Christi State Park, San Patricio County, Texas', ' An Archaeological Survey of a Proposed Well Pad in the Vicinity of Lake Corpus Christi, San Particio County, Texas']</text:p>
          </table:table-cell>
        </table:table-row>
        <table:table-row table:style-name="ro1">
          <table:table-cell office:value-type="string" calcext:value-type="string">
            <text:p>['Data Recovery Excavations at 41BX1412 A Multicomponent Site in McAllister Park, San Antonio, Bexar County, Texas', ' The McAllister Park Roadway System Extension Project, San Antonio, Texas']</text:p>
          </table:table-cell>
        </table:table-row>
        <table:table-row table:style-name="ro1">
          <table:table-cell office:value-type="string" calcext:value-type="string">
            <text:p>['Data Recovery Excavations at 41PR44, Fort Wolters, Parker County, Texas']</text:p>
          </table:table-cell>
        </table:table-row>
        <table:table-row table:style-name="ro1">
          <table:table-cell office:value-type="string" calcext:value-type="string">
            <text:p>['Data Recovery Investigations at the Tank Destroyer Site (41CV1378) at Fort Hood, Coryell County, Texas']</text:p>
          </table:table-cell>
        </table:table-row>
        <table:table-row table:style-name="ro1">
          <table:table-cell office:value-type="string" calcext:value-type="string">
            <text:p>['Data Recovery Investigations: Murvaul Creek Site (41PN175), Panola County, Texas']</text:p>
          </table:table-cell>
        </table:table-row>
        <table:table-row table:style-name="ro1">
          <table:table-cell office:value-type="string" calcext:value-type="string">
            <text:p>['Data Recovery and Analysis at the Texas State University Ticket Kiosk Project, Located at 41HY160, Spring Lake, Hays County, Texas', ' Archaeological Testing at San Marcos Springs (41HY160) for the Texas Rivers Center, Hays County, Texas', ' Results of Cultural Resources Survey for the Spring Lake Section 206 Aquatic Ecosystem Restoration Project, Texas State University-San Marcos, Hays County, Texas']</text:p>
          </table:table-cell>
        </table:table-row>
        <table:table-row table:style-name="ro1">
          <table:table-cell office:value-type="string" calcext:value-type="string">
            <text:p>['Data Recovery at 41MI96 in Mills County, Texas']</text:p>
          </table:table-cell>
        </table:table-row>
        <table:table-row table:style-name="ro1">
          <table:table-cell office:value-type="string" calcext:value-type="string">
            <text:p>['Data Recovery at the Hawkwind Site (41HS915) Harrison County, Texas']</text:p>
          </table:table-cell>
        </table:table-row>
        <table:table-row table:style-name="ro1">
          <table:table-cell office:value-type="string" calcext:value-type="string">
            <text:p>['Determining Provenance of Shell-Tempered Pottery from the Central Plains Using Petrography and Oxidation Analysis']</text:p>
          </table:table-cell>
        </table:table-row>
        <table:table-row table:style-name="ro1">
          <table:table-cell office:value-type="string" calcext:value-type="string">
            <text:p>['Determining Provenance of Shell-Tempered Pottery from the Central Plains Using Petrography and Oxidation Analysis']</text:p>
          </table:table-cell>
        </table:table-row>
        <table:table-row table:style-name="ro1">
          <table:table-cell office:value-type="string" calcext:value-type="string">
            <text:p>['Determining Provenance of Shell-Tempered Pottery from the Central Plains Using Petrography and Oxidation Analysis']</text:p>
          </table:table-cell>
        </table:table-row>
        <table:table-row table:style-name="ro1">
          <table:table-cell office:value-type="string" calcext:value-type="string">
            <text:p>['Determining Provenance of Shell-Tempered Pottery from the Central Plains Using Petrography and Oxidation Analysis']</text:p>
          </table:table-cell>
        </table:table-row>
        <table:table-row table:style-name="ro1">
          <table:table-cell office:value-type="string" calcext:value-type="string">
            <text:p>['Determining Provenance of Shell-Tempered Pottery from the Central Plains Using Petrography and Oxidation Analysis']</text:p>
          </table:table-cell>
        </table:table-row>
        <table:table-row table:style-name="ro1">
          <table:table-cell office:value-type="string" calcext:value-type="string">
            <text:p>['Determining Provenance of Shell-Tempered Pottery from the Central Plains Using Petrography and Oxidation Analysis']</text:p>
          </table:table-cell>
        </table:table-row>
        <table:table-row table:style-name="ro1">
          <table:table-cell office:value-type="string" calcext:value-type="string">
            <text:p>['Differential Temporal and Spatial Preservation of Archaeological Sites in a Great Lakes Coastal Zone']</text:p>
          </table:table-cell>
        </table:table-row>
        <table:table-row table:style-name="ro1">
          <table:table-cell office:value-type="string" calcext:value-type="string">
            <text:p>['Differential Temporal and Spatial Preservation of Archaeological Sites in a Great Lakes Coastal Zone']</text:p>
          </table:table-cell>
        </table:table-row>
        <table:table-row table:style-name="ro1">
          <table:table-cell office:value-type="string" calcext:value-type="string">
            <text:p>['Differential Temporal and Spatial Preservation of Archaeological Sites in a Great Lakes Coastal Zone']</text:p>
          </table:table-cell>
        </table:table-row>
        <table:table-row table:style-name="ro1">
          <table:table-cell office:value-type="string" calcext:value-type="string">
            <text:p>['Differential Temporal and Spatial Preservation of Archaeological Sites in a Great Lakes Coastal Zone']</text:p>
          </table:table-cell>
        </table:table-row>
        <table:table-row table:style-name="ro1">
          <table:table-cell office:value-type="string" calcext:value-type="string">
            <text:p>['Differential Temporal and Spatial Preservation of Archaeological Sites in a Great Lakes Coastal Zone']</text:p>
          </table:table-cell>
        </table:table-row>
        <table:table-row table:style-name="ro1">
          <table:table-cell office:value-type="string" calcext:value-type="string">
            <text:p>['Differential Temporal and Spatial Preservation of Archaeological Sites in a Great Lakes Coastal Zone']</text:p>
          </table:table-cell>
        </table:table-row>
        <table:table-row table:style-name="ro1">
          <table:table-cell office:value-type="string" calcext:value-type="string">
            <text:p>['Differential Temporal and Spatial Preservation of Archaeological Sites in a Great Lakes Coastal Zone']</text:p>
          </table:table-cell>
        </table:table-row>
        <table:table-row table:style-name="ro1">
          <table:table-cell office:value-type="string" calcext:value-type="string">
            <text:p>['Differential Temporal and Spatial Preservation of Archaeological Sites in a Great Lakes Coastal Zone']</text:p>
          </table:table-cell>
        </table:table-row>
        <table:table-row table:style-name="ro1">
          <table:table-cell office:value-type="string" calcext:value-type="string">
            <text:p>['Differential Temporal and Spatial Preservation of Archaeological Sites in a Great Lakes Coastal Zone']</text:p>
          </table:table-cell>
        </table:table-row>
        <table:table-row table:style-name="ro1">
          <table:table-cell office:value-type="string" calcext:value-type="string">
            <text:p>["Early Human Occupations in South Central and Southwestern Texas: Preliminary Papers on the Baker Cave and St. Mary's Hall Sites"]</text:p>
          </table:table-cell>
        </table:table-row>
        <table:table-row table:style-name="ro1">
          <table:table-cell office:value-type="string" calcext:value-type="string">
            <text:p>['Eligibility Assessment of the Slippery Slope Site (41MS69) in TxDOT Right-of-Way in Mason County, Texas']</text:p>
          </table:table-cell>
        </table:table-row>
        <table:table-row table:style-name="ro1">
          <table:table-cell office:value-type="string" calcext:value-type="string">
            <text:p>['Eligibility Testing at 41BU75, Burleson County, Texas']</text:p>
          </table:table-cell>
        </table:table-row>
        <table:table-row table:style-name="ro1">
          <table:table-cell office:value-type="string" calcext:value-type="string">
            <text:p>['Eligibility Testing at Three Prehistoric Sites at Lynch Creek, Lampasas County, Texas']</text:p>
          </table:table-cell>
        </table:table-row>
        <table:table-row table:style-name="ro1">
          <table:table-cell office:value-type="string" calcext:value-type="string">
            <text:p>['Eligibility Testing at Three Prehistoric Sites at Lynch Creek, Lampasas County, Texas']</text:p>
          </table:table-cell>
        </table:table-row>
        <table:table-row table:style-name="ro1">
          <table:table-cell office:value-type="string" calcext:value-type="string">
            <text:p>['Eligibility Testing at Three Prehistoric Sites at Lynch Creek, Lampasas County, Texas']</text:p>
          </table:table-cell>
        </table:table-row>
        <table:table-row table:style-name="ro1">
          <table:table-cell office:value-type="string" calcext:value-type="string">
            <text:p>['Empirical Bayesian Methods for Archaeological Survey Data: An Application from the Mesa Verde Region']</text:p>
          </table:table-cell>
        </table:table-row>
        <table:table-row table:style-name="ro1">
          <table:table-cell office:value-type="string" calcext:value-type="string">
            <text:p>['Empirical Bayesian Methods for Archaeological Survey Data: An Application from the Mesa Verde Region']</text:p>
          </table:table-cell>
        </table:table-row>
        <table:table-row table:style-name="ro1">
          <table:table-cell office:value-type="string" calcext:value-type="string">
            <text:p>['Empirical Bayesian Methods for Archaeological Survey Data: An Application from the Mesa Verde Region']</text:p>
          </table:table-cell>
        </table:table-row>
        <table:table-row table:style-name="ro1">
          <table:table-cell office:value-type="string" calcext:value-type="string">
            <text:p>['Empirical Bayesian Methods for Archaeological Survey Data: An Application from the Mesa Verde Region']</text:p>
          </table:table-cell>
        </table:table-row>
        <table:table-row table:style-name="ro1">
          <table:table-cell office:value-type="string" calcext:value-type="string">
            <text:p>['Empirical Bayesian Methods for Archaeological Survey Data: An Application from the Mesa Verde Region']</text:p>
          </table:table-cell>
        </table:table-row>
        <table:table-row table:style-name="ro1">
          <table:table-cell office:value-type="string" calcext:value-type="string">
            <text:p>['Empirical Bayesian Methods for Archaeological Survey Data: An Application from the Mesa Verde Region']</text:p>
          </table:table-cell>
        </table:table-row>
        <table:table-row table:style-name="ro1">
          <table:table-cell office:value-type="string" calcext:value-type="string">
            <text:p>['Empirical Bayesian Methods for Archaeological Survey Data: An Application from the Mesa Verde Region']</text:p>
          </table:table-cell>
        </table:table-row>
        <table:table-row table:style-name="ro1">
          <table:table-cell office:value-type="string" calcext:value-type="string">
            <text:p>['Empirical Bayesian Methods for Archaeological Survey Data: An Application from the Mesa Verde Region']</text:p>
          </table:table-cell>
        </table:table-row>
        <table:table-row table:style-name="ro1">
          <table:table-cell office:value-type="string" calcext:value-type="string">
            <text:p>['Empirical Bayesian Methods for Archaeological Survey Data: An Application from the Mesa Verde Region']</text:p>
          </table:table-cell>
        </table:table-row>
        <table:table-row table:style-name="ro1">
          <table:table-cell office:value-type="string" calcext:value-type="string">
            <text:p>['Empirical Bayesian Methods for Archaeological Survey Data: An Application from the Mesa Verde Region']</text:p>
          </table:table-cell>
        </table:table-row>
        <table:table-row table:style-name="ro1">
          <table:table-cell office:value-type="string" calcext:value-type="string">
            <text:p>['Empirical Bayesian Methods for Archaeological Survey Data: An Application from the Mesa Verde Region']</text:p>
          </table:table-cell>
        </table:table-row>
        <table:table-row table:style-name="ro1">
          <table:table-cell office:value-type="string" calcext:value-type="string">
            <text:p>['Empirical Bayesian Methods for Archaeological Survey Data: An Application from the Mesa Verde Region']</text:p>
          </table:table-cell>
        </table:table-row>
        <table:table-row table:style-name="ro1">
          <table:table-cell office:value-type="string" calcext:value-type="string">
            <text:p>['Empirical Bayesian Methods for Archaeological Survey Data: An Application from the Mesa Verde Region']</text:p>
          </table:table-cell>
        </table:table-row>
        <table:table-row table:style-name="ro1">
          <table:table-cell office:value-type="string" calcext:value-type="string">
            <text:p>['Empirical Bayesian Methods for Archaeological Survey Data: An Application from the Mesa Verde Region']</text:p>
          </table:table-cell>
        </table:table-row>
        <table:table-row table:style-name="ro1">
          <table:table-cell office:value-type="string" calcext:value-type="string">
            <text:p>['Empirical Bayesian Methods for Archaeological Survey Data: An Application from the Mesa Verde Region']</text:p>
          </table:table-cell>
        </table:table-row>
        <table:table-row table:style-name="ro1">
          <table:table-cell office:value-type="string" calcext:value-type="string">
            <text:p>['Empirical Bayesian Methods for Archaeological Survey Data: An Application from the Mesa Verde Region']</text:p>
          </table:table-cell>
        </table:table-row>
        <table:table-row table:style-name="ro1">
          <table:table-cell office:value-type="string" calcext:value-type="string">
            <text:p>['Empirical Bayesian Methods for Archaeological Survey Data: An Application from the Mesa Verde Region']</text:p>
          </table:table-cell>
        </table:table-row>
        <table:table-row table:style-name="ro1">
          <table:table-cell office:value-type="string" calcext:value-type="string">
            <text:p>['Empirical Bayesian Methods for Archaeological Survey Data: An Application from the Mesa Verde Region']</text:p>
          </table:table-cell>
        </table:table-row>
        <table:table-row table:style-name="ro1">
          <table:table-cell office:value-type="string" calcext:value-type="string">
            <text:p>['Empirical Bayesian Methods for Archaeological Survey Data: An Application from the Mesa Verde Region']</text:p>
          </table:table-cell>
        </table:table-row>
        <table:table-row table:style-name="ro1">
          <table:table-cell office:value-type="string" calcext:value-type="string">
            <text:p>['Empirical Bayesian Methods for Archaeological Survey Data: An Application from the Mesa Verde Region']</text:p>
          </table:table-cell>
        </table:table-row>
        <table:table-row table:style-name="ro1">
          <table:table-cell office:value-type="string" calcext:value-type="string">
            <text:p>['Empirical Bayesian Methods for Archaeological Survey Data: An Application from the Mesa Verde Region']</text:p>
          </table:table-cell>
        </table:table-row>
        <table:table-row table:style-name="ro1">
          <table:table-cell office:value-type="string" calcext:value-type="string">
            <text:p>['Empirical Bayesian Methods for Archaeological Survey Data: An Application from the Mesa Verde Region']</text:p>
          </table:table-cell>
        </table:table-row>
        <table:table-row table:style-name="ro1">
          <table:table-cell office:value-type="string" calcext:value-type="string">
            <text:p>['Empirical Bayesian Methods for Archaeological Survey Data: An Application from the Mesa Verde Region']</text:p>
          </table:table-cell>
        </table:table-row>
        <table:table-row table:style-name="ro1">
          <table:table-cell office:value-type="string" calcext:value-type="string">
            <text:p>['Empirical Bayesian Methods for Archaeological Survey Data: An Application from the Mesa Verde Region']</text:p>
          </table:table-cell>
        </table:table-row>
        <table:table-row table:style-name="ro1">
          <table:table-cell office:value-type="string" calcext:value-type="string">
            <text:p>['Empirical Bayesian Methods for Archaeological Survey Data: An Application from the Mesa Verde Region']</text:p>
          </table:table-cell>
        </table:table-row>
        <table:table-row table:style-name="ro1">
          <table:table-cell office:value-type="string" calcext:value-type="string">
            <text:p>['Empirical Bayesian Methods for Archaeological Survey Data: An Application from the Mesa Verde Region']</text:p>
          </table:table-cell>
        </table:table-row>
        <table:table-row table:style-name="ro1">
          <table:table-cell office:value-type="string" calcext:value-type="string">
            <text:p>['Empirical Bayesian Methods for Archaeological Survey Data: An Application from the Mesa Verde Region']</text:p>
          </table:table-cell>
        </table:table-row>
        <table:table-row table:style-name="ro1">
          <table:table-cell office:value-type="string" calcext:value-type="string">
            <text:p>['Empirical Bayesian Methods for Archaeological Survey Data: An Application from the Mesa Verde Region']</text:p>
          </table:table-cell>
        </table:table-row>
        <table:table-row table:style-name="ro1">
          <table:table-cell office:value-type="string" calcext:value-type="string">
            <text:p>['Empirical Bayesian Methods for Archaeological Survey Data: An Application from the Mesa Verde Region']</text:p>
          </table:table-cell>
        </table:table-row>
        <table:table-row table:style-name="ro1">
          <table:table-cell office:value-type="string" calcext:value-type="string">
            <text:p>['Empirical Bayesian Methods for Archaeological Survey Data: An Application from the Mesa Verde Region']</text:p>
          </table:table-cell>
        </table:table-row>
        <table:table-row table:style-name="ro1">
          <table:table-cell office:value-type="string" calcext:value-type="string">
            <text:p>['Empirical Bayesian Methods for Archaeological Survey Data: An Application from the Mesa Verde Region']</text:p>
          </table:table-cell>
        </table:table-row>
        <table:table-row table:style-name="ro1">
          <table:table-cell office:value-type="string" calcext:value-type="string">
            <text:p>['Empirical Bayesian Methods for Archaeological Survey Data: An Application from the Mesa Verde Region']</text:p>
          </table:table-cell>
        </table:table-row>
        <table:table-row table:style-name="ro1">
          <table:table-cell office:value-type="string" calcext:value-type="string">
            <text:p>['Empirical Bayesian Methods for Archaeological Survey Data: An Application from the Mesa Verde Region']</text:p>
          </table:table-cell>
        </table:table-row>
        <table:table-row table:style-name="ro1">
          <table:table-cell office:value-type="string" calcext:value-type="string">
            <text:p>['Empirical Bayesian Methods for Archaeological Survey Data: An Application from the Mesa Verde Region']</text:p>
          </table:table-cell>
        </table:table-row>
        <table:table-row table:style-name="ro1">
          <table:table-cell office:value-type="string" calcext:value-type="string">
            <text:p>['Empirical Bayesian Methods for Archaeological Survey Data: An Application from the Mesa Verde Region']</text:p>
          </table:table-cell>
        </table:table-row>
        <table:table-row table:style-name="ro1">
          <table:table-cell office:value-type="string" calcext:value-type="string">
            <text:p>['Empirical Bayesian Methods for Archaeological Survey Data: An Application from the Mesa Verde Region', ' A Symmetry Analysis of Design Structure: 1,000 Years of Continuity and Change in Puebloan Ceramic Design']</text:p>
          </table:table-cell>
        </table:table-row>
        <table:table-row table:style-name="ro1">
          <table:table-cell office:value-type="string" calcext:value-type="string">
            <text:p>['Empirical Bayesian Methods for Archaeological Survey Data: An Application from the Mesa Verde Region', ' Obsidian Evidence of Interaction and Migration From the Mesa Verde Region, Southwest Colorado']</text:p>
          </table:table-cell>
        </table:table-row>
        <table:table-row table:style-name="ro1">
          <table:table-cell office:value-type="string" calcext:value-type="string">
            <text:p>['Empirical Bayesian Methods for Archaeological Survey Data: An Application from the Mesa Verde Region', ' Obsidian Evidence of Interaction and Migration From the Mesa Verde Region, Southwest Colorado']</text:p>
          </table:table-cell>
        </table:table-row>
        <table:table-row table:style-name="ro1">
          <table:table-cell office:value-type="string" calcext:value-type="string">
            <text:p>['Empirical Bayesian Methods for Archaeological Survey Data: An Application from the Mesa Verde Region', ' Obsidian Evidence of Interaction and Migration From the Mesa Verde Region, Southwest Colorado']</text:p>
          </table:table-cell>
        </table:table-row>
        <table:table-row table:style-name="ro1">
          <table:table-cell office:value-type="string" calcext:value-type="string">
            <text:p>['Empirical Bayesian Methods for Archaeological Survey Data: An Application from the Mesa Verde Region', ' Obsidian Evidence of Interaction and Migration From the Mesa Verde Region, Southwest Colorado']</text:p>
          </table:table-cell>
        </table:table-row>
        <table:table-row table:style-name="ro1">
          <table:table-cell office:value-type="string" calcext:value-type="string">
            <text:p>['Empirical Bayesian Methods for Archaeological Survey Data: An Application from the Mesa Verde Region', ' Obsidian Evidence of Interaction and Migration From the Mesa Verde Region, Southwest Colorado']</text:p>
          </table:table-cell>
        </table:table-row>
        <table:table-row table:style-name="ro1">
          <table:table-cell office:value-type="string" calcext:value-type="string">
            <text:p>['Empirical Bayesian Methods for Archaeological Survey Data: An Application from the Mesa Verde Region', ' Obsidian Evidence of Interaction and Migration From the Mesa Verde Region, Southwest Colorado']</text:p>
          </table:table-cell>
        </table:table-row>
        <table:table-row table:style-name="ro1">
          <table:table-cell office:value-type="string" calcext:value-type="string">
            <text:p>['Empirical Bayesian Methods for Archaeological Survey Data: An Application from the Mesa Verde Region', ' The Consequences of Social Processes: Aggregate Populations, Projectile Point Accumulation, and Subsistence Patterns in the American Southwest']</text:p>
          </table:table-cell>
        </table:table-row>
        <table:table-row table:style-name="ro1">
          <table:table-cell office:value-type="string" calcext:value-type="string">
            <text:p>['Empirical Bayesian Methods for Archaeological Survey Data: An Application from the Mesa Verde Region', ' The Consequences of Social Processes: Aggregate Populations, Projectile Point Accumulation, and Subsistence Patterns in the American Southwest', ' The Neolithic Demographic Transition in the U.S. Southwest']</text:p>
          </table:table-cell>
        </table:table-row>
        <table:table-row table:style-name="ro1">
          <table:table-cell office:value-type="string" calcext:value-type="string">
            <text:p>['Empirical Bayesian Methods for Archaeological Survey Data: An Application from the Mesa Verde Region', ' The Neolithic Demographic Transition in the U.S. Southwest']</text:p>
          </table:table-cell>
        </table:table-row>
        <table:table-row table:style-name="ro1">
          <table:table-cell office:value-type="string" calcext:value-type="string">
            <text:p>['Empirical Bayesian Methods for Archaeological Survey Data: An Application from the Mesa Verde Region', ' The Neolithic Demographic Transition in the U.S. Southwest']</text:p>
          </table:table-cell>
        </table:table-row>
        <table:table-row table:style-name="ro1">
          <table:table-cell office:value-type="string" calcext:value-type="string">
            <text:p>['Empirical Bayesian Methods for Archaeological Survey Data: An Application from the Mesa Verde Region', ' The Neolithic Demographic Transition in the U.S. Southwest']</text:p>
          </table:table-cell>
        </table:table-row>
        <table:table-row table:style-name="ro1">
          <table:table-cell office:value-type="string" calcext:value-type="string">
            <text:p>['Empirical Bayesian Methods for Archaeological Survey Data: An Application from the Mesa Verde Region', ' The Neolithic Demographic Transition in the U.S. Southwest']</text:p>
          </table:table-cell>
        </table:table-row>
        <table:table-row table:style-name="ro1">
          <table:table-cell office:value-type="string" calcext:value-type="string">
            <text:p>['Excavation of 41FY58, Fayette County, Texas']</text:p>
          </table:table-cell>
        </table:table-row>
        <table:table-row table:style-name="ro1">
          <table:table-cell office:value-type="string" calcext:value-type="string">
            <text:p>['Excavation of a Portion of the San Pedro Acequia (41BX337) via Metropolitan Transit System Parking Lot, San Antonio, Bexar County, Texas', ' Excavations of Portions of the San Pedro Acequia (41BX337) and a Search fro the Arocha Acequia, San Antonio, Texas', ' Documentation of the San Pedro Acequia (41BX337) at Trevino Street, San Antonio, Texas', ' Excavation of the San Pedro Acequia on the Grounds of the San Antonio Housing Authority']</text:p>
          </table:table-cell>
        </table:table-row>
        <table:table-row table:style-name="ro1">
          <table:table-cell office:value-type="string" calcext:value-type="string">
            <text:p>['Excavations at 41LK67 a Prehistoric Site in the Choke Canyon Reservior, South Texas']</text:p>
          </table:table-cell>
        </table:table-row>
        <table:table-row table:style-name="ro1">
          <table:table-cell office:value-type="string" calcext:value-type="string">
            <text:p>['Excavations at Site 41CK193: Cultural Resource Investigations Along SH 158 West of the Town of Edith Coke County, Texas']</text:p>
          </table:table-cell>
        </table:table-row>
        <table:table-row table:style-name="ro1">
          <table:table-cell office:value-type="string" calcext:value-type="string">
            <text:p>['Excavations at Site 41FY11: Cultural Resource Investigations Along the Proposed Bypass for SH 71, Near La Grange Fayette County, Texas']</text:p>
          </table:table-cell>
        </table:table-row>
        <table:table-row table:style-name="ro1">
          <table:table-cell office:value-type="string" calcext:value-type="string">
            <text:p>['Excavations at Site 41FY11: Cultural Resource Investigations Along the Proposed Bypass for SH 71, Near La Grange Fayette County, Texas', ' A Reappraisal of the Archaeological Resources Along the Proposed LaGrange Bypass, Alternate Route A, Fayette County, Texas']</text:p>
          </table:table-cell>
        </table:table-row>
        <table:table-row table:style-name="ro1">
          <table:table-cell office:value-type="string" calcext:value-type="string">
            <text:p>['Excavations at Sites 41LK31/32 and 41LK202 in the Choke Canyon Reservoir, South Texas']</text:p>
          </table:table-cell>
        </table:table-row>
        <table:table-row table:style-name="ro1">
          <table:table-cell office:value-type="string" calcext:value-type="string">
            <text:p>['Excavations at Sites 41LK31/32 and 41LK202 in the Choke Canyon Reservoir, South Texas']</text:p>
          </table:table-cell>
        </table:table-row>
        <table:table-row table:style-name="ro1">
          <table:table-cell office:value-type="string" calcext:value-type="string">
            <text:p>['Excavations at the Bluff Creek Sites: 41MK10 and 41MK27, McColloch County, Texas']</text:p>
          </table:table-cell>
        </table:table-row>
        <table:table-row table:style-name="ro1">
          <table:table-cell office:value-type="string" calcext:value-type="string">
            <text:p>['Excavations at the Bluff Creek Sites: 41MK10 and 41MK27, McColloch County, Texas']</text:p>
          </table:table-cell>
        </table:table-row>
        <table:table-row table:style-name="ro1">
          <table:table-cell office:value-type="string" calcext:value-type="string">
            <text:p>['Excavations at the McDonald Site, 41BX794, San Antonio, Bexar County, Texas']</text:p>
          </table:table-cell>
        </table:table-row>
        <table:table-row table:style-name="ro1">
          <table:table-cell office:value-type="string" calcext:value-type="string">
            <text:p>['Final Report of Significance Testing at Site 41EP880 on Artcraft Road El Paso County, Texas']</text:p>
          </table:table-cell>
        </table:table-row>
        <table:table-row table:style-name="ro1">
          <table:table-cell office:value-type="string" calcext:value-type="string">
            <text:p>['Final Report of Test Excavations Along Loop 375 South-Central El Paso County, Texas']</text:p>
          </table:table-cell>
        </table:table-row>
        <table:table-row table:style-name="ro1">
          <table:table-cell office:value-type="string" calcext:value-type="string">
            <text:p>['Final Report of Test Excavations Along Loop 375 South-Central El Paso County, Texas']</text:p>
          </table:table-cell>
        </table:table-row>
        <table:table-row table:style-name="ro1">
          <table:table-cell office:value-type="string" calcext:value-type="string">
            <text:p>['Final Report of Test Excavations Along Loop 375 South-Central El Paso County, Texas']</text:p>
          </table:table-cell>
        </table:table-row>
        <table:table-row table:style-name="ro1">
          <table:table-cell office:value-type="string" calcext:value-type="string">
            <text:p>['Final Report of Test Excavations Along Loop 375 South-Central El Paso County, Texas']</text:p>
          </table:table-cell>
        </table:table-row>
        <table:table-row table:style-name="ro1">
          <table:table-cell office:value-type="string" calcext:value-type="string">
            <text:p>['Final Report of Test Excavations Along Loop 375 South-Central El Paso County, Texas']</text:p>
          </table:table-cell>
        </table:table-row>
        <table:table-row table:style-name="ro1">
          <table:table-cell office:value-type="string" calcext:value-type="string">
            <text:p>['Final Report of Test Excavations Along Loop 375 South-Central El Paso County, Texas']</text:p>
          </table:table-cell>
        </table:table-row>
        <table:table-row table:style-name="ro1">
          <table:table-cell office:value-type="string" calcext:value-type="string">
            <text:p>['Final Report of Test Excavations Along Loop 375 South-Central El Paso County, Texas']</text:p>
          </table:table-cell>
        </table:table-row>
        <table:table-row table:style-name="ro1">
          <table:table-cell office:value-type="string" calcext:value-type="string">
            <text:p>['Final Report of Test Excavations at Site 41PC476 Along S.H. 349 in Pecos County, Texas']</text:p>
          </table:table-cell>
        </table:table-row>
        <table:table-row table:style-name="ro1">
          <table:table-cell office:value-type="string" calcext:value-type="string">
            <text:p>['Hierarchy, Communalism, and the Spatial Order of Northwest Coast Plank Houses: A Comparative Study']</text:p>
          </table:table-cell>
        </table:table-row>
        <table:table-row table:style-name="ro1">
          <table:table-cell office:value-type="string" calcext:value-type="string">
            <text:p>['Hierarchy, Communalism, and the Spatial Order of Northwest Coast Plank Houses: A Comparative Study']</text:p>
          </table:table-cell>
        </table:table-row>
        <table:table-row table:style-name="ro1">
          <table:table-cell office:value-type="string" calcext:value-type="string">
            <text:p>['Historic Overview and Archival Archaeological Investigations for the San Antonio River Improvements Project: Houston to Lexington Segment']</text:p>
          </table:table-cell>
        </table:table-row>
        <table:table-row table:style-name="ro1">
          <table:table-cell office:value-type="string" calcext:value-type="string">
            <text:p>['Historic Overview and Archival Archaeological Investigations for the San Antonio River Improvements Project: Houston to Lexington Segment']</text:p>
          </table:table-cell>
        </table:table-row>
        <table:table-row table:style-name="ro1">
          <table:table-cell office:value-type="string" calcext:value-type="string">
            <text:p>['History and Archaeology of the Hot Wells Hotel Site, 41BX237']</text:p>
          </table:table-cell>
        </table:table-row>
        <table:table-row table:style-name="ro1">
          <table:table-cell office:value-type="string" calcext:value-type="string">
            <text:p>['Identifying Necessity and Sufficiency Relationships in Skeletal-Part Representation Using Fuzzy-Set Theory']</text:p>
          </table:table-cell>
        </table:table-row>
        <table:table-row table:style-name="ro1">
          <table:table-cell office:value-type="string" calcext:value-type="string">
            <text:p>['Identifying Stone Tool Cut Marks and the Pre-Clovis Occupation of the Paisley Caves']</text:p>
          </table:table-cell>
        </table:table-row>
        <table:table-row table:style-name="ro1">
          <table:table-cell office:value-type="string" calcext:value-type="string">
            <text:p>['Implications of New Radiocarbon Ages on Coiled Basketry from the Northern Great Basin']</text:p>
          </table:table-cell>
        </table:table-row>
        <table:table-row table:style-name="ro1">
          <table:table-cell office:value-type="string" calcext:value-type="string">
            <text:p>['Implications of New Radiocarbon Ages on Coiled Basketry from the Northern Great Basin']</text:p>
          </table:table-cell>
        </table:table-row>
        <table:table-row table:style-name="ro1">
          <table:table-cell office:value-type="string" calcext:value-type="string">
            <text:p>['Initial Testing Report and Recommendations for Archaeological Resources Along Proposed Loop 1604, Bexar County, Texas']</text:p>
          </table:table-cell>
        </table:table-row>
        <table:table-row table:style-name="ro1">
          <table:table-cell office:value-type="string" calcext:value-type="string">
            <text:p>['Integrated Remote Sensing and Excavation at Double Ditch State Historic Site, North Dakota']</text:p>
          </table:table-cell>
        </table:table-row>
        <table:table-row table:style-name="ro1">
          <table:table-cell office:value-type="string" calcext:value-type="string">
            <text:p>['Integrated Remote Sensing and Excavation at Double Ditch State Historic Site, North Dakota']</text:p>
          </table:table-cell>
        </table:table-row>
        <table:table-row table:style-name="ro1">
          <table:table-cell office:value-type="string" calcext:value-type="string">
            <text:p>['Intensive Cultural Resources Survey of the Proposed Wurzbach Parkway Extension Project from Blanco Road to Wetmore Road, Bexar County, Texas']</text:p>
          </table:table-cell>
        </table:table-row>
        <table:table-row table:style-name="ro1">
          <table:table-cell office:value-type="string" calcext:value-type="string">
            <text:p>['Intensive Cultural Resources Survey of the Proposed Wurzbach Parkway Extension Project from Blanco Road to Wetmore Road, Bexar County, Texas']</text:p>
          </table:table-cell>
        </table:table-row>
        <table:table-row table:style-name="ro1">
          <table:table-cell office:value-type="string" calcext:value-type="string">
            <text:p>['Intensive Cultural Resources Survey of the Proposed Wurzbach Parkway Extension Project from Blanco Road to Wetmore Road, Bexar County, Texas']</text:p>
          </table:table-cell>
        </table:table-row>
        <table:table-row table:style-name="ro1">
          <table:table-cell office:value-type="string" calcext:value-type="string">
            <text:p>['Intensive Cultural Resources Survey of the Proposed Wurzbach Parkway Extension Project from Blanco Road to Wetmore Road, Bexar County, Texas']</text:p>
          </table:table-cell>
        </table:table-row>
        <table:table-row table:style-name="ro1">
          <table:table-cell office:value-type="string" calcext:value-type="string">
            <text:p>['Intensive Cultural Resources Survey of the Proposed Wurzbach Parkway Extension Project from Blanco Road to Wetmore Road, Bexar County, Texas']</text:p>
          </table:table-cell>
        </table:table-row>
        <table:table-row table:style-name="ro1">
          <table:table-cell office:value-type="string" calcext:value-type="string">
            <text:p>['Intensive Cultural Resources Survey of the Proposed Wurzbach Parkway Extension Project from Blanco Road to Wetmore Road, Bexar County, Texas']</text:p>
          </table:table-cell>
        </table:table-row>
        <table:table-row table:style-name="ro1">
          <table:table-cell office:value-type="string" calcext:value-type="string">
            <text:p>['Intensive Cultural Resources Survey of the Proposed Wurzbach Parkway Extension Project from Blanco Road to Wetmore Road, Bexar County, Texas']</text:p>
          </table:table-cell>
        </table:table-row>
        <table:table-row table:style-name="ro1">
          <table:table-cell office:value-type="string" calcext:value-type="string">
            <text:p>['Intensive Cultural Resources Survey of the Proposed Wurzbach Parkway Extension Project from Blanco Road to Wetmore Road, Bexar County, Texas']</text:p>
          </table:table-cell>
        </table:table-row>
        <table:table-row table:style-name="ro1">
          <table:table-cell office:value-type="string" calcext:value-type="string">
            <text:p>['Intensive Cultural Resources Survey of the Proposed Wurzbach Parkway Extension Project from Blanco Road to Wetmore Road, Bexar County, Texas']</text:p>
          </table:table-cell>
        </table:table-row>
        <table:table-row table:style-name="ro1">
          <table:table-cell office:value-type="string" calcext:value-type="string">
            <text:p>['Intensive Cultural Resources Survey of the Proposed Wurzbach Parkway Extension Project from Blanco Road to Wetmore Road, Bexar County, Texas']</text:p>
          </table:table-cell>
        </table:table-row>
        <table:table-row table:style-name="ro1">
          <table:table-cell office:value-type="string" calcext:value-type="string">
            <text:p>['Intensive Cultural Resources Survey of the Proposed Wurzbach Parkway Extension Project from Blanco Road to Wetmore Road, Bexar County, Texas']</text:p>
          </table:table-cell>
        </table:table-row>
        <table:table-row table:style-name="ro1">
          <table:table-cell office:value-type="string" calcext:value-type="string">
            <text:p>['Intensive Cultural Resources Survey of the Proposed Wurzbach Parkway Extension Project from Blanco Road to Wetmore Road, Bexar County, Texas']</text:p>
          </table:table-cell>
        </table:table-row>
        <table:table-row table:style-name="ro1">
          <table:table-cell office:value-type="string" calcext:value-type="string">
            <text:p>['Intensive Cultural Resources Survey of the Proposed Wurzbach Parkway Extension Project from Blanco Road to Wetmore Road, Bexar County, Texas']</text:p>
          </table:table-cell>
        </table:table-row>
        <table:table-row table:style-name="ro1">
          <table:table-cell office:value-type="string" calcext:value-type="string">
            <text:p>['Intensive Pedestrian Survey of Selected Areas Within McAllister Park, San Antonio, Bexar County, Texas']</text:p>
          </table:table-cell>
        </table:table-row>
        <table:table-row table:style-name="ro1">
          <table:table-cell office:value-type="string" calcext:value-type="string">
            <text:p>['Intensive Pedestrian Survey of the Phase II Portion of the Medina River Park Trail, Bexar County, Texas']</text:p>
          </table:table-cell>
        </table:table-row>
        <table:table-row table:style-name="ro1">
          <table:table-cell office:value-type="string" calcext:value-type="string">
            <text:p>['Intensive Pedestrian Survey of the Phase II Portion of the Medina River Park Trail, Bexar County, Texas']</text:p>
          </table:table-cell>
        </table:table-row>
        <table:table-row table:style-name="ro1">
          <table:table-cell office:value-type="string" calcext:value-type="string">
            <text:p>['Intensive Pedestrian Survey of the Phase II Portion of the Medina River Park Trail, Bexar County, Texas']</text:p>
          </table:table-cell>
        </table:table-row>
        <table:table-row table:style-name="ro1">
          <table:table-cell office:value-type="string" calcext:value-type="string">
            <text:p>['Intensive Pedestrian Survey of the Phase II Portion of the Medina River Park Trail, Bexar County, Texas']</text:p>
          </table:table-cell>
        </table:table-row>
        <table:table-row table:style-name="ro1">
          <table:table-cell office:value-type="string" calcext:value-type="string">
            <text:p>['Intensive Pedestrian Survey of the Phase II Portion of the Medina River Park Trail, Bexar County, Texas']</text:p>
          </table:table-cell>
        </table:table-row>
        <table:table-row table:style-name="ro1">
          <table:table-cell office:value-type="string" calcext:value-type="string">
            <text:p>['Intensive Pedestrian Survey of the Phase II Portion of the Medina River Park Trail, Bexar County, Texas']</text:p>
          </table:table-cell>
        </table:table-row>
        <table:table-row table:style-name="ro1">
          <table:table-cell office:value-type="string" calcext:value-type="string">
            <text:p>['Intensive Pedestrian Survey of the Phase II Portion of the Medina River Park Trail, Bexar County, Texas']</text:p>
          </table:table-cell>
        </table:table-row>
        <table:table-row table:style-name="ro1">
          <table:table-cell office:value-type="string" calcext:value-type="string">
            <text:p>['Intensive Pedestrian Survey of the Phase II Portion of the Medina River Park Trail, Bexar County, Texas']</text:p>
          </table:table-cell>
        </table:table-row>
        <table:table-row table:style-name="ro1">
          <table:table-cell office:value-type="string" calcext:value-type="string">
            <text:p>['Intensive Survey and Test Excavations at 41BX1576 A World War II German POW Camp at Camp Bullis Military Reservation, Bexar County, Texas']</text:p>
          </table:table-cell>
        </table:table-row>
        <table:table-row table:style-name="ro1">
          <table:table-cell office:value-type="string" calcext:value-type="string">
            <text:p>['Investigations at the Vollrath Blacksmith Shop (41BX786), San Antonio, Bexar County, Texas']</text:p>
          </table:table-cell>
        </table:table-row>
        <table:table-row table:style-name="ro1">
          <table:table-cell office:value-type="string" calcext:value-type="string">
            <text:p>['Jake Bluff: Clovis Bison Hunting on the Southern Plains of North America']</text:p>
          </table:table-cell>
        </table:table-row>
        <table:table-row table:style-name="ro1">
          <table:table-cell office:value-type="string" calcext:value-type="string">
            <text:p>['La Villita Earthworks (41BX677): San Antonio, Texas A Preliminary Report of Investigations of Mexican Siege Works at the Battle of the Alamo']</text:p>
          </table:table-cell>
        </table:table-row>
        <table:table-row table:style-name="ro1">
          <table:table-cell office:value-type="string" calcext:value-type="string">
            <text:p>['Laredo, Texas: Gateway Community on the Texas Borderlands, Archaeological and Historical Investigations for the Laredo City Toll Plaza']</text:p>
          </table:table-cell>
        </table:table-row>
        <table:table-row table:style-name="ro1">
          <table:table-cell office:value-type="string" calcext:value-type="string">
            <text:p>['Laredo, Texas: Gateway Community on the Texas Borderlands, Archaeological and Historical Investigations for the Laredo City Toll Plaza']</text:p>
          </table:table-cell>
        </table:table-row>
        <table:table-row table:style-name="ro1">
          <table:table-cell office:value-type="string" calcext:value-type="string">
            <text:p>['Late Archaic Totemism in the Greater American Southwest']</text:p>
          </table:table-cell>
        </table:table-row>
        <table:table-row table:style-name="ro1">
          <table:table-cell office:value-type="string" calcext:value-type="string">
            <text:p>['Late Archaic Totemism in the Greater American Southwest']</text:p>
          </table:table-cell>
        </table:table-row>
        <table:table-row table:style-name="ro1">
          <table:table-cell office:value-type="string" calcext:value-type="string">
            <text:p>['Late Archaic Totemism in the Greater American Southwest']</text:p>
          </table:table-cell>
        </table:table-row>
        <table:table-row table:style-name="ro1">
          <table:table-cell office:value-type="string" calcext:value-type="string">
            <text:p>['Late Archaic Totemism in the Greater American Southwest']</text:p>
          </table:table-cell>
        </table:table-row>
        <table:table-row table:style-name="ro1">
          <table:table-cell office:value-type="string" calcext:value-type="string">
            <text:p>['Late Archaic Totemism in the Greater American Southwest']</text:p>
          </table:table-cell>
        </table:table-row>
        <table:table-row table:style-name="ro1">
          <table:table-cell office:value-type="string" calcext:value-type="string">
            <text:p>['Long View (41RB112): Data Recovery of Two Plains Village Period Components in Roberts County, Texas, Volume 1', ' Long View (41RB112): Data Recovery of Two Plains Village Period Components in Roberts County, Texas, Volume 2']</text:p>
          </table:table-cell>
        </table:table-row>
        <table:table-row table:style-name="ro1">
          <table:table-cell office:value-type="string" calcext:value-type="string">
            <text:p>['Long-Distance Logistic Mobility as an Organizing Principle among Northern Hunter-Gatherers: A Great Lakes Middle Holocene Settlement System']</text:p>
          </table:table-cell>
        </table:table-row>
        <table:table-row table:style-name="ro1">
          <table:table-cell office:value-type="string" calcext:value-type="string">
            <text:p>['Long-Distance Logistic Mobility as an Organizing Principle among Northern Hunter-Gatherers: A Great Lakes Middle Holocene Settlement System']</text:p>
          </table:table-cell>
        </table:table-row>
        <table:table-row table:style-name="ro1">
          <table:table-cell office:value-type="string" calcext:value-type="string">
            <text:p>['Long-Distance Logistic Mobility as an Organizing Principle among Northern Hunter-Gatherers: A Great Lakes Middle Holocene Settlement System']</text:p>
          </table:table-cell>
        </table:table-row>
        <table:table-row table:style-name="ro1">
          <table:table-cell office:value-type="string" calcext:value-type="string">
            <text:p>['Long-Distance Logistic Mobility as an Organizing Principle among Northern Hunter-Gatherers: A Great Lakes Middle Holocene Settlement System']</text:p>
          </table:table-cell>
        </table:table-row>
        <table:table-row table:style-name="ro1">
          <table:table-cell office:value-type="string" calcext:value-type="string">
            <text:p>['Long-Distance Logistic Mobility as an Organizing Principle among Northern Hunter-Gatherers: A Great Lakes Middle Holocene Settlement System']</text:p>
          </table:table-cell>
        </table:table-row>
        <table:table-row table:style-name="ro1">
          <table:table-cell office:value-type="string" calcext:value-type="string">
            <text:p>['Millican Bench (41TV163) A Multicomponent Site in Travis County, Texas']</text:p>
          </table:table-cell>
        </table:table-row>
        <table:table-row table:style-name="ro1">
          <table:table-cell office:value-type="string" calcext:value-type="string">
            <text:p>['Mission San Jose Indian Quarters Wall Base Project, Bexar County, Texas: With Appendixes on the Monitoring of the San Jose Bus Drive and Granary Parking Lot, and on the Monitoring and Shovel... ', ' Investigations of the Southeast Gateway at Mission San Jose, Bexar County, Texas', ' Archaeological Investigations at Four San Antonio Missions: Mission Trails Underground Conversion Project', ' Archaeological Investigations within the Church Sacristy at Mission San Jose (41BX3), San Antonio, Bexar County, Texas', ' Archaeological Investigations of Rainwater Catchment Basins along the South Wall of Mission San Jose, San Antonio, Texas', ' Mission San Jose Repointing and Underpinning Project, San Antonio, Texas', ' San Antonio Mission Trails Statewide Transportation Enhancement Project Volume II Construction Packages 2 and 3: Archaeological Testing and Monitoring Construction of the Mission Trails Hike...']</text:p>
          </table:table-cell>
        </table:table-row>
        <table:table-row table:style-name="ro1">
          <table:table-cell office:value-type="string" calcext:value-type="string">
            <text:p>['Moccasin Confluence: Occupation and Settlement in the Lower Fredericksburg Basin of the Edwards Plateau']</text:p>
          </table:table-cell>
        </table:table-row>
        <table:table-row table:style-name="ro1">
          <table:table-cell office:value-type="string" calcext:value-type="string">
            <text:p>['Moccasin Confluence: Occupation and Settlement in the Lower Fredericksburg Basin of the Edwards Plateau']</text:p>
          </table:table-cell>
        </table:table-row>
        <table:table-row table:style-name="ro1">
          <table:table-cell office:value-type="string" calcext:value-type="string">
            <text:p>['Moccasin Confluence: Occupation and Settlement in the Lower Fredericksburg Basin of the Edwards Plateau']</text:p>
          </table:table-cell>
        </table:table-row>
        <table:table-row table:style-name="ro1">
          <table:table-cell office:value-type="string" calcext:value-type="string">
            <text:p>['Monitoring of Construction at Site 41BX1199, Government Canyon State Natural Area, Bexar County, Texas', ' Archaeological Testing of Site 41BX1199, Government Canyon State Natural Area, Bexar County, Texas']</text:p>
          </table:table-cell>
        </table:table-row>
        <table:table-row table:style-name="ro1">
          <table:table-cell office:value-type="string" calcext:value-type="string">
            <text:p>['Mortuary Features and Identity Construction in an Early Village Community in the American Southwest']</text:p>
          </table:table-cell>
        </table:table-row>
        <table:table-row table:style-name="ro1">
          <table:table-cell office:value-type="string" calcext:value-type="string">
            <text:p>['Mortuary Features and Identity Construction in an Early Village Community in the American Southwest']</text:p>
          </table:table-cell>
        </table:table-row>
        <table:table-row table:style-name="ro1">
          <table:table-cell office:value-type="string" calcext:value-type="string">
            <text:p>['Mortuary Features and Identity Construction in an Early Village Community in the American Southwest']</text:p>
          </table:table-cell>
        </table:table-row>
        <table:table-row table:style-name="ro1">
          <table:table-cell office:value-type="string" calcext:value-type="string">
            <text:p>['Mortuary Features and Identity Construction in an Early Village Community in the American Southwest']</text:p>
          </table:table-cell>
        </table:table-row>
        <table:table-row table:style-name="ro1">
          <table:table-cell office:value-type="string" calcext:value-type="string">
            <text:p>['Mortuary Features and Identity Construction in an Early Village Community in the American Southwest']</text:p>
          </table:table-cell>
        </table:table-row>
        <table:table-row table:style-name="ro1">
          <table:table-cell office:value-type="string" calcext:value-type="string">
            <text:p>['Mortuary Features and Identity Construction in an Early Village Community in the American Southwest']</text:p>
          </table:table-cell>
        </table:table-row>
        <table:table-row table:style-name="ro1">
          <table:table-cell office:value-type="string" calcext:value-type="string">
            <text:p>['Mortuary Features and Identity Construction in an Early Village Community in the American Southwest']</text:p>
          </table:table-cell>
        </table:table-row>
        <table:table-row table:style-name="ro1">
          <table:table-cell office:value-type="string" calcext:value-type="string">
            <text:p>['Mortuary Features and Identity Construction in an Early Village Community in the American Southwest']</text:p>
          </table:table-cell>
        </table:table-row>
        <table:table-row table:style-name="ro1">
          <table:table-cell office:value-type="string" calcext:value-type="string">
            <text:p>['Mortuary Features and Identity Construction in an Early Village Community in the American Southwest']</text:p>
          </table:table-cell>
        </table:table-row>
        <table:table-row table:style-name="ro1">
          <table:table-cell office:value-type="string" calcext:value-type="string">
            <text:p>['Mortuary Features and Identity Construction in an Early Village Community in the American Southwest']</text:p>
          </table:table-cell>
        </table:table-row>
        <table:table-row table:style-name="ro1">
          <table:table-cell office:value-type="string" calcext:value-type="string">
            <text:p>['Mortuary Features and Identity Construction in an Early Village Community in the American Southwest']</text:p>
          </table:table-cell>
        </table:table-row>
        <table:table-row table:style-name="ro1">
          <table:table-cell office:value-type="string" calcext:value-type="string">
            <text:p>['Mortuary Features and Identity Construction in an Early Village Community in the American Southwest']</text:p>
          </table:table-cell>
        </table:table-row>
        <table:table-row table:style-name="ro1">
          <table:table-cell office:value-type="string" calcext:value-type="string">
            <text:p>['Mortuary Features and Identity Construction in an Early Village Community in the American Southwest']</text:p>
          </table:table-cell>
        </table:table-row>
        <table:table-row table:style-name="ro1">
          <table:table-cell office:value-type="string" calcext:value-type="string">
            <text:p>['Mortuary Features and Identity Construction in an Early Village Community in the American Southwest']</text:p>
          </table:table-cell>
        </table:table-row>
        <table:table-row table:style-name="ro1">
          <table:table-cell office:value-type="string" calcext:value-type="string">
            <text:p>['Mortuary Features and Identity Construction in an Early Village Community in the American Southwest']</text:p>
          </table:table-cell>
        </table:table-row>
        <table:table-row table:style-name="ro1">
          <table:table-cell office:value-type="string" calcext:value-type="string">
            <text:p>['Mortuary Features and Identity Construction in an Early Village Community in the American Southwest']</text:p>
          </table:table-cell>
        </table:table-row>
        <table:table-row table:style-name="ro1">
          <table:table-cell office:value-type="string" calcext:value-type="string">
            <text:p>['Mortuary Features and Identity Construction in an Early Village Community in the American Southwest']</text:p>
          </table:table-cell>
        </table:table-row>
        <table:table-row table:style-name="ro1">
          <table:table-cell office:value-type="string" calcext:value-type="string">
            <text:p>['Mortuary Features and Identity Construction in an Early Village Community in the American Southwest']</text:p>
          </table:table-cell>
        </table:table-row>
        <table:table-row table:style-name="ro1">
          <table:table-cell office:value-type="string" calcext:value-type="string">
            <text:p>['Mortuary Features and Identity Construction in an Early Village Community in the American Southwest']</text:p>
          </table:table-cell>
        </table:table-row>
        <table:table-row table:style-name="ro1">
          <table:table-cell office:value-type="string" calcext:value-type="string">
            <text:p>['Mortuary Features and Identity Construction in an Early Village Community in the American Southwest']</text:p>
          </table:table-cell>
        </table:table-row>
        <table:table-row table:style-name="ro1">
          <table:table-cell office:value-type="string" calcext:value-type="string">
            <text:p>['Mortuary Features and Identity Construction in an Early Village Community in the American Southwest']</text:p>
          </table:table-cell>
        </table:table-row>
        <table:table-row table:style-name="ro1">
          <table:table-cell office:value-type="string" calcext:value-type="string">
            <text:p>['Mortuary Features and Identity Construction in an Early Village Community in the American Southwest']</text:p>
          </table:table-cell>
        </table:table-row>
        <table:table-row table:style-name="ro1">
          <table:table-cell office:value-type="string" calcext:value-type="string">
            <text:p>['Mud Wasp Nests as Markers of Middle Holocene House Structures in the Central Mississippi Valley']</text:p>
          </table:table-cell>
        </table:table-row>
        <table:table-row table:style-name="ro1">
          <table:table-cell office:value-type="string" calcext:value-type="string">
            <text:p>['NA']</text:p>
          </table:table-cell>
        </table:table-row>
        <table:table-row table:style-name="ro1">
          <table:table-cell office:value-type="string" calcext:value-type="string">
            <text:p>['NA']</text:p>
          </table:table-cell>
        </table:table-row>
        <table:table-row table:style-name="ro1">
          <table:table-cell office:value-type="string" calcext:value-type="string">
            <text:p>['NA']</text:p>
          </table:table-cell>
        </table:table-row>
        <table:table-row table:style-name="ro1">
          <table:table-cell office:value-type="string" calcext:value-type="string">
            <text:p>['National Register Eligibility Testing of 41MM340 and 41MM341, along Little River, Milam County, Texas']</text:p>
          </table:table-cell>
        </table:table-row>
        <table:table-row table:style-name="ro1">
          <table:table-cell office:value-type="string" calcext:value-type="string">
            <text:p>['National Register Eligibility Testing of 41MM340 and 41MM341, along Little River, Milam County, Texas', ' Data Recovery Excavations at the J. B. White Site (41MM341), Milam County, Texas']</text:p>
          </table:table-cell>
        </table:table-row>
        <table:table-row table:style-name="ro1">
          <table:table-cell office:value-type="string" calcext:value-type="string">
            <text:p>['National Register Evaluation of Eight Sites at Camp Swift Army National Guard Training Center, Bastrop County, Texas: Swift V']</text:p>
          </table:table-cell>
        </table:table-row>
        <table:table-row table:style-name="ro1">
          <table:table-cell office:value-type="string" calcext:value-type="string">
            <text:p>['National Register Evaluation of Eight Sites at Camp Swift Army National Guard Training Center, Bastrop County, Texas: Swift V']</text:p>
          </table:table-cell>
        </table:table-row>
        <table:table-row table:style-name="ro1">
          <table:table-cell office:value-type="string" calcext:value-type="string">
            <text:p>['National Register Evaluation of Eight Sites at Camp Swift Army National Guard Training Center, Bastrop County, Texas: Swift V']</text:p>
          </table:table-cell>
        </table:table-row>
        <table:table-row table:style-name="ro1">
          <table:table-cell office:value-type="string" calcext:value-type="string">
            <text:p>['National Register Evaluation of Eight Sites at Camp Swift Army National Guard Training Center, Bastrop County, Texas: Swift V']</text:p>
          </table:table-cell>
        </table:table-row>
        <table:table-row table:style-name="ro1">
          <table:table-cell office:value-type="string" calcext:value-type="string">
            <text:p>['National Register Evaluation of Eight Sites at Camp Swift Army National Guard Training Center, Bastrop County, Texas: Swift V']</text:p>
          </table:table-cell>
        </table:table-row>
        <table:table-row table:style-name="ro1">
          <table:table-cell office:value-type="string" calcext:value-type="string">
            <text:p>['National Register Evaluation of Eight Sites at Camp Swift Army National Guard Training Center, Bastrop County, Texas: Swift V']</text:p>
          </table:table-cell>
        </table:table-row>
        <table:table-row table:style-name="ro1">
          <table:table-cell office:value-type="string" calcext:value-type="string">
            <text:p>['National Register Evaluation of Eight Sites at Camp Swift Army National Guard Training Center, Bastrop County, Texas: Swift V']</text:p>
          </table:table-cell>
        </table:table-row>
        <table:table-row table:style-name="ro1">
          <table:table-cell office:value-type="string" calcext:value-type="string">
            <text:p>['National Register Evaluation of Eight Sites at Camp Swift Army National Guard Training Center, Bastrop County, Texas: Swift V']</text:p>
          </table:table-cell>
        </table:table-row>
        <table:table-row table:style-name="ro1">
          <table:table-cell office:value-type="string" calcext:value-type="string">
            <text:p>['National Register Evaluation of Eight Sites at Camp Swift Army National Guard Training Center, Bastrop County, Texas: Swift V']</text:p>
          </table:table-cell>
        </table:table-row>
        <table:table-row table:style-name="ro1">
          <table:table-cell office:value-type="string" calcext:value-type="string">
            <text:p>['National Register Evaluation of Eight Sites at Camp Swift Army National Guard Training Center, Bastrop County, Texas: Swift V']</text:p>
          </table:table-cell>
        </table:table-row>
        <table:table-row table:style-name="ro1">
          <table:table-cell office:value-type="string" calcext:value-type="string">
            <text:p>['National Register Testing at 41HM46, Hamilton County, Texas: CR 294 Bridge Replacement at the Leon River']</text:p>
          </table:table-cell>
        </table:table-row>
        <table:table-row table:style-name="ro1">
          <table:table-cell office:value-type="string" calcext:value-type="string">
            <text:p>['National Register Testing at 41LT307, on CR 153 at the Navasota River, Limestone County, Texas']</text:p>
          </table:table-cell>
        </table:table-row>
        <table:table-row table:style-name="ro1">
          <table:table-cell office:value-type="string" calcext:value-type="string">
            <text:p>['National Register Testing at 41SV153, Somervell County, Texas']</text:p>
          </table:table-cell>
        </table:table-row>
        <table:table-row table:style-name="ro1">
          <table:table-cell office:value-type="string" calcext:value-type="string">
            <text:p>['National Register Testing of Site 41BT427, Burnet County, Texas']</text:p>
          </table:table-cell>
        </table:table-row>
        <table:table-row table:style-name="ro1">
          <table:table-cell office:value-type="string" calcext:value-type="string">
            <text:p>['National Register of Historic Places Eligibility Testing of Site 41LE326 Lee County, Texas']</text:p>
          </table:table-cell>
        </table:table-row>
        <table:table-row table:style-name="ro1">
          <table:table-cell office:value-type="string" calcext:value-type="string">
            <text:p>["National Register of Historic Places Eligibility Testing of Site 41SM385 Within TxDOT's Tyler District, Smith County, Texas"]</text:p>
          </table:table-cell>
        </table:table-row>
        <table:table-row table:style-name="ro1">
          <table:table-cell office:value-type="string" calcext:value-type="string">
            <text:p>['New Home Cemetery (41FB334): Archaeological Search Exhumation, and Reinterment of Multiple Historic Graves along FM 1464, Sugar Land, Fort Bend County, Texas']</text:p>
          </table:table-cell>
        </table:table-row>
        <table:table-row table:style-name="ro1">
          <table:table-cell office:value-type="string" calcext:value-type="string">
            <text:p>['Obsidian Evidence of Interaction and Migration From the Mesa Verde Region, Southwest Colorado']</text:p>
          </table:table-cell>
        </table:table-row>
        <table:table-row table:style-name="ro1">
          <table:table-cell office:value-type="string" calcext:value-type="string">
            <text:p>['Obsidian Evidence of Interaction and Migration From the Mesa Verde Region, Southwest Colorado']</text:p>
          </table:table-cell>
        </table:table-row>
        <table:table-row table:style-name="ro1">
          <table:table-cell office:value-type="string" calcext:value-type="string">
            <text:p>['Obsidian Evidence of Interaction and Migration From the Mesa Verde Region, Southwest Colorado']</text:p>
          </table:table-cell>
        </table:table-row>
        <table:table-row table:style-name="ro1">
          <table:table-cell office:value-type="string" calcext:value-type="string">
            <text:p>['Obsidian Evidence of Interaction and Migration From the Mesa Verde Region, Southwest Colorado']</text:p>
          </table:table-cell>
        </table:table-row>
        <table:table-row table:style-name="ro1">
          <table:table-cell office:value-type="string" calcext:value-type="string">
            <text:p>['Obsidian Evidence of Interaction and Migration From the Mesa Verde Region, Southwest Colorado']</text:p>
          </table:table-cell>
        </table:table-row>
        <table:table-row table:style-name="ro1">
          <table:table-cell office:value-type="string" calcext:value-type="string">
            <text:p>['Obsidian Evidence of Interaction and Migration From the Mesa Verde Region, Southwest Colorado', ' A Symmetry Analysis of Design Structure: 1,000 Years of Continuity and Change in Puebloan Ceramic Design', ' Empirical Bayesian Methods for Archaeological Survey Data: An Application from the Mesa Verde Region', ' The Neolithic Demographic Transition in the U.S. Southwest']</text:p>
          </table:table-cell>
        </table:table-row>
        <table:table-row table:style-name="ro1">
          <table:table-cell office:value-type="string" calcext:value-type="string">
            <text:p>['Obsidian Evidence of Interaction and Migration From the Mesa Verde Region, Southwest Colorado', ' A Symmetry Analysis of Design Structure: 1,000 Years of Continuity and Change in Puebloan Ceramic Design', ' Empirical Bayesian Methods for Archaeological Survey Data: An Application from the Mesa Verde Region', ' The Neolithic Demographic Transition in the U.S. Southwest']</text:p>
          </table:table-cell>
        </table:table-row>
        <table:table-row table:style-name="ro1">
          <table:table-cell office:value-type="string" calcext:value-type="string">
            <text:p>['Obsidian Evidence of Interaction and Migration From the Mesa Verde Region, Southwest Colorado', ' Empirical Bayesian Methods for Archaeological Survey Data: An Application from the Mesa Verde Region']</text:p>
          </table:table-cell>
        </table:table-row>
        <table:table-row table:style-name="ro1">
          <table:table-cell office:value-type="string" calcext:value-type="string">
            <text:p>['Obsidian Evidence of Interaction and Migration From the Mesa Verde Region, Southwest Colorado', ' Empirical Bayesian Methods for Archaeological Survey Data: An Application from the Mesa Verde Region']</text:p>
          </table:table-cell>
        </table:table-row>
        <table:table-row table:style-name="ro1">
          <table:table-cell office:value-type="string" calcext:value-type="string">
            <text:p>['Obsidian Evidence of Interaction and Migration From the Mesa Verde Region, Southwest Colorado', ' Empirical Bayesian Methods for Archaeological Survey Data: An Application from the Mesa Verde Region']</text:p>
          </table:table-cell>
        </table:table-row>
        <table:table-row table:style-name="ro1">
          <table:table-cell office:value-type="string" calcext:value-type="string">
            <text:p>['Obsidian Evidence of Interaction and Migration From the Mesa Verde Region, Southwest Colorado', ' Empirical Bayesian Methods for Archaeological Survey Data: An Application from the Mesa Verde Region']</text:p>
          </table:table-cell>
        </table:table-row>
        <table:table-row table:style-name="ro1">
          <table:table-cell office:value-type="string" calcext:value-type="string">
            <text:p>['Obsidian Evidence of Interaction and Migration From the Mesa Verde Region, Southwest Colorado', ' Empirical Bayesian Methods for Archaeological Survey Data: An Application from the Mesa Verde Region']</text:p>
          </table:table-cell>
        </table:table-row>
        <table:table-row table:style-name="ro1">
          <table:table-cell office:value-type="string" calcext:value-type="string">
            <text:p>['Obsidian Evidence of Interaction and Migration From the Mesa Verde Region, Southwest Colorado', ' The Neolithic Demographic Transition in the U.S. Southwest']</text:p>
          </table:table-cell>
        </table:table-row>
        <table:table-row table:style-name="ro1">
          <table:table-cell office:value-type="string" calcext:value-type="string">
            <text:p>['Obsidian Evidence of Interaction and Migration From the Mesa Verde Region, Southwest Colorado', ' The Neolithic Demographic Transition in the U.S. Southwest']</text:p>
          </table:table-cell>
        </table:table-row>
        <table:table-row table:style-name="ro1">
          <table:table-cell office:value-type="string" calcext:value-type="string">
            <text:p>['Obsidian Evidence of Interaction and Migration From the Mesa Verde Region, Southwest Colorado', ' The Neolithic Demographic Transition in the U.S. Southwest', ' A Symmetry Analysis of Design Structure: 1,000 Years of Continuity and Change in Puebloan Ceramic Design']</text:p>
          </table:table-cell>
        </table:table-row>
        <table:table-row table:style-name="ro1">
          <table:table-cell office:value-type="string" calcext:value-type="string">
            <text:p>['Obsidian Evidence of Interaction and Migration From the Mesa Verde Region, Southwest Colorado', ' The Neolithic Demographic Transition in the U.S. Southwest', ' A Symmetry Analysis of Design Structure: 1,000 Years of Continuity and Change in Puebloan Ceramic Design']</text:p>
          </table:table-cell>
        </table:table-row>
        <table:table-row table:style-name="ro1">
          <table:table-cell office:value-type="string" calcext:value-type="string">
            <text:p>['Obsidian Source Use in the Greater Yellowstone Area, Wyoming Basin, and Central Rocky Mountains']</text:p>
          </table:table-cell>
        </table:table-row>
        <table:table-row table:style-name="ro1">
          <table:table-cell office:value-type="string" calcext:value-type="string">
            <text:p>['Obsidian Source Use in the Greater Yellowstone Area, Wyoming Basin, and Central Rocky Mountains']</text:p>
          </table:table-cell>
        </table:table-row>
        <table:table-row table:style-name="ro1">
          <table:table-cell office:value-type="string" calcext:value-type="string">
            <text:p>['Obsidian in Early Woodland Contexts in the Upper Mississippi Valley']</text:p>
          </table:table-cell>
        </table:table-row>
        <table:table-row table:style-name="ro1">
          <table:table-cell office:value-type="string" calcext:value-type="string">
            <text:p>['Obsidian in Early Woodland Contexts in the Upper Mississippi Valley']</text:p>
          </table:table-cell>
        </table:table-row>
        <table:table-row table:style-name="ro1">
          <table:table-cell office:value-type="string" calcext:value-type="string">
            <text:p>['Occasional Hunts or Mass Kills? Investigating the Origins of Archaeological Pronghorn Bonebeds in Southwest Wyoming']</text:p>
          </table:table-cell>
        </table:table-row>
        <table:table-row table:style-name="ro1">
          <table:table-cell office:value-type="string" calcext:value-type="string">
            <text:p>['Occasional Hunts or Mass Kills? Investigating the Origins of Archaeological Pronghorn Bonebeds in Southwest Wyoming']</text:p>
          </table:table-cell>
        </table:table-row>
        <table:table-row table:style-name="ro1">
          <table:table-cell office:value-type="string" calcext:value-type="string">
            <text:p>['Occasional Hunts or Mass Kills? Investigating the Origins of Archaeological Pronghorn Bonebeds in Southwest Wyoming']</text:p>
          </table:table-cell>
        </table:table-row>
        <table:table-row table:style-name="ro1">
          <table:table-cell office:value-type="string" calcext:value-type="string">
            <text:p>['Occasional Hunts or Mass Kills? Investigating the Origins of Archaeological Pronghorn Bonebeds in Southwest Wyoming']</text:p>
          </table:table-cell>
        </table:table-row>
        <table:table-row table:style-name="ro1">
          <table:table-cell office:value-type="string" calcext:value-type="string">
            <text:p>['Occasional Hunts or Mass Kills? Investigating the Origins of Archaeological Pronghorn Bonebeds in Southwest Wyoming']</text:p>
          </table:table-cell>
        </table:table-row>
        <table:table-row table:style-name="ro1">
          <table:table-cell office:value-type="string" calcext:value-type="string">
            <text:p>['Occasional Hunts or Mass Kills? Investigating the Origins of Archaeological Pronghorn Bonebeds in Southwest Wyoming']</text:p>
          </table:table-cell>
        </table:table-row>
        <table:table-row table:style-name="ro1">
          <table:table-cell office:value-type="string" calcext:value-type="string">
            <text:p>['Occasional Hunts or Mass Kills? Investigating the Origins of Archaeological Pronghorn Bonebeds in Southwest Wyoming']</text:p>
          </table:table-cell>
        </table:table-row>
        <table:table-row table:style-name="ro1">
          <table:table-cell office:value-type="string" calcext:value-type="string">
            <text:p>['On Archaeology and the Study of Ritual: Considering Inadequacies in the Culture-History Approach and Quests for Internal "Meaning"']</text:p>
          </table:table-cell>
        </table:table-row>
        <table:table-row table:style-name="ro1">
          <table:table-cell office:value-type="string" calcext:value-type="string">
            <text:p>['On Bonfire Shelter (Texas) as a Paleoindian Bison Jump: An Assessment Using GIS and Zooarchaeology', ' A Reassessment of Red Linear Pictographs in the Lower Pecos Canyonlands of Texas']</text:p>
          </table:table-cell>
        </table:table-row>
        <table:table-row table:style-name="ro1">
          <table:table-cell office:value-type="string" calcext:value-type="string">
            <text:p>['Opportunistic Whale Hunting on the Southern Northwest Coast: Ancient DNA, Artifact, and Ethnographic Evidence']</text:p>
          </table:table-cell>
        </table:table-row>
        <table:table-row table:style-name="ro1">
          <table:table-cell office:value-type="string" calcext:value-type="string">
            <text:p>['Opportunistic Whale Hunting on the Southern Northwest Coast: Ancient DNA, Artifact, and Ethnographic Evidence']</text:p>
          </table:table-cell>
        </table:table-row>
        <table:table-row table:style-name="ro1">
          <table:table-cell office:value-type="string" calcext:value-type="string">
            <text:p>['Opportunistic Whale Hunting on the Southern Northwest Coast: Ancient DNA, Artifact, and Ethnographic Evidence']</text:p>
          </table:table-cell>
        </table:table-row>
        <table:table-row table:style-name="ro1">
          <table:table-cell office:value-type="string" calcext:value-type="string">
            <text:p>['Paleoindian Exploitation of Mammals in Eastern Washington State']</text:p>
          </table:table-cell>
        </table:table-row>
        <table:table-row table:style-name="ro1">
          <table:table-cell office:value-type="string" calcext:value-type="string">
            <text:p>['Paleoindian Exploitation of Mammals in Eastern Washington State']</text:p>
          </table:table-cell>
        </table:table-row>
        <table:table-row table:style-name="ro1">
          <table:table-cell office:value-type="string" calcext:value-type="string">
            <text:p>['Paleoindian Exploitation of Mammals in Eastern Washington State']</text:p>
          </table:table-cell>
        </table:table-row>
        <table:table-row table:style-name="ro1">
          <table:table-cell office:value-type="string" calcext:value-type="string">
            <text:p>['Paleoindian Exploitation of Mammals in Eastern Washington State']</text:p>
          </table:table-cell>
        </table:table-row>
        <table:table-row table:style-name="ro1">
          <table:table-cell office:value-type="string" calcext:value-type="string">
            <text:p>['Papers on Paleo-Indian Archaeology in Texas: I']</text:p>
          </table:table-cell>
        </table:table-row>
        <table:table-row table:style-name="ro1">
          <table:table-cell office:value-type="string" calcext:value-type="string">
            <text:p>['Pedestrian Survey and NRHP Eligibility Testing of Sites within a Proposed Detention Facility in Webb County, Texas']</text:p>
          </table:table-cell>
        </table:table-row>
        <table:table-row table:style-name="ro1">
          <table:table-cell office:value-type="string" calcext:value-type="string">
            <text:p>['Pedestrian Survey and NRHP Eligibility Testing of Sites within a Proposed Detention Facility in Webb County, Texas']</text:p>
          </table:table-cell>
        </table:table-row>
        <table:table-row table:style-name="ro1">
          <table:table-cell office:value-type="string" calcext:value-type="string">
            <text:p>['Pedestrian Survey and NRHP Eligibility Testing of Sites within a Proposed Detention Facility in Webb County, Texas']</text:p>
          </table:table-cell>
        </table:table-row>
        <table:table-row table:style-name="ro1">
          <table:table-cell office:value-type="string" calcext:value-type="string">
            <text:p>['Pedestrian Survey and NRHP Eligibility Testing of Sites within a Proposed Detention Facility in Webb County, Texas']</text:p>
          </table:table-cell>
        </table:table-row>
        <table:table-row table:style-name="ro1">
          <table:table-cell office:value-type="string" calcext:value-type="string">
            <text:p>['Pedestrian Survey and NRHP Eligibility Testing of Sites within a Proposed Detention Facility in Webb County, Texas']</text:p>
          </table:table-cell>
        </table:table-row>
        <table:table-row table:style-name="ro1">
          <table:table-cell office:value-type="string" calcext:value-type="string">
            <text:p>['Pedestrian Survey and NRHP Eligibility Testing of Sites within a Proposed Detention Facility in Webb County, Texas']</text:p>
          </table:table-cell>
        </table:table-row>
        <table:table-row table:style-name="ro1">
          <table:table-cell office:value-type="string" calcext:value-type="string">
            <text:p>['Phase I Archaeological Survey of a 10-acre Habitat for Humanity Tract in Laredo, Webb County, Texas']</text:p>
          </table:table-cell>
        </table:table-row>
        <table:table-row table:style-name="ro1">
          <table:table-cell office:value-type="string" calcext:value-type="string">
            <text:p>['Phase II Archaeological Investigations at Lackland Air Force Base, San Antonio, Texas']</text:p>
          </table:table-cell>
        </table:table-row>
        <table:table-row table:style-name="ro1">
          <table:table-cell office:value-type="string" calcext:value-type="string">
            <text:p>['Phase II Archaeological Investigations at Lackland Air Force Base, San Antonio, Texas']</text:p>
          </table:table-cell>
        </table:table-row>
        <table:table-row table:style-name="ro1">
          <table:table-cell office:value-type="string" calcext:value-type="string">
            <text:p>['Phase II Archaeological Investigations at Lackland Air Force Base, San Antonio, Texas']</text:p>
          </table:table-cell>
        </table:table-row>
        <table:table-row table:style-name="ro1">
          <table:table-cell office:value-type="string" calcext:value-type="string">
            <text:p>['Phase II Archaeological Investigations at Lackland Air Force Base, San Antonio, Texas']</text:p>
          </table:table-cell>
        </table:table-row>
        <table:table-row table:style-name="ro1">
          <table:table-cell office:value-type="string" calcext:value-type="string">
            <text:p>['Plazas as Architecture: An Example from the Raffman Site, Northeast Louisiana']</text:p>
          </table:table-cell>
        </table:table-row>
        <table:table-row table:style-name="ro1">
          <table:table-cell office:value-type="string" calcext:value-type="string">
            <text:p>['Plazas as Architecture: An Example from the Raffman Site, Northeast Louisiana']</text:p>
          </table:table-cell>
        </table:table-row>
        <table:table-row table:style-name="ro1">
          <table:table-cell office:value-type="string" calcext:value-type="string">
            <text:p>['Plazas as Architecture: An Example from the Raffman Site, Northeast Louisiana']</text:p>
          </table:table-cell>
        </table:table-row>
        <table:table-row table:style-name="ro1">
          <table:table-cell office:value-type="string" calcext:value-type="string">
            <text:p>['Plazas as Architecture: An Example from the Raffman Site, Northeast Louisiana']</text:p>
          </table:table-cell>
        </table:table-row>
        <table:table-row table:style-name="ro1">
          <table:table-cell office:value-type="string" calcext:value-type="string">
            <text:p>['Plazas as Architecture: An Example from the Raffman Site, Northeast Louisiana']</text:p>
          </table:table-cell>
        </table:table-row>
        <table:table-row table:style-name="ro1">
          <table:table-cell office:value-type="string" calcext:value-type="string">
            <text:p>['Plazas as Architecture: An Example from the Raffman Site, Northeast Louisiana']</text:p>
          </table:table-cell>
        </table:table-row>
        <table:table-row table:style-name="ro1">
          <table:table-cell office:value-type="string" calcext:value-type="string">
            <text:p>['Plazas as Architecture: An Example from the Raffman Site, Northeast Louisiana']</text:p>
          </table:table-cell>
        </table:table-row>
        <table:table-row table:style-name="ro1">
          <table:table-cell office:value-type="string" calcext:value-type="string">
            <text:p>['Plazas as Architecture: An Example from the Raffman Site, Northeast Louisiana', ' Accelerator Mass Spectrometry Radiocarbon Dating of Temper in Shell-Tempered Ceramics: Test Cases from Mississippi, Southeastern United States', ' Sociopolitical Implications of Mississippian Mound Volume']</text:p>
          </table:table-cell>
        </table:table-row>
        <table:table-row table:style-name="ro1">
          <table:table-cell office:value-type="string" calcext:value-type="string">
            <text:p>['Plazas as Architecture: An Example from the Raffman Site, Northeast Louisiana', ' Place of Origin of Prehistoric Inhabitants of Aztalan, Jefferson Co., Wisconsin', ' Sociopolitical Implications of Mississippian Mound Volume']</text:p>
          </table:table-cell>
        </table:table-row>
        <table:table-row table:style-name="ro1">
          <table:table-cell office:value-type="string" calcext:value-type="string">
            <text:p>['Pots and Pox: The Identification of Protohistoric Epidemics in the Upper Mississippi Valley']</text:p>
          </table:table-cell>
        </table:table-row>
        <table:table-row table:style-name="ro1">
          <table:table-cell office:value-type="string" calcext:value-type="string">
            <text:p>['Pots and Pox: The Identification of Protohistoric Epidemics in the Upper Mississippi Valley']</text:p>
          </table:table-cell>
        </table:table-row>
        <table:table-row table:style-name="ro1">
          <table:table-cell office:value-type="string" calcext:value-type="string">
            <text:p>['Pots and Pox: The Identification of Protohistoric Epidemics in the Upper Mississippi Valley']</text:p>
          </table:table-cell>
        </table:table-row>
        <table:table-row table:style-name="ro1">
          <table:table-cell office:value-type="string" calcext:value-type="string">
            <text:p>['Pots and Pox: The Identification of Protohistoric Epidemics in the Upper Mississippi Valley']</text:p>
          </table:table-cell>
        </table:table-row>
        <table:table-row table:style-name="ro1">
          <table:table-cell office:value-type="string" calcext:value-type="string">
            <text:p>['Pots and Pox: The Identification of Protohistoric Epidemics in the Upper Mississippi Valley']</text:p>
          </table:table-cell>
        </table:table-row>
        <table:table-row table:style-name="ro1">
          <table:table-cell office:value-type="string" calcext:value-type="string">
            <text:p>['Pots and Pox: The Identification of Protohistoric Epidemics in the Upper Mississippi Valley']</text:p>
          </table:table-cell>
        </table:table-row>
        <table:table-row table:style-name="ro1">
          <table:table-cell office:value-type="string" calcext:value-type="string">
            <text:p>['Pots and Pox: The Identification of Protohistoric Epidemics in the Upper Mississippi Valley']</text:p>
          </table:table-cell>
        </table:table-row>
        <table:table-row table:style-name="ro1">
          <table:table-cell office:value-type="string" calcext:value-type="string">
            <text:p>['Pots and Pox: The Identification of Protohistoric Epidemics in the Upper Mississippi Valley']</text:p>
          </table:table-cell>
        </table:table-row>
        <table:table-row table:style-name="ro1">
          <table:table-cell office:value-type="string" calcext:value-type="string">
            <text:p>['Pots and Pox: The Identification of Protohistoric Epidemics in the Upper Mississippi Valley']</text:p>
          </table:table-cell>
        </table:table-row>
        <table:table-row table:style-name="ro1">
          <table:table-cell office:value-type="string" calcext:value-type="string">
            <text:p>['Pots and Pox: The Identification of Protohistoric Epidemics in the Upper Mississippi Valley']</text:p>
          </table:table-cell>
        </table:table-row>
        <table:table-row table:style-name="ro1">
          <table:table-cell office:value-type="string" calcext:value-type="string">
            <text:p>['Pots and Pox: The Identification of Protohistoric Epidemics in the Upper Mississippi Valley']</text:p>
          </table:table-cell>
        </table:table-row>
        <table:table-row table:style-name="ro1">
          <table:table-cell office:value-type="string" calcext:value-type="string">
            <text:p>['Pots and Pox: The Identification of Protohistoric Epidemics in the Upper Mississippi Valley']</text:p>
          </table:table-cell>
        </table:table-row>
        <table:table-row table:style-name="ro1">
          <table:table-cell office:value-type="string" calcext:value-type="string">
            <text:p>['Pots and Pox: The Identification of Protohistoric Epidemics in the Upper Mississippi Valley']</text:p>
          </table:table-cell>
        </table:table-row>
        <table:table-row table:style-name="ro1">
          <table:table-cell office:value-type="string" calcext:value-type="string">
            <text:p>['Pots and Pox: The Identification of Protohistoric Epidemics in the Upper Mississippi Valley']</text:p>
          </table:table-cell>
        </table:table-row>
        <table:table-row table:style-name="ro1">
          <table:table-cell office:value-type="string" calcext:value-type="string">
            <text:p>['Pots and Pox: The Identification of Protohistoric Epidemics in the Upper Mississippi Valley']</text:p>
          </table:table-cell>
        </table:table-row>
        <table:table-row table:style-name="ro1">
          <table:table-cell office:value-type="string" calcext:value-type="string">
            <text:p>['Pots and Pox: The Identification of Protohistoric Epidemics in the Upper Mississippi Valley']</text:p>
          </table:table-cell>
        </table:table-row>
        <table:table-row table:style-name="ro1">
          <table:table-cell office:value-type="string" calcext:value-type="string">
            <text:p>['Pots and Pox: The Identification of Protohistoric Epidemics in the Upper Mississippi Valley']</text:p>
          </table:table-cell>
        </table:table-row>
        <table:table-row table:style-name="ro1">
          <table:table-cell office:value-type="string" calcext:value-type="string">
            <text:p>['Pots and Pox: The Identification of Protohistoric Epidemics in the Upper Mississippi Valley']</text:p>
          </table:table-cell>
        </table:table-row>
        <table:table-row table:style-name="ro1">
          <table:table-cell office:value-type="string" calcext:value-type="string">
            <text:p>['Pots and Pox: The Identification of Protohistoric Epidemics in the Upper Mississippi Valley']</text:p>
          </table:table-cell>
        </table:table-row>
        <table:table-row table:style-name="ro1">
          <table:table-cell office:value-type="string" calcext:value-type="string">
            <text:p>['Pots and Pox: The Identification of Protohistoric Epidemics in the Upper Mississippi Valley']</text:p>
          </table:table-cell>
        </table:table-row>
        <table:table-row table:style-name="ro1">
          <table:table-cell office:value-type="string" calcext:value-type="string">
            <text:p>['Pots and Pox: The Identification of Protohistoric Epidemics in the Upper Mississippi Valley']</text:p>
          </table:table-cell>
        </table:table-row>
        <table:table-row table:style-name="ro1">
          <table:table-cell office:value-type="string" calcext:value-type="string">
            <text:p>['Prehistoric Life along the Banks of Spring Lake: Results and Analysis of the Southwest Texas State Field Schools (1996–1998) at 41HY165, San Marcos, Hays County, Texas', ' Results of Cultural Resources Survey for the Spring Lake Section 206 Aquatic Ecosystem Restoration Project, Texas State University-San Marcos, Hays County, Texas']</text:p>
          </table:table-cell>
        </table:table-row>
        <table:table-row table:style-name="ro1">
          <table:table-cell office:value-type="string" calcext:value-type="string">
            <text:p>['Prehistoric Life, Labor, and Residence in Southeast Central Texas: Results of Data Recovery at 48HY163, the Zapotec Site, San Marcos, Texas']</text:p>
          </table:table-cell>
        </table:table-row>
        <table:table-row table:style-name="ro1">
          <table:table-cell office:value-type="string" calcext:value-type="string">
            <text:p>['Preliminary Data Recovery and Mitigation Plan Archaeological Site 41MX5 Morris County US 259: From 2.4 Miles North of FM 44 to 0.5 Miles South of IH 30']</text:p>
          </table:table-cell>
        </table:table-row>
        <table:table-row table:style-name="ro1">
          <table:table-cell office:value-type="string" calcext:value-type="string">
            <text:p>['Preliminary Report of Testing of Sites 41TV338 and 41TV386 In the Barton Creek Drainage Travis County, Texas']</text:p>
          </table:table-cell>
        </table:table-row>
        <table:table-row table:style-name="ro1">
          <table:table-cell office:value-type="string" calcext:value-type="string">
            <text:p>['Problems of Ceramic Chronology in the Southeast: Does Shell-Tempered Pottery Appear Earlier than We Think?']</text:p>
          </table:table-cell>
        </table:table-row>
        <table:table-row table:style-name="ro1">
          <table:table-cell office:value-type="string" calcext:value-type="string">
            <text:p>['Problems of Ceramic Chronology in the Southeast: Does Shell-Tempered Pottery Appear Earlier than We Think?']</text:p>
          </table:table-cell>
        </table:table-row>
        <table:table-row table:style-name="ro1">
          <table:table-cell office:value-type="string" calcext:value-type="string">
            <text:p>['Problems of Ceramic Chronology in the Southeast: Does Shell-Tempered Pottery Appear Earlier than We Think?']</text:p>
          </table:table-cell>
        </table:table-row>
        <table:table-row table:style-name="ro1">
          <table:table-cell office:value-type="string" calcext:value-type="string">
            <text:p>['Problems of Ceramic Chronology in the Southeast: Does Shell-Tempered Pottery Appear Earlier than We Think?']</text:p>
          </table:table-cell>
        </table:table-row>
        <table:table-row table:style-name="ro1">
          <table:table-cell office:value-type="string" calcext:value-type="string">
            <text:p>['Ranchers, Farmers, Soldiers, and the CCC: The Background for Seven Historical Sites at Camp Bowie, Brown County, Texas']</text:p>
          </table:table-cell>
        </table:table-row>
        <table:table-row table:style-name="ro1">
          <table:table-cell office:value-type="string" calcext:value-type="string">
            <text:p>['Ranchers, Farmers, Soldiers, and the CCC: The Background for Seven Historical Sites at Camp Bowie, Brown County, Texas']</text:p>
          </table:table-cell>
        </table:table-row>
        <table:table-row table:style-name="ro1">
          <table:table-cell office:value-type="string" calcext:value-type="string">
            <text:p>['Ranchers, Farmers, Soldiers, and the CCC: The Background for Seven Historical Sites at Camp Bowie, Brown County, Texas']</text:p>
          </table:table-cell>
        </table:table-row>
        <table:table-row table:style-name="ro1">
          <table:table-cell office:value-type="string" calcext:value-type="string">
            <text:p>['Ranchers, Farmers, Soldiers, and the CCC: The Background for Seven Historical Sites at Camp Bowie, Brown County, Texas']</text:p>
          </table:table-cell>
        </table:table-row>
        <table:table-row table:style-name="ro1">
          <table:table-cell office:value-type="string" calcext:value-type="string">
            <text:p>['Ranchers, Farmers, Soldiers, and the CCC: The Background for Seven Historical Sites at Camp Bowie, Brown County, Texas']</text:p>
          </table:table-cell>
        </table:table-row>
        <table:table-row table:style-name="ro1">
          <table:table-cell office:value-type="string" calcext:value-type="string">
            <text:p>['Ranchers, Farmers, Soldiers, and the CCC: The Background for Seven Historical Sites at Camp Bowie, Brown County, Texas']</text:p>
          </table:table-cell>
        </table:table-row>
        <table:table-row table:style-name="ro1">
          <table:table-cell office:value-type="string" calcext:value-type="string">
            <text:p>['Ranchers, Farmers, Soldiers, and the CCC: The Background for Seven Historical Sites at Camp Bowie, Brown County, Texas']</text:p>
          </table:table-cell>
        </table:table-row>
        <table:table-row table:style-name="ro1">
          <table:table-cell office:value-type="string" calcext:value-type="string">
            <text:p>['Reconsidering Paleoarchaic Mobility in the Central Great Basin']</text:p>
          </table:table-cell>
        </table:table-row>
        <table:table-row table:style-name="ro1">
          <table:table-cell office:value-type="string" calcext:value-type="string">
            <text:p>['Reconsidering Paleoarchaic Mobility in the Central Great Basin']</text:p>
          </table:table-cell>
        </table:table-row>
        <table:table-row table:style-name="ro1">
          <table:table-cell office:value-type="string" calcext:value-type="string">
            <text:p>['Reconsidering Paleoarchaic Mobility in the Central Great Basin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, ' Archeological Investigations at the Kitchen Branch (41CP220), B. J. Horton (41CP20), and Keering (41CP21) Sites, Big Cypress Creek Basin, Camp County, Texa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, ' Archeological Investigations at the Lang Pasture Site (41AN38) in the Upper Neches River Basin of East Texa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, ' 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, ' 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, " National Register of Historic Places Eligibility Testing of Site 41SM385 Within TxDOT's Tyler District, Smith County, Texas"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, ' The Evolution of a Caddo Community in Northeastern Texas: The Oak Hill Village Site (41RK214), Rusk County, Texas']</text:p>
          </table:table-cell>
        </table:table-row>
        <table:table-row table:style-name="ro1">
          <table:table-cell office:value-type="string" calcext:value-type="string">
            <text:p>['Reconstructing the Paleodiet of the Caddo Through Stable Isotopes', ' The Evolution of a Caddo Community in Northeastern Texas: The Oak Hill Village Site (41RK214), Rusk County, Texas']</text:p>
          </table:table-cell>
        </table:table-row>
        <table:table-row table:style-name="ro1">
          <table:table-cell office:value-type="string" calcext:value-type="string">
            <text:p>['Relocation of the Salvador Camarena Burial: Historical and Bioarcheological Investigations of a Mexican Migrant Worker Grave (41MV372) in Maverick County, Texas']</text:p>
          </table:table-cell>
        </table:table-row>
        <table:table-row table:style-name="ro1">
          <table:table-cell office:value-type="string" calcext:value-type="string">
            <text:p>['Report of Test Excavations Along FM 3359 in Panola County 41PN3 41PN4']</text:p>
          </table:table-cell>
        </table:table-row>
        <table:table-row table:style-name="ro1">
          <table:table-cell office:value-type="string" calcext:value-type="string">
            <text:p>['Report of Test Excavations Along FM 3359 in Panola County 41PN3 41PN4']</text:p>
          </table:table-cell>
        </table:table-row>
        <table:table-row table:style-name="ro1">
          <table:table-cell office:value-type="string" calcext:value-type="string">
            <text:p>['Report of Test Excavations Along S.H. 16 in Bexar County 41BX502']</text:p>
          </table:table-cell>
        </table:table-row>
        <table:table-row table:style-name="ro1">
          <table:table-cell office:value-type="string" calcext:value-type="string">
            <text:p>['Report on the Archaeological Investigations Conducted Between 1992 and 1993 at the Alamo Sales Museum (41BX6) Bexar County, Texas']</text:p>
          </table:table-cell>
        </table:table-row>
        <table:table-row table:style-name="ro1">
          <table:table-cell office:value-type="string" calcext:value-type="string">
            <text:p>['Research Design Archaeological Site 41KE93 Kendall County, Texas']</text:p>
          </table:table-cell>
        </table:table-row>
        <table:table-row table:style-name="ro1">
          <table:table-cell office:value-type="string" calcext:value-type="string">
            <text:p>['Research Design Proposal for Investigation of Site 41TV338 In the Barton Creek Drainage Travis County, Texas', ' Preliminary Report of Testing of Sites 41TV338 and 41TV386 In the Barton Creek Drainage Travis County, Texas']</text:p>
          </table:table-cell>
        </table:table-row>
        <table:table-row table:style-name="ro1">
          <table:table-cell office:value-type="string" calcext:value-type="string">
            <text:p>["Research Design and Data Recovery Plan Archaeological Site 41WM13 at Norman's Crossing, Williamson County, Texas"]</text:p>
          </table:table-cell>
        </table:table-row>
        <table:table-row table:style-name="ro1">
          <table:table-cell office:value-type="string" calcext:value-type="string">
            <text:p>['Research Design for Testing Archaeological Site 41KA25 Karnes County FM 81: at Cibolo Creek']</text:p>
          </table:table-cell>
        </table:table-row>
        <table:table-row table:style-name="ro1">
          <table:table-cell office:value-type="string" calcext:value-type="string">
            <text:p>['Research Design for Testing Archaeological Site 41ME29 State Highway 16 Medina County, Texas']</text:p>
          </table:table-cell>
        </table:table-row>
        <table:table-row table:style-name="ro1">
          <table:table-cell office:value-type="string" calcext:value-type="string">
            <text:p>['Results of Archaeological Survey and Limited Archival Research of Fairfield Lake State Park, Freestone County, Texas']</text:p>
          </table:table-cell>
        </table:table-row>
        <table:table-row table:style-name="ro1">
          <table:table-cell office:value-type="string" calcext:value-type="string">
            <text:p>['Results of Archeological Significance Testing at 41TV410 and 41TV540 and Associated Geomorphological Investigations on a Segment of Onion Creek in Travis County, Texas']</text:p>
          </table:table-cell>
        </table:table-row>
        <table:table-row table:style-name="ro1">
          <table:table-cell office:value-type="string" calcext:value-type="string">
            <text:p>['Results of Archeological Significance Testing at 41TV410 and 41TV540 and Associated Geomorphological Investigations on a Segment of Onion Creek in Travis County, Texas']</text:p>
          </table:table-cell>
        </table:table-row>
        <table:table-row table:style-name="ro1">
          <table:table-cell office:value-type="string" calcext:value-type="string">
            <text:p>['Results of Metal Detector Survey, Testing Operations, and Archival Studies The Wooten-Seale Plantation Site 41RT362']</text:p>
          </table:table-cell>
        </table:table-row>
        <table:table-row table:style-name="ro1">
          <table:table-cell office:value-type="string" calcext:value-type="string">
            <text:p>['Results of Significance Testing at 41DW269 Dewitt County, Texas']</text:p>
          </table:table-cell>
        </table:table-row>
        <table:table-row table:style-name="ro1">
          <table:table-cell office:value-type="string" calcext:value-type="string">
            <text:p>['Results of Testing and Research Design for Mitigation of Site 41MS32, A Burned Rock Midden Site in Mason County, Texas']</text:p>
          </table:table-cell>
        </table:table-row>
        <table:table-row table:style-name="ro1">
          <table:table-cell office:value-type="string" calcext:value-type="string">
            <text:p>['Results of Testing at Site 41KA87 Karnes County, Texas']</text:p>
          </table:table-cell>
        </table:table-row>
        <table:table-row table:style-name="ro1">
          <table:table-cell office:value-type="string" calcext:value-type="string">
            <text:p>['Results of Testing of Site 41GM23 Grimes County, Texas', ' Research Design and Data Recovery Plan for Archaeological Site 41GM23']</text:p>
          </table:table-cell>
        </table:table-row>
        <table:table-row table:style-name="ro1">
          <table:table-cell office:value-type="string" calcext:value-type="string">
            <text:p>['Reviewed Work: Mound Builders and Monument Makers of the Northern Great Lakes, 1200-1600 by Meghan C. L. Howey']</text:p>
          </table:table-cell>
        </table:table-row>
        <table:table-row table:style-name="ro1">
          <table:table-cell office:value-type="string" calcext:value-type="string">
            <text:p>["Rock Shelters As Women's Retreats: Understanding Newt Kash"]</text:p>
          </table:table-cell>
        </table:table-row>
        <table:table-row table:style-name="ro1">
          <table:table-cell office:value-type="string" calcext:value-type="string">
            <text:p>["Rock Shelters As Women's Retreats: Understanding Newt Kash"]</text:p>
          </table:table-cell>
        </table:table-row>
        <table:table-row table:style-name="ro1">
          <table:table-cell office:value-type="string" calcext:value-type="string">
            <text:p>["Rock Shelters As Women's Retreats: Understanding Newt Kash"]</text:p>
          </table:table-cell>
        </table:table-row>
        <table:table-row table:style-name="ro1">
          <table:table-cell office:value-type="string" calcext:value-type="string">
            <text:p>["Rock Shelters As Women's Retreats: Understanding Newt Kash"]</text:p>
          </table:table-cell>
        </table:table-row>
        <table:table-row table:style-name="ro1">
          <table:table-cell office:value-type="string" calcext:value-type="string">
            <text:p>["Rock Shelters As Women's Retreats: Understanding Newt Kash"]</text:p>
          </table:table-cell>
        </table:table-row>
        <table:table-row table:style-name="ro1">
          <table:table-cell office:value-type="string" calcext:value-type="string">
            <text:p>["Rock Shelters As Women's Retreats: Understanding Newt Kash"]</text:p>
          </table:table-cell>
        </table:table-row>
        <table:table-row table:style-name="ro1">
          <table:table-cell office:value-type="string" calcext:value-type="string">
            <text:p>['Root-Be-Gone (41YN452): Data Recovery of Late Archaic Components in Young County, Texas Vol I']</text:p>
          </table:table-cell>
        </table:table-row>
        <table:table-row table:style-name="ro1">
          <table:table-cell office:value-type="string" calcext:value-type="string">
            <text:p>['Root-Be-Gone (41YN452): Data Recovery of Late Archaic Components in Young County, Texas Vol I']</text:p>
          </table:table-cell>
        </table:table-row>
        <table:table-row table:style-name="ro1">
          <table:table-cell office:value-type="string" calcext:value-type="string">
            <text:p>['Royal Coachman (41CM111) An Early Middle Archaic Site along Cordova Creek in Comal County, Texas']</text:p>
          </table:table-cell>
        </table:table-row>
        <table:table-row table:style-name="ro1">
          <table:table-cell office:value-type="string" calcext:value-type="string">
            <text:p>['San Antonio Mission Trails Statewide Transportation Enhancement Project Volume I', ' Archaeological Investigations at Four San Antonio Missions: Mission Trails Underground Conversion Project', ' Archaeological Testing of the New Plaza at Mission San Francisco de la <text:s/>Espada (41BX4), San Antonio, Texas', ' Archaeological Excavation of the Priest Quarters, Mission San Francisco de la Espada, 41BX4, San Antonio, Texas', ' Archaeological Monitoring of an Electrical Conduit Trench at Mission San Francisco de la Espada (41BX4), San Antonio, Bexar County, Texas']</text:p>
          </table:table-cell>
        </table:table-row>
        <table:table-row table:style-name="ro1">
          <table:table-cell office:value-type="string" calcext:value-type="string">
            <text:p>['San Antonio Mission Trails Statewide Transportation Enhancement Project Volume II Construction Packages 2 and 3: Archaeological Testing and Monitoring Construction of the Mission Trails Hike...']</text:p>
          </table:table-cell>
        </table:table-row>
        <table:table-row table:style-name="ro1">
          <table:table-cell office:value-type="string" calcext:value-type="string">
            <text:p>['San Antonio Mission Trails Statewide Transportation Enhancement Project Volume II Construction Packages 2 and 3: Archaeological Testing and Monitoring Construction of the Mission Trails Hike...']</text:p>
          </table:table-cell>
        </table:table-row>
        <table:table-row table:style-name="ro1">
          <table:table-cell office:value-type="string" calcext:value-type="string">
            <text:p>["Shabik'eschee Village in Chaco Canyon: Beyond the Archetype"]</text:p>
          </table:table-cell>
        </table:table-row>
        <table:table-row table:style-name="ro1">
          <table:table-cell office:value-type="string" calcext:value-type="string">
            <text:p>["Shabik'eschee Village in Chaco Canyon: Beyond the Archetype"]</text:p>
          </table:table-cell>
        </table:table-row>
        <table:table-row table:style-name="ro1">
          <table:table-cell office:value-type="string" calcext:value-type="string">
            <text:p>["Shabik'eschee Village in Chaco Canyon: Beyond the Archetype"]</text:p>
          </table:table-cell>
        </table:table-row>
        <table:table-row table:style-name="ro1">
          <table:table-cell office:value-type="string" calcext:value-type="string">
            <text:p>["Shabik'eschee Village in Chaco Canyon: Beyond the Archetype"]</text:p>
          </table:table-cell>
        </table:table-row>
        <table:table-row table:style-name="ro1">
          <table:table-cell office:value-type="string" calcext:value-type="string">
            <text:p>['Significance Testing at Preshistoric Archeological Site 41RK195, Rusk County, Texas']</text:p>
          </table:table-cell>
        </table:table-row>
        <table:table-row table:style-name="ro1">
          <table:table-cell office:value-type="string" calcext:value-type="string">
            <text:p>['Significance Testing of Site 41KM225, Kimble County, Texas']</text:p>
          </table:table-cell>
        </table:table-row>
        <table:table-row table:style-name="ro1">
          <table:table-cell office:value-type="string" calcext:value-type="string">
            <text:p>['Significance Testing of Site 41SS164, San Saba County, Texas']</text:p>
          </table:table-cell>
        </table:table-row>
        <table:table-row table:style-name="ro1">
          <table:table-cell office:value-type="string" calcext:value-type="string">
            <text:p>['Site Structure and Activity Organization at a Late Paleoindian Base Camp in Western Nebraska']</text:p>
          </table:table-cell>
        </table:table-row>
        <table:table-row table:style-name="ro1">
          <table:table-cell office:value-type="string" calcext:value-type="string">
            <text:p>['Site Structure and Activity Organization at a Late Paleoindian Base Camp in Western Nebraska']</text:p>
          </table:table-cell>
        </table:table-row>
        <table:table-row table:style-name="ro1">
          <table:table-cell office:value-type="string" calcext:value-type="string">
            <text:p>['Site Structure and Activity Organization at a Late Paleoindian Base Camp in Western Nebraska']</text:p>
          </table:table-cell>
        </table:table-row>
        <table:table-row table:style-name="ro1">
          <table:table-cell office:value-type="string" calcext:value-type="string">
            <text:p>['Sociopolitical Implications of Mississippian Mound Volume']</text:p>
          </table:table-cell>
        </table:table-row>
        <table:table-row table:style-name="ro1">
          <table:table-cell office:value-type="string" calcext:value-type="string">
            <text:p>['Sociopolitical Implications of Mississippian Mound Volume']</text:p>
          </table:table-cell>
        </table:table-row>
        <table:table-row table:style-name="ro1">
          <table:table-cell office:value-type="string" calcext:value-type="string">
            <text:p>['Sociopolitical Implications of Mississippian Mound Volume']</text:p>
          </table:table-cell>
        </table:table-row>
        <table:table-row table:style-name="ro1">
          <table:table-cell office:value-type="string" calcext:value-type="string">
            <text:p>['Sociopolitical Implications of Mississippian Mound Volume']</text:p>
          </table:table-cell>
        </table:table-row>
        <table:table-row table:style-name="ro1">
          <table:table-cell office:value-type="string" calcext:value-type="string">
            <text:p>['Sociopolitical Implications of Mississippian Mound Volume']</text:p>
          </table:table-cell>
        </table:table-row>
        <table:table-row table:style-name="ro1">
          <table:table-cell office:value-type="string" calcext:value-type="string">
            <text:p>['Sociopolitical Implications of Mississippian Mound Volume']</text:p>
          </table:table-cell>
        </table:table-row>
        <table:table-row table:style-name="ro1">
          <table:table-cell office:value-type="string" calcext:value-type="string">
            <text:p>['Sociopolitical Implications of Mississippian Mound Volume']</text:p>
          </table:table-cell>
        </table:table-row>
        <table:table-row table:style-name="ro1">
          <table:table-cell office:value-type="string" calcext:value-type="string">
            <text:p>['Sociopolitical Implications of Mississippian Mound Volume']</text:p>
          </table:table-cell>
        </table:table-row>
        <table:table-row table:style-name="ro1">
          <table:table-cell office:value-type="string" calcext:value-type="string">
            <text:p>['Spanish Colonial Documents Pertaining to Mission Santa Cruz de San Saba (41MN23), Menard County, Texas']</text:p>
          </table:table-cell>
        </table:table-row>
        <table:table-row table:style-name="ro1">
          <table:table-cell office:value-type="string" calcext:value-type="string">
            <text:p>['Spanish Colonial Documents Pertaining to Mission Santa Cruz de San Saba (41MN23), Menard County, Texas', ' A Reconnaissance of a Channel Dam Site and Flood Area on the San Saba River, Menard County, Texas']</text:p>
          </table:table-cell>
        </table:table-row>
        <table:table-row table:style-name="ro1">
          <table:table-cell office:value-type="string" calcext:value-type="string">
            <text:p>['Stable Isotope Study of Hunter-gatherer-fisher Diet, Mobility, and Intensification on the Texas Gulf Coastal Plain']</text:p>
          </table:table-cell>
        </table:table-row>
        <table:table-row table:style-name="ro1">
          <table:table-cell office:value-type="string" calcext:value-type="string">
            <text:p>['Stable Isotope Study of Hunter-gatherer-fisher Diet, Mobility, and Intensification on the Texas Gulf Coastal Plain']</text:p>
          </table:table-cell>
        </table:table-row>
        <table:table-row table:style-name="ro1">
          <table:table-cell office:value-type="string" calcext:value-type="string">
            <text:p>['Stable Isotope Study of Hunter-gatherer-fisher Diet, Mobility, and Intensification on the Texas Gulf Coastal Plain']</text:p>
          </table:table-cell>
        </table:table-row>
        <table:table-row table:style-name="ro1">
          <table:table-cell office:value-type="string" calcext:value-type="string">
            <text:p>['Stable Isotope Study of Hunter-gatherer-fisher Diet, Mobility, and Intensification on the Texas Gulf Coastal Plain']</text:p>
          </table:table-cell>
        </table:table-row>
        <table:table-row table:style-name="ro1">
          <table:table-cell office:value-type="string" calcext:value-type="string">
            <text:p>['Stable Isotope Study of Hunter-gatherer-fisher Diet, Mobility, and Intensification on the Texas Gulf Coastal Plain']</text:p>
          </table:table-cell>
        </table:table-row>
        <table:table-row table:style-name="ro1">
          <table:table-cell office:value-type="string" calcext:value-type="string">
            <text:p>['Stable Isotope Study of Hunter-gatherer-fisher Diet, Mobility, and Intensification on the Texas Gulf Coastal Plain']</text:p>
          </table:table-cell>
        </table:table-row>
        <table:table-row table:style-name="ro1">
          <table:table-cell office:value-type="string" calcext:value-type="string">
            <text:p>['Stable Isotope Study of Hunter-gatherer-fisher Diet, Mobility, and Intensification on the Texas Gulf Coastal Plain']</text:p>
          </table:table-cell>
        </table:table-row>
        <table:table-row table:style-name="ro1">
          <table:table-cell office:value-type="string" calcext:value-type="string">
            <text:p>['Stable Isotope Study of Hunter-gatherer-fisher Diet, Mobility, and Intensification on the Texas Gulf Coastal Plain']</text:p>
          </table:table-cell>
        </table:table-row>
        <table:table-row table:style-name="ro1">
          <table:table-cell office:value-type="string" calcext:value-type="string">
            <text:p>['Stable Isotope Study of Hunter-gatherer-fisher Diet, Mobility, and Intensification on the Texas Gulf Coastal Plain']</text:p>
          </table:table-cell>
        </table:table-row>
        <table:table-row table:style-name="ro1">
          <table:table-cell office:value-type="string" calcext:value-type="string">
            <text:p>['Stable Isotope Study of Hunter-gatherer-fisher Diet, Mobility, and Intensification on the Texas Gulf Coastal Plain']</text:p>
          </table:table-cell>
        </table:table-row>
        <table:table-row table:style-name="ro1">
          <table:table-cell office:value-type="string" calcext:value-type="string">
            <text:p>['Stable Isotope Study of Hunter-gatherer-fisher Diet, Mobility, and Intensification on the Texas Gulf Coastal Plain', ' Archaeological investigations at the last Spanish Colonial mission establised on the Texas frontier: Nuestra Senora del Rufugio (41RF1), Refugio County, Texas']</text:p>
          </table:table-cell>
        </table:table-row>
        <table:table-row table:style-name="ro1">
          <table:table-cell office:value-type="string" calcext:value-type="string">
            <text:p>['Stable Isotope Study of Hunter-gatherer-fisher Diet, Mobility, and Intensification on the Texas Gulf Coastal Plain', ' 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Stable Isotope Study of Hunter-gatherer-fisher Diet, Mobility, and Intensification on the Texas Gulf Coastal Plain', ' 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Stable Isotope Study of Hunter-gatherer-fisher Diet, Mobility, and Intensification on the Texas Gulf Coastal Plain', ' Biological Relationships Between Foragers and Farmers of South-central North America: Nonmetric Dental Traits']</text:p>
          </table:table-cell>
        </table:table-row>
        <table:table-row table:style-name="ro1">
          <table:table-cell office:value-type="string" calcext:value-type="string">
            <text:p>['Stable Isotope Study of Hunter-gatherer-fisher Diet, Mobility, and Intensification on the Texas Gulf Coastal Plain', ' Biological Relationships Between Foragers and Farmers of South-central North America: Nonmetric Dental Traits', ' The Cayo del Oso Site (41NU2) Volume II Results of Archeological Monitoring of Spur 3, Corpus Christi, Nueces County, Texas 2000-2007', ' The Cayo del Oso Site (41NU2) Volume I A Historical Summary of Explorations of a Prehistoric Cemetery on the Coast of False Oso Bay, Nueces County, Texas']</text:p>
          </table:table-cell>
        </table:table-row>
        <table:table-row table:style-name="ro1">
          <table:table-cell office:value-type="string" calcext:value-type="string">
            <text:p>['Stable Isotope Study of Hunter-gatherer-fisher Diet, Mobility, and Intensification on the Texas Gulf Coastal Plain', ' Excavations at San Juan Capistrano, 41BX5, Bexar County, Texas', ' Archeological Testing Associated with theStabilization of the Convento at Mission San Juan Capistrano (41BX5), San Antonio, Bexar County, Texas', ' Archaeological Investigations at Four San Antonio Missions: Mission Trails Underground Conversion Project']</text:p>
          </table:table-cell>
        </table:table-row>
        <table:table-row table:style-name="ro1">
          <table:table-cell office:value-type="string" calcext:value-type="string">
            <text:p>['Survey and Testing at the Proposed Dos Rios Wastewater Treatment Plant, South Bexar County, Texas. San Antonio 201 Wastewater Treatment Project']</text:p>
          </table:table-cell>
        </table:table-row>
        <table:table-row table:style-name="ro1">
          <table:table-cell office:value-type="string" calcext:value-type="string">
            <text:p>['Survey and Testing at the Proposed Dos Rios Wastewater Treatment Plant, South Bexar County, Texas. San Antonio 201 Wastewater Treatment Project']</text:p>
          </table:table-cell>
        </table:table-row>
        <table:table-row table:style-name="ro1">
          <table:table-cell office:value-type="string" calcext:value-type="string">
            <text:p>['Temporal Data Requirements, Luminescence Dates, and the Resolution of Chronological Structure of Late Prehistoric Deposits in the Central Mississippi River Valley']</text:p>
          </table:table-cell>
        </table:table-row>
        <table:table-row table:style-name="ro1">
          <table:table-cell office:value-type="string" calcext:value-type="string">
            <text:p>['Temporal Data Requirements, Luminescence Dates, and the Resolution of Chronological Structure of Late Prehistoric Deposits in the Central Mississippi River Valley']</text:p>
          </table:table-cell>
        </table:table-row>
        <table:table-row table:style-name="ro1">
          <table:table-cell office:value-type="string" calcext:value-type="string">
            <text:p>['Temporal Data Requirements, Luminescence Dates, and the Resolution of Chronological Structure of Late Prehistoric Deposits in the Central Mississippi River Valley']</text:p>
          </table:table-cell>
        </table:table-row>
        <table:table-row table:style-name="ro1">
          <table:table-cell office:value-type="string" calcext:value-type="string">
            <text:p>['Test Excavation at Site 41KT32 Kent County, Texas']</text:p>
          </table:table-cell>
        </table:table-row>
        <table:table-row table:style-name="ro1">
          <table:table-cell office:value-type="string" calcext:value-type="string">
            <text:p>['Test Excavations and Monitoring at 41BX1598 A Multicomponent Historic Site in Bexar County, Texas']</text:p>
          </table:table-cell>
        </table:table-row>
        <table:table-row table:style-name="ro1">
          <table:table-cell office:value-type="string" calcext:value-type="string">
            <text:p>['Test Excavations at 41BL1214, Bell County, Texas: State Highway 95 Bridge Replacement at the Little River']</text:p>
          </table:table-cell>
        </table:table-row>
        <table:table-row table:style-name="ro1">
          <table:table-cell office:value-type="string" calcext:value-type="string">
            <text:p>['Test Excavations at 41HE257, Henderson County, Texas']</text:p>
          </table:table-cell>
        </table:table-row>
        <table:table-row table:style-name="ro1">
          <table:table-cell office:value-type="string" calcext:value-type="string">
            <text:p>['Test Excavations at Prehistoric Site 41SM203, Smith County, Texas']</text:p>
          </table:table-cell>
        </table:table-row>
        <table:table-row table:style-name="ro1">
          <table:table-cell office:value-type="string" calcext:value-type="string">
            <text:p>['Test Excavations at Site 41BU49 Burleson County, Texas']</text:p>
          </table:table-cell>
        </table:table-row>
        <table:table-row table:style-name="ro1">
          <table:table-cell office:value-type="string" calcext:value-type="string">
            <text:p>['Test Excavations at Site 41CD56 Colorado County, Texas']</text:p>
          </table:table-cell>
        </table:table-row>
        <table:table-row table:style-name="ro1">
          <table:table-cell office:value-type="string" calcext:value-type="string">
            <text:p>['Test Excavations at Site 41LK269 Live Oak County, Texas']</text:p>
          </table:table-cell>
        </table:table-row>
        <table:table-row table:style-name="ro1">
          <table:table-cell office:value-type="string" calcext:value-type="string">
            <text:p>['Test Excavations at Site 41TT87 on County Road 211 Titus County, Texas']</text:p>
          </table:table-cell>
        </table:table-row>
        <table:table-row table:style-name="ro1">
          <table:table-cell office:value-type="string" calcext:value-type="string">
            <text:p>['Test Excavations at the Culebra Creek Site, 41BX126, Bexar County, Texas']</text:p>
          </table:table-cell>
        </table:table-row>
        <table:table-row table:style-name="ro1">
          <table:table-cell office:value-type="string" calcext:value-type="string">
            <text:p>['Test Excavations at the Jodie Bender Site, 41HS11 Harrison County, Texas']</text:p>
          </table:table-cell>
        </table:table-row>
        <table:table-row table:style-name="ro1">
          <table:table-cell office:value-type="string" calcext:value-type="string">
            <text:p>['Test Excavations of Site 41NL20 Nolan County, Texas']</text:p>
          </table:table-cell>
        </table:table-row>
        <table:table-row table:style-name="ro1">
          <table:table-cell office:value-type="string" calcext:value-type="string">
            <text:p>['Testing and Data Recovery Excavations at 41BU51, Burleson County, Texas']</text:p>
          </table:table-cell>
        </table:table-row>
        <table:table-row table:style-name="ro1">
          <table:table-cell office:value-type="string" calcext:value-type="string">
            <text:p>['Testing of Noodle Creek Site 41JS102 Jones County, Texas']</text:p>
          </table:table-cell>
        </table:table-row>
        <table:table-row table:style-name="ro1">
          <table:table-cell office:value-type="string" calcext:value-type="string">
            <text:p>['Testing of a Portion of Site 41WN104 in Advance of Proposed Improvements to Jackson Nature Park, Stockdale, Wilson County, Texas']</text:p>
          </table:table-cell>
        </table:table-row>
        <table:table-row table:style-name="ro1">
          <table:table-cell office:value-type="string" calcext:value-type="string">
            <text:p>['Texas Excavations at Site 41FB191 (Jester Farm Site #1) Fort Bend County, Texas']</text:p>
          </table:table-cell>
        </table:table-row>
        <table:table-row table:style-name="ro1">
          <table:table-cell office:value-type="string" calcext:value-type="string">
            <text:p>['The Berger Bluff Site (41GD30A): Excavations in the Upper Deposits, 1979.']</text:p>
          </table:table-cell>
        </table:table-row>
        <table:table-row table:style-name="ro1">
          <table:table-cell office:value-type="string" calcext:value-type="string">
            <text:p>['The Berger Bluff Site (41GD30A): Excavations in the Upper Deposits, 1979.']</text:p>
          </table:table-cell>
        </table:table-row>
        <table:table-row table:style-name="ro1">
          <table:table-cell office:value-type="string" calcext:value-type="string">
            <text:p>['The Chaco Pilgrimage Model: Evaluating the Evidence from Pueblo Alto', ' Pattern Symmetries of the Chaco Phenomenon']</text:p>
          </table:table-cell>
        </table:table-row>
        <table:table-row table:style-name="ro1">
          <table:table-cell office:value-type="string" calcext:value-type="string">
            <text:p>['The Chaco Pilgrimage Model: Evaluating the Evidence from Pueblo Alto', ' Pattern Symmetries of the Chaco Phenomenon']</text:p>
          </table:table-cell>
        </table:table-row>
        <table:table-row table:style-name="ro1">
          <table:table-cell office:value-type="string" calcext:value-type="string">
            <text:p>['The Clemente and Herminia Hinojosa Site, 41JW8: A Toyah Horizon Campsite in Southern Texas', ' Archaeological Research at the Hinjosa Site (41JW8), Jim Wells County, Southern Texas']</text:p>
          </table:table-cell>
        </table:table-row>
        <table:table-row table:style-name="ro1">
          <table:table-cell office:value-type="string" calcext:value-type="string">
            <text:p>['The Clovis Occupation of the Dietz Site (35lk1529), Lake County, Oregon, and Its Bearing on the Adaptive Diversity of Clovis Foragers']</text:p>
          </table:table-cell>
        </table:table-row>
        <table:table-row table:style-name="ro1">
          <table:table-cell office:value-type="string" calcext:value-type="string">
            <text:p>['The Clovis Occupation of the Dietz Site (35lk1529), Lake County, Oregon, and Its Bearing on the Adaptive Diversity of Clovis Foragers']</text:p>
          </table:table-cell>
        </table:table-row>
        <table:table-row table:style-name="ro1">
          <table:table-cell office:value-type="string" calcext:value-type="string">
            <text:p>['The Clovis Occupation of the Dietz Site (35lk1529), Lake County, Oregon, and Its Bearing on the Adaptive Diversity of Clovis Foragers']</text:p>
          </table:table-cell>
        </table:table-row>
        <table:table-row table:style-name="ro1">
          <table:table-cell office:value-type="string" calcext:value-type="string">
            <text:p>['The Clovis Occupation of the Dietz Site (35lk1529), Lake County, Oregon, and Its Bearing on the Adaptive Diversity of Clovis Foragers']</text:p>
          </table:table-cell>
        </table:table-row>
        <table:table-row table:style-name="ro1">
          <table:table-cell office:value-type="string" calcext:value-type="string">
            <text:p>['The Clovis Occupation of the Dietz Site (35lk1529), Lake County, Oregon, and Its Bearing on the Adaptive Diversity of Clovis Foragers']</text:p>
          </table:table-cell>
        </table:table-row>
        <table:table-row table:style-name="ro1">
          <table:table-cell office:value-type="string" calcext:value-type="string">
            <text:p>['The Clovis Occupation of the Dietz Site (35lk1529), Lake County, Oregon, and Its Bearing on the Adaptive Diversity of Clovis Foragers']</text:p>
          </table:table-cell>
        </table:table-row>
        <table:table-row table:style-name="ro1">
          <table:table-cell office:value-type="string" calcext:value-type="string">
            <text:p>['The Clovis Occupation of the Dietz Site (35lk1529), Lake County, Oregon, and Its Bearing on the Adaptive Diversity of Clovis Foragers']</text:p>
          </table:table-cell>
        </table:table-row>
        <table:table-row table:style-name="ro1">
          <table:table-cell office:value-type="string" calcext:value-type="string">
            <text:p>['The Clovis Occupation of the Dietz Site (35lk1529), Lake County, Oregon, and Its Bearing on the Adaptive Diversity of Clovis Foragers']</text:p>
          </table:table-cell>
        </table:table-row>
        <table:table-row table:style-name="ro1">
          <table:table-cell office:value-type="string" calcext:value-type="string">
            <text:p>['The Consequences of Social Processes: Aggregate Populations, Projectile Point Accumulation, and Subsistence Patterns in the American Southwest']</text:p>
          </table:table-cell>
        </table:table-row>
        <table:table-row table:style-name="ro1">
          <table:table-cell office:value-type="string" calcext:value-type="string">
            <text:p>['The Consequences of Social Processes: Aggregate Populations, Projectile Point Accumulation, and Subsistence Patterns in the American Southwest']</text:p>
          </table:table-cell>
        </table:table-row>
        <table:table-row table:style-name="ro1">
          <table:table-cell office:value-type="string" calcext:value-type="string">
            <text:p>['The Consequences of Social Processes: Aggregate Populations, Projectile Point Accumulation, and Subsistence Patterns in the American Southwest']</text:p>
          </table:table-cell>
        </table:table-row>
        <table:table-row table:style-name="ro1">
          <table:table-cell office:value-type="string" calcext:value-type="string">
            <text:p>['The Consequences of Social Processes: Aggregate Populations, Projectile Point Accumulation, and Subsistence Patterns in the American Southwest']</text:p>
          </table:table-cell>
        </table:table-row>
        <table:table-row table:style-name="ro1">
          <table:table-cell office:value-type="string" calcext:value-type="string">
            <text:p>['The Consequences of Social Processes: Aggregate Populations, Projectile Point Accumulation, and Subsistence Patterns in the American Southwest']</text:p>
          </table:table-cell>
        </table:table-row>
        <table:table-row table:style-name="ro1">
          <table:table-cell office:value-type="string" calcext:value-type="string">
            <text:p>['The Consequences of Social Processes: Aggregate Populations, Projectile Point Accumulation, and Subsistence Patterns in the American Southwest', ' A Symmetry Analysis of Design Structure: 1,000 Years of Continuity and Change in Puebloan Ceramic Design']</text:p>
          </table:table-cell>
        </table:table-row>
        <table:table-row table:style-name="ro1">
          <table:table-cell office:value-type="string" calcext:value-type="string">
            <text:p>['The Consequences of Social Processes: Aggregate Populations, Projectile Point Accumulation, and Subsistence Patterns in the American Southwest', ' A Symmetry Analysis of Design Structure: 1,000 Years of Continuity and Change in Puebloan Ceramic Design']</text:p>
          </table:table-cell>
        </table:table-row>
        <table:table-row table:style-name="ro1">
          <table:table-cell office:value-type="string" calcext:value-type="string">
            <text:p>['The Consequences of Social Processes: Aggregate Populations, Projectile Point Accumulation, and Subsistence Patterns in the American Southwest', ' Empirical Bayesian Methods for Archaeological Survey Data: An Application from the Mesa Verde Region']</text:p>
          </table:table-cell>
        </table:table-row>
        <table:table-row table:style-name="ro1">
          <table:table-cell office:value-type="string" calcext:value-type="string">
            <text:p>['The Consequences of Social Processes: Aggregate Populations, Projectile Point Accumulation, and Subsistence Patterns in the American Southwest', ' Empirical Bayesian Methods for Archaeological Survey Data: An Application from the Mesa Verde Region']</text:p>
          </table:table-cell>
        </table:table-row>
        <table:table-row table:style-name="ro1">
          <table:table-cell office:value-type="string" calcext:value-type="string">
            <text:p>['The Consequences of Social Processes: Aggregate Populations, Projectile Point Accumulation, and Subsistence Patterns in the American Southwest', ' Empirical Bayesian Methods for Archaeological Survey Data: An Application from the Mesa Verde Region', ' The Neolithic Demographic Transition in the U.S. Southwest']</text:p>
          </table:table-cell>
        </table:table-row>
        <table:table-row table:style-name="ro1">
          <table:table-cell office:value-type="string" calcext:value-type="string">
            <text:p>['The Depopulation of Sand Canyon Pueblo', ' Empirical Bayesian Methods for Archaeological Survey Data: An Application from the Mesa Verde Region', ' Obsidian Evidence of Interaction and Migration From the Mesa Verde Region, Southwest Colorado']</text:p>
          </table:table-cell>
        </table:table-row>
        <table:table-row table:style-name="ro1">
          <table:table-cell office:value-type="string" calcext:value-type="string">
            <text:p>['The Evolution of a Caddo Community in Northeastern Texas: The Oak Hill Village Site (41RK214), Rusk County, Texas']</text:p>
          </table:table-cell>
        </table:table-row>
        <table:table-row table:style-name="ro1">
          <table:table-cell office:value-type="string" calcext:value-type="string">
            <text:p>['The Evolution of a Caddo Community in Northeastern Texas: The Oak Hill Village Site (41RK214), Rusk County, Texas']</text:p>
          </table:table-cell>
        </table:table-row>
        <table:table-row table:style-name="ro1">
          <table:table-cell office:value-type="string" calcext:value-type="string">
            <text:p>['The Evolution of a Caddo Community in Northeastern Texas: The Oak Hill Village Site (41RK214), Rusk County, Texas']</text:p>
          </table:table-cell>
        </table:table-row>
        <table:table-row table:style-name="ro1">
          <table:table-cell office:value-type="string" calcext:value-type="string">
            <text:p>['The Evolution of a Caddo Community in Northeastern Texas: The Oak Hill Village Site (41RK214), Rusk County, Texas']</text:p>
          </table:table-cell>
        </table:table-row>
        <table:table-row table:style-name="ro1">
          <table:table-cell office:value-type="string" calcext:value-type="string">
            <text:p>['The Evolution of a Caddo Community in Northeastern Texas: The Oak Hill Village Site (41RK214), Rusk County, Texas']</text:p>
          </table:table-cell>
        </table:table-row>
        <table:table-row table:style-name="ro1">
          <table:table-cell office:value-type="string" calcext:value-type="string">
            <text:p>['The Evolution of a Caddo Community in Northeastern Texas: The Oak Hill Village Site (41RK214), Rusk County, Texas']</text:p>
          </table:table-cell>
        </table:table-row>
        <table:table-row table:style-name="ro1">
          <table:table-cell office:value-type="string" calcext:value-type="string">
            <text:p>['The Evolution of a Caddo Community in Northeastern Texas: The Oak Hill Village Site (41RK214), Rusk County, Texas']</text:p>
          </table:table-cell>
        </table:table-row>
        <table:table-row table:style-name="ro1">
          <table:table-cell office:value-type="string" calcext:value-type="string">
            <text:p>['The Evolution of a Caddo Community in Northeastern Texas: The Oak Hill Village Site (41RK214), Rusk County, Texas']</text:p>
          </table:table-cell>
        </table:table-row>
        <table:table-row table:style-name="ro1">
          <table:table-cell office:value-type="string" calcext:value-type="string">
            <text:p>['The Evolution of a Caddo Community in Northeastern Texas: The Oak Hill Village Site (41RK214), Rusk County, Texas']</text:p>
          </table:table-cell>
        </table:table-row>
        <table:table-row table:style-name="ro1">
          <table:table-cell office:value-type="string" calcext:value-type="string">
            <text:p>['The Evolution of a Caddo Community in Northeastern Texas: The Oak Hill Village Site (41RK214), Rusk County, Texas']</text:p>
          </table:table-cell>
        </table:table-row>
        <table:table-row table:style-name="ro1">
          <table:table-cell office:value-type="string" calcext:value-type="string">
            <text:p>['The Evolution of a Caddo Community in Northeastern Texas: The Oak Hill Village Site (41RK214), Rusk County, Texas']</text:p>
          </table:table-cell>
        </table:table-row>
        <table:table-row table:style-name="ro1">
          <table:table-cell office:value-type="string" calcext:value-type="string">
            <text:p>['The Evolution of a Caddo Community in Northeastern Texas: The Oak Hill Village Site (41RK214), Rusk County, Texas']</text:p>
          </table:table-cell>
        </table:table-row>
        <table:table-row table:style-name="ro1">
          <table:table-cell office:value-type="string" calcext:value-type="string">
            <text:p>['The Evolution of a Caddo Community in Northeastern Texas: The Oak Hill Village Site (41RK214), Rusk County, Texas']</text:p>
          </table:table-cell>
        </table:table-row>
        <table:table-row table:style-name="ro1">
          <table:table-cell office:value-type="string" calcext:value-type="string">
            <text:p>['The Evolution of a Caddo Community in Northeastern Texas: The Oak Hill Village Site (41RK214), Rusk County, Texas']</text:p>
          </table:table-cell>
        </table:table-row>
        <table:table-row table:style-name="ro1">
          <table:table-cell office:value-type="string" calcext:value-type="string">
            <text:p>['The Evolution of a Caddo Community in Northeastern Texas: The Oak Hill Village Site (41RK214), Rusk County, Texas']</text:p>
          </table:table-cell>
        </table:table-row>
        <table:table-row table:style-name="ro1">
          <table:table-cell office:value-type="string" calcext:value-type="string">
            <text:p>['The Evolution of a Caddo Community in Northeastern Texas: The Oak Hill Village Site (41RK214), Rusk County, Texas']</text:p>
          </table:table-cell>
        </table:table-row>
        <table:table-row table:style-name="ro1">
          <table:table-cell office:value-type="string" calcext:value-type="string">
            <text:p>['The Evolution of a Caddo Community in Northeastern Texas: The Oak Hill Village Site (41RK214), Rusk County, Texas']</text:p>
          </table:table-cell>
        </table:table-row>
        <table:table-row table:style-name="ro1">
          <table:table-cell office:value-type="string" calcext:value-type="string">
            <text:p>['The Evolution of a Caddo Community in Northeastern Texas: The Oak Hill Village Site (41RK214), Rusk County, Texas']</text:p>
          </table:table-cell>
        </table:table-row>
        <table:table-row table:style-name="ro1">
          <table:table-cell office:value-type="string" calcext:value-type="string">
            <text:p>['The Evolution of a Caddo Community in Northeastern Texas: The Oak Hill Village Site (41RK214), Rusk County, Texas']</text:p>
          </table:table-cell>
        </table:table-row>
        <table:table-row table:style-name="ro1">
          <table:table-cell office:value-type="string" calcext:value-type="string">
            <text:p>['The Evolution of a Caddo Community in Northeastern Texas: The Oak Hill Village Site (41RK214), Rusk County, Texas']</text:p>
          </table:table-cell>
        </table:table-row>
        <table:table-row table:style-name="ro1">
          <table:table-cell office:value-type="string" calcext:value-type="string">
            <text:p>['The Gatlin Site (41KR621): Investigating Archaic Lifeways on the Southern Edwards Plateau of Central Texas']</text:p>
          </table:table-cell>
        </table:table-row>
        <table:table-row table:style-name="ro1">
          <table:table-cell office:value-type="string" calcext:value-type="string">
            <text:p>['The Homestead of James Taylor White II: Historical, Archaeological, and Geophysical Investigations at Two Proposed Safety Rest Areas, Interstate Highway (IH) 10, Chambers County, Texas']</text:p>
          </table:table-cell>
        </table:table-row>
        <table:table-row table:style-name="ro1">
          <table:table-cell office:value-type="string" calcext:value-type="string">
            <text:p>['The Homestead of James Taylor White II: Historical, Archaeological, and Geophysical Investigations at Two Proposed Safety Rest Areas, Interstate Highway (IH) 10, Chambers County, Texas']</text:p>
          </table:table-cell>
        </table:table-row>
        <table:table-row table:style-name="ro1">
          <table:table-cell office:value-type="string" calcext:value-type="string">
            <text:p>['The Little Paint Site: A Classic Toyah Camp on the South Llano River, Kimble County, Texas']</text:p>
          </table:table-cell>
        </table:table-row>
        <table:table-row table:style-name="ro1">
          <table:table-cell office:value-type="string" calcext:value-type="string">
            <text:p>['The McAllister Park Roadway System Extension Project, San Antonio, Texas']</text:p>
          </table:table-cell>
        </table:table-row>
        <table:table-row table:style-name="ro1">
          <table:table-cell office:value-type="string" calcext:value-type="string">
            <text:p>['The McAllister Park Roadway System Extension Project, San Antonio, Texas']</text:p>
          </table:table-cell>
        </table:table-row>
        <table:table-row table:style-name="ro1">
          <table:table-cell office:value-type="string" calcext:value-type="string">
            <text:p>['The McAllister Park Roadway System Extension Project, San Antonio, Texas']</text:p>
          </table:table-cell>
        </table:table-row>
        <table:table-row table:style-name="ro1">
          <table:table-cell office:value-type="string" calcext:value-type="string">
            <text:p>['The Medio Creek Site (41BX1421): National Register Test Excavations, Bexar County, Texas', ' The Medio Creek Site (41BX1421): National Register Test Excavations, Bexar County Texas']</text:p>
          </table:table-cell>
        </table:table-row>
        <table:table-row table:style-name="ro1">
          <table:table-cell office:value-type="string" calcext:value-type="string">
            <text:p>['The Neolithic Demographic Transition in the U.S. Southwest']</text:p>
          </table:table-cell>
        </table:table-row>
        <table:table-row table:style-name="ro1">
          <table:table-cell office:value-type="string" calcext:value-type="string">
            <text:p>['The Neolithic Demographic Transition in the U.S. Southwest']</text:p>
          </table:table-cell>
        </table:table-row>
        <table:table-row table:style-name="ro1">
          <table:table-cell office:value-type="string" calcext:value-type="string">
            <text:p>['The Neolithic Demographic Transition in the U.S. Southwest']</text:p>
          </table:table-cell>
        </table:table-row>
        <table:table-row table:style-name="ro1">
          <table:table-cell office:value-type="string" calcext:value-type="string">
            <text:p>['The Neolithic Demographic Transition in the U.S. Southwest']</text:p>
          </table:table-cell>
        </table:table-row>
        <table:table-row table:style-name="ro1">
          <table:table-cell office:value-type="string" calcext:value-type="string">
            <text:p>['The Neolithic Demographic Transition in the U.S. Southwest']</text:p>
          </table:table-cell>
        </table:table-row>
        <table:table-row table:style-name="ro1">
          <table:table-cell office:value-type="string" calcext:value-type="string">
            <text:p>['The Neolithic Demographic Transition in the U.S. Southwest']</text:p>
          </table:table-cell>
        </table:table-row>
        <table:table-row table:style-name="ro1">
          <table:table-cell office:value-type="string" calcext:value-type="string">
            <text:p>['The Neolithic Demographic Transition in the U.S. Southwest']</text:p>
          </table:table-cell>
        </table:table-row>
        <table:table-row table:style-name="ro1">
          <table:table-cell office:value-type="string" calcext:value-type="string">
            <text:p>['The Neolithic Demographic Transition in the U.S. Southwest']</text:p>
          </table:table-cell>
        </table:table-row>
        <table:table-row table:style-name="ro1">
          <table:table-cell office:value-type="string" calcext:value-type="string">
            <text:p>['The Neolithic Demographic Transition in the U.S. Southwest']</text:p>
          </table:table-cell>
        </table:table-row>
        <table:table-row table:style-name="ro1">
          <table:table-cell office:value-type="string" calcext:value-type="string">
            <text:p>['The Neolithic Demographic Transition in the U.S. Southwest']</text:p>
          </table:table-cell>
        </table:table-row>
        <table:table-row table:style-name="ro1">
          <table:table-cell office:value-type="string" calcext:value-type="string">
            <text:p>['The Neolithic Demographic Transition in the U.S. Southwest']</text:p>
          </table:table-cell>
        </table:table-row>
        <table:table-row table:style-name="ro1">
          <table:table-cell office:value-type="string" calcext:value-type="string">
            <text:p>['The Neolithic Demographic Transition in the U.S. Southwest']</text:p>
          </table:table-cell>
        </table:table-row>
        <table:table-row table:style-name="ro1">
          <table:table-cell office:value-type="string" calcext:value-type="string">
            <text:p>['The Neolithic Demographic Transition in the U.S. Southwest']</text:p>
          </table:table-cell>
        </table:table-row>
        <table:table-row table:style-name="ro1">
          <table:table-cell office:value-type="string" calcext:value-type="string">
            <text:p>['The Neolithic Demographic Transition in the U.S. Southwest']</text:p>
          </table:table-cell>
        </table:table-row>
        <table:table-row table:style-name="ro1">
          <table:table-cell office:value-type="string" calcext:value-type="string">
            <text:p>['The Neolithic Demographic Transition in the U.S. Southwest']</text:p>
          </table:table-cell>
        </table:table-row>
        <table:table-row table:style-name="ro1">
          <table:table-cell office:value-type="string" calcext:value-type="string">
            <text:p>['The Neolithic Demographic Transition in the U.S. Southwest']</text:p>
          </table:table-cell>
        </table:table-row>
        <table:table-row table:style-name="ro1">
          <table:table-cell office:value-type="string" calcext:value-type="string">
            <text:p>['The Neolithic Demographic Transition in the U.S. Southwest']</text:p>
          </table:table-cell>
        </table:table-row>
        <table:table-row table:style-name="ro1">
          <table:table-cell office:value-type="string" calcext:value-type="string">
            <text:p>['The Neolithic Demographic Transition in the U.S. Southwest']</text:p>
          </table:table-cell>
        </table:table-row>
        <table:table-row table:style-name="ro1">
          <table:table-cell office:value-type="string" calcext:value-type="string">
            <text:p>['The Neolithic Demographic Transition in the U.S. Southwest']</text:p>
          </table:table-cell>
        </table:table-row>
        <table:table-row table:style-name="ro1">
          <table:table-cell office:value-type="string" calcext:value-type="string">
            <text:p>['The Neolithic Demographic Transition in the U.S. Southwest']</text:p>
          </table:table-cell>
        </table:table-row>
        <table:table-row table:style-name="ro1">
          <table:table-cell office:value-type="string" calcext:value-type="string">
            <text:p>['The Neolithic Demographic Transition in the U.S. Southwest']</text:p>
          </table:table-cell>
        </table:table-row>
        <table:table-row table:style-name="ro1">
          <table:table-cell office:value-type="string" calcext:value-type="string">
            <text:p>['The Neolithic Demographic Transition in the U.S. Southwest', ' A Symmetry Analysis of Design Structure: 1,000 Years of Continuity and Change in Puebloan Ceramic Design']</text:p>
          </table:table-cell>
        </table:table-row>
        <table:table-row table:style-name="ro1">
          <table:table-cell office:value-type="string" calcext:value-type="string">
            <text:p>['The Neolithic Demographic Transition in the U.S. Southwest', ' A Symmetry Analysis of Design Structure: 1,000 Years of Continuity and Change in Puebloan Ceramic Design']</text:p>
          </table:table-cell>
        </table:table-row>
        <table:table-row table:style-name="ro1">
          <table:table-cell office:value-type="string" calcext:value-type="string">
            <text:p>['The Neolithic Demographic Transition in the U.S. Southwest', ' A Symmetry Analysis of Design Structure: 1,000 Years of Continuity and Change in Puebloan Ceramic Design', ' Empirical Bayesian Methods for Archaeological Survey Data: An Application from the Mesa Verde Region']</text:p>
          </table:table-cell>
        </table:table-row>
        <table:table-row table:style-name="ro1">
          <table:table-cell office:value-type="string" calcext:value-type="string">
            <text:p>['The Neolithic Demographic Transition in the U.S. Southwest', ' Empirical Bayesian Methods for Archaeological Survey Data: An Application from the Mesa Verde Region']</text:p>
          </table:table-cell>
        </table:table-row>
        <table:table-row table:style-name="ro1">
          <table:table-cell office:value-type="string" calcext:value-type="string">
            <text:p>['The Neolithic Demographic Transition in the U.S. Southwest', ' Empirical Bayesian Methods for Archaeological Survey Data: An Application from the Mesa Verde Region']</text:p>
          </table:table-cell>
        </table:table-row>
        <table:table-row table:style-name="ro1">
          <table:table-cell office:value-type="string" calcext:value-type="string">
            <text:p>['The Neolithic Demographic Transition in the U.S. Southwest', ' Empirical Bayesian Methods for Archaeological Survey Data: An Application from the Mesa Verde Region', ' A Symmetry Analysis of Design Structure: 1,000 Years of Continuity and Change in Puebloan Ceramic Design', ' Obsidian Evidence of Interaction and Migration From the Mesa Verde Region, Southwest Colorado']</text:p>
          </table:table-cell>
        </table:table-row>
        <table:table-row table:style-name="ro1">
          <table:table-cell office:value-type="string" calcext:value-type="string">
            <text:p>['The Neolithic Demographic Transition in the U.S. Southwest', ' The Consequences of Social Processes: Aggregate Populations, Projectile Point Accumulation, and Subsistence Patterns in the American Southwest']</text:p>
          </table:table-cell>
        </table:table-row>
        <table:table-row table:style-name="ro1">
          <table:table-cell office:value-type="string" calcext:value-type="string">
            <text:p>['The Neolithic Demographic Transition in the U.S. Southwest', ' The Consequences of Social Processes: Aggregate Populations, Projectile Point Accumulation, and Subsistence Patterns in the American Southwest']</text:p>
          </table:table-cell>
        </table:table-row>
        <table:table-row table:style-name="ro1">
          <table:table-cell office:value-type="string" calcext:value-type="string">
            <text:p>['The Panther Springs Creek Site: Cultural Change and Continuity within the Upper Salado Creek Watershed, South-Central Texas', ' Intensive Cultural Resources Survey of the Proposed Wurzbach Parkway Extension Project from Blanco Road to Wetmore Road, Bexar County, Texas']</text:p>
          </table:table-cell>
        </table:table-row>
        <table:table-row table:style-name="ro1">
          <table:table-cell office:value-type="string" calcext:value-type="string">
            <text:p>['The Perez Ranch Project Reassessment of Four Archaeological Sites in South-central Bexar County, Texas']</text:p>
          </table:table-cell>
        </table:table-row>
        <table:table-row table:style-name="ro1">
          <table:table-cell office:value-type="string" calcext:value-type="string">
            <text:p>['The Perez Ranch Project Reassessment of Four Archaeological Sites in South-central Bexar County, Texas']</text:p>
          </table:table-cell>
        </table:table-row>
        <table:table-row table:style-name="ro1">
          <table:table-cell office:value-type="string" calcext:value-type="string">
            <text:p>['The Perez Ranch Project Reassessment of Four Archaeological Sites in South-central Bexar County, Texas']</text:p>
          </table:table-cell>
        </table:table-row>
        <table:table-row table:style-name="ro1">
          <table:table-cell office:value-type="string" calcext:value-type="string">
            <text:p>['The Perez Ranch Project Reassessment of Four Archaeological Sites in South-central Bexar County, Texas']</text:p>
          </table:table-cell>
        </table:table-row>
        <table:table-row table:style-name="ro1">
          <table:table-cell office:value-type="string" calcext:value-type="string">
            <text:p>['The Perez Ranch Project Reassessment of Four Archaeological Sites in South-central Bexar County, Texas']</text:p>
          </table:table-cell>
        </table:table-row>
        <table:table-row table:style-name="ro1">
          <table:table-cell office:value-type="string" calcext:value-type="string">
            <text:p>['The Potential of Bulk δ^13 on Encrusted Cooking Residues as Independent Evidence for Regional Maize Histories...']</text:p>
          </table:table-cell>
        </table:table-row>
        <table:table-row table:style-name="ro1">
          <table:table-cell office:value-type="string" calcext:value-type="string">
            <text:p>['The Potential of Bulk δ^13 on Encrusted Cooking Residues as Independent Evidence for Regional Maize Histories...']</text:p>
          </table:table-cell>
        </table:table-row>
        <table:table-row table:style-name="ro1">
          <table:table-cell office:value-type="string" calcext:value-type="string">
            <text:p>['The San Antonio River Mammoth Site: Archaeological Testing Investigations for the Interstate 37 Bridge at the San Antonio River Improvement Project, Bexar County, Texas']</text:p>
          </table:table-cell>
        </table:table-row>
        <table:table-row table:style-name="ro1">
          <table:table-cell office:value-type="string" calcext:value-type="string">
            <text:p>['The San Antonio River Mammoth Site: Archaeological Testing Investigations for the Interstate 37 Bridge at the San Antonio River Improvement Project, Bexar County, Texas']</text:p>
          </table:table-cell>
        </table:table-row>
        <table:table-row table:style-name="ro1">
          <table:table-cell office:value-type="string" calcext:value-type="string">
            <text:p>['The Siren Site and the Long Transition from Archaic to Late Prehistoric Lifeways on the Eastern Edwards Plateau of Central Texas']</text:p>
          </table:table-cell>
        </table:table-row>
        <table:table-row table:style-name="ro1">
          <table:table-cell office:value-type="string" calcext:value-type="string">
            <text:p>['The T.C. Osborn Tenant Farm, 41BP314: An Early Sharecropper Site in Bastrop County, Texas']</text:p>
          </table:table-cell>
        </table:table-row>
        <table:table-row table:style-name="ro1">
          <table:table-cell office:value-type="string" calcext:value-type="string">
            <text:p>['The UTSA Boulevard Project: Archaeological Survey Along Leon Creek in Northwest San Antonio, Texas']</text:p>
          </table:table-cell>
        </table:table-row>
        <table:table-row table:style-name="ro1">
          <table:table-cell office:value-type="string" calcext:value-type="string">
            <text:p>['The UTSA Boulevard Project: Archaeological Survey Along Leon Creek in Northwest San Antonio, Texas']</text:p>
          </table:table-cell>
        </table:table-row>
        <table:table-row table:style-name="ro1">
          <table:table-cell office:value-type="string" calcext:value-type="string">
            <text:p>['The Underwater Archaeology of Paleolandscapes, Apalachee Bay, Florida', ' Time and Archaeological Traditions in the Lower Illinois Valley']</text:p>
          </table:table-cell>
        </table:table-row>
        <table:table-row table:style-name="ro1">
          <table:table-cell office:value-type="string" calcext:value-type="string">
            <text:p>['The Walnut Branch Hike and Bike Trail Pedestrian Survey, Guadalupe County, Texas']</text:p>
          </table:table-cell>
        </table:table-row>
        <table:table-row table:style-name="ro1">
          <table:table-cell office:value-type="string" calcext:value-type="string">
            <text:p>['The Walnut Branch Hike and Bike Trail Pedestrian Survey, Guadalupe County, Texas']</text:p>
          </table:table-cell>
        </table:table-row>
        <table:table-row table:style-name="ro1">
          <table:table-cell office:value-type="string" calcext:value-type="string">
            <text:p>['The Walnut Branch Hike and Bike Trail Pedestrian Survey, Guadalupe County, Texas']</text:p>
          </table:table-cell>
        </table:table-row>
        <table:table-row table:style-name="ro1">
          <table:table-cell office:value-type="string" calcext:value-type="string">
            <text:p>['Time and Archaeological Traditions in the Lower Illinois Valley']</text:p>
          </table:table-cell>
        </table:table-row>
        <table:table-row table:style-name="ro1">
          <table:table-cell office:value-type="string" calcext:value-type="string">
            <text:p>['Time and Archaeological Traditions in the Lower Illinois Valley']</text:p>
          </table:table-cell>
        </table:table-row>
        <table:table-row table:style-name="ro1">
          <table:table-cell office:value-type="string" calcext:value-type="string">
            <text:p>['Time and Archaeological Traditions in the Lower Illinois Valley']</text:p>
          </table:table-cell>
        </table:table-row>
        <table:table-row table:style-name="ro1">
          <table:table-cell office:value-type="string" calcext:value-type="string">
            <text:p>['Time and Archaeological Traditions in the Lower Illinois Valley']</text:p>
          </table:table-cell>
        </table:table-row>
        <table:table-row table:style-name="ro1">
          <table:table-cell office:value-type="string" calcext:value-type="string">
            <text:p>['Time and Archaeological Traditions in the Lower Illinois Valley']</text:p>
          </table:table-cell>
        </table:table-row>
        <table:table-row table:style-name="ro1">
          <table:table-cell office:value-type="string" calcext:value-type="string">
            <text:p>['Time and Archaeological Traditions in the Lower Illinois Valley']</text:p>
          </table:table-cell>
        </table:table-row>
        <table:table-row table:style-name="ro1">
          <table:table-cell office:value-type="string" calcext:value-type="string">
            <text:p>['Time and Archaeological Traditions in the Lower Illinois Valley']</text:p>
          </table:table-cell>
        </table:table-row>
        <table:table-row table:style-name="ro1">
          <table:table-cell office:value-type="string" calcext:value-type="string">
            <text:p>['Time and Archaeological Traditions in the Lower Illinois Valley']</text:p>
          </table:table-cell>
        </table:table-row>
        <table:table-row table:style-name="ro1">
          <table:table-cell office:value-type="string" calcext:value-type="string">
            <text:p>['Transport Distance and Debitage Assemblage Diversity: An Application of the Field Processing Model to Southern Utah Toolstone Procurement Sites']</text:p>
          </table:table-cell>
        </table:table-row>
        <table:table-row table:style-name="ro1">
          <table:table-cell office:value-type="string" calcext:value-type="string">
            <text:p>['Transport Distance and Debitage Assemblage Diversity: An Application of the Field Processing Model to Southern Utah Toolstone Procurement Sites']</text:p>
          </table:table-cell>
        </table:table-row>
        <table:table-row table:style-name="ro1">
          <table:table-cell office:value-type="string" calcext:value-type="string">
            <text:p>['Transport Distance and Debitage Assemblage Diversity: An Application of the Field Processing Model to Southern Utah Toolstone Procurement Sites']</text:p>
          </table:table-cell>
        </table:table-row>
        <table:table-row table:style-name="ro1">
          <table:table-cell office:value-type="string" calcext:value-type="string">
            <text:p>['Transport Distance and Debitage Assemblage Diversity: An Application of the Field Processing Model to Southern Utah Toolstone Procurement Sites']</text:p>
          </table:table-cell>
        </table:table-row>
        <table:table-row table:style-name="ro1">
          <table:table-cell office:value-type="string" calcext:value-type="string">
            <text:p>['Transport Distance and Debitage Assemblage Diversity: An Application of the Field Processing Model to Southern Utah Toolstone Procurement Sites']</text:p>
          </table:table-cell>
        </table:table-row>
        <table:table-row table:style-name="ro1">
          <table:table-cell office:value-type="string" calcext:value-type="string">
            <text:p>['Transport Distance and Debitage Assemblage Diversity: An Application of the Field Processing Model to Southern Utah Toolstone Procurement Sites']</text:p>
          </table:table-cell>
        </table:table-row>
        <table:table-row table:style-name="ro1">
          <table:table-cell office:value-type="string" calcext:value-type="string">
            <text:p>['Transport Distance and Debitage Assemblage Diversity: An Application of the Field Processing Model to Southern Utah Toolstone Procurement Sites']</text:p>
          </table:table-cell>
        </table:table-row>
        <table:table-row table:style-name="ro1">
          <table:table-cell office:value-type="string" calcext:value-type="string">
            <text:p>['Transport Distance and Debitage Assemblage Diversity: An Application of the Field Processing Model to Southern Utah Toolstone Procurement Sites']</text:p>
          </table:table-cell>
        </table:table-row>
        <table:table-row table:style-name="ro1">
          <table:table-cell office:value-type="string" calcext:value-type="string">
            <text:p>['Transport Distance and Debitage Assemblage Diversity: An Application of the Field Processing Model to Southern Utah Toolstone Procurement Sites']</text:p>
          </table:table-cell>
        </table:table-row>
        <table:table-row table:style-name="ro1">
          <table:table-cell office:value-type="string" calcext:value-type="string">
            <text:p>['Transport Distance and Debitage Assemblage Diversity: An Application of the Field Processing Model to Southern Utah Toolstone Procurement Sites']</text:p>
          </table:table-cell>
        </table:table-row>
        <table:table-row table:style-name="ro1">
          <table:table-cell office:value-type="string" calcext:value-type="string">
            <text:p>['Transport Distance and Debitage Assemblage Diversity: An Application of the Field Processing Model to Southern Utah Toolstone Procurement Sites']</text:p>
          </table:table-cell>
        </table:table-row>
        <table:table-row table:style-name="ro1">
          <table:table-cell office:value-type="string" calcext:value-type="string">
            <text:p>['Transport Distance and Debitage Assemblage Diversity: An Application of the Field Processing Model to Southern Utah Toolstone Procurement Sites']</text:p>
          </table:table-cell>
        </table:table-row>
        <table:table-row table:style-name="ro1">
          <table:table-cell office:value-type="string" calcext:value-type="string">
            <text:p>['Transport Distance and Debitage Assemblage Diversity: An Application of the Field Processing Model to Southern Utah Toolstone Procurement Sites']</text:p>
          </table:table-cell>
        </table:table-row>
        <table:table-row table:style-name="ro1">
          <table:table-cell office:value-type="string" calcext:value-type="string">
            <text:p>['Transport Distance and Debitage Assemblage Diversity: An Application of the Field Processing Model to Southern Utah Toolstone Procurement Sites']</text:p>
          </table:table-cell>
        </table:table-row>
        <table:table-row table:style-name="ro1">
          <table:table-cell office:value-type="string" calcext:value-type="string">
            <text:p>['Transport Distance and Debitage Assemblage Diversity: An Application of the Field Processing Model to Southern Utah Toolstone Procurement Sites']</text:p>
          </table:table-cell>
        </table:table-row>
        <table:table-row table:style-name="ro1">
          <table:table-cell office:value-type="string" calcext:value-type="string">
            <text:p>['Transport Distance and Debitage Assemblage Diversity: An Application of the Field Processing Model to Southern Utah Toolstone Procurement Sites']</text:p>
          </table:table-cell>
        </table:table-row>
        <table:table-row table:style-name="ro1">
          <table:table-cell office:value-type="string" calcext:value-type="string">
            <text:p>['Transport Distance and Debitage Assemblage Diversity: An Application of the Field Processing Model to Southern Utah Toolstone Procurement Sites']</text:p>
          </table:table-cell>
        </table:table-row>
        <table:table-row table:style-name="ro1">
          <table:table-cell office:value-type="string" calcext:value-type="string">
            <text:p>['Transport Distance and Debitage Assemblage Diversity: An Application of the Field Processing Model to Southern Utah Toolstone Procurement Sites']</text:p>
          </table:table-cell>
        </table:table-row>
        <table:table-row table:style-name="ro1">
          <table:table-cell office:value-type="string" calcext:value-type="string">
            <text:p>['Transport Distance and Debitage Assemblage Diversity: An Application of the Field Processing Model to Southern Utah Toolstone Procurement Sites']</text:p>
          </table:table-cell>
        </table:table-row>
        <table:table-row table:style-name="ro1">
          <table:table-cell office:value-type="string" calcext:value-type="string">
            <text:p>['Transport Distance and Debitage Assemblage Diversity: An Application of the Field Processing Model to Southern Utah Toolstone Procurement Sites']</text:p>
          </table:table-cell>
        </table:table-row>
        <table:table-row table:style-name="ro1">
          <table:table-cell office:value-type="string" calcext:value-type="string">
            <text:p>['Transport Distance and Debitage Assemblage Diversity: An Application of the Field Processing Model to Southern Utah Toolstone Procurement Sites']</text:p>
          </table:table-cell>
        </table:table-row>
        <table:table-row table:style-name="ro1">
          <table:table-cell office:value-type="string" calcext:value-type="string">
            <text:p>['Transport Distance and Debitage Assemblage Diversity: An Application of the Field Processing Model to Southern Utah Toolstone Procurement Sites']</text:p>
          </table:table-cell>
        </table:table-row>
        <table:table-row table:style-name="ro1">
          <table:table-cell office:value-type="string" calcext:value-type="string">
            <text:p>['Transport Distance and Debitage Assemblage Diversity: An Application of the Field Processing Model to Southern Utah Toolstone Procurement Sites']</text:p>
          </table:table-cell>
        </table:table-row>
        <table:table-row table:style-name="ro1">
          <table:table-cell office:value-type="string" calcext:value-type="string">
            <text:p>['Transport Distance and Debitage Assemblage Diversity: An Application of the Field Processing Model to Southern Utah Toolstone Procurement Sites']</text:p>
          </table:table-cell>
        </table:table-row>
        <table:table-row table:style-name="ro1">
          <table:table-cell office:value-type="string" calcext:value-type="string">
            <text:p>['Transport Distance and Debitage Assemblage Diversity: An Application of the Field Processing Model to Southern Utah Toolstone Procurement Sites']</text:p>
          </table:table-cell>
        </table:table-row>
        <table:table-row table:style-name="ro1">
          <table:table-cell office:value-type="string" calcext:value-type="string">
            <text:p>['Transport Distance and Debitage Assemblage Diversity: An Application of the Field Processing Model to Southern Utah Toolstone Procurement Sites']</text:p>
          </table:table-cell>
        </table:table-row>
        <table:table-row table:style-name="ro1">
          <table:table-cell office:value-type="string" calcext:value-type="string">
            <text:p>['Transport Distance and Debitage Assemblage Diversity: An Application of the Field Processing Model to Southern Utah Toolstone Procurement Sites']</text:p>
          </table:table-cell>
        </table:table-row>
        <table:table-row table:style-name="ro1">
          <table:table-cell office:value-type="string" calcext:value-type="string">
            <text:p>['Transport Distance and Debitage Assemblage Diversity: An Application of the Field Processing Model to Southern Utah Toolstone Procurement Sites']</text:p>
          </table:table-cell>
        </table:table-row>
        <table:table-row table:style-name="ro1">
          <table:table-cell office:value-type="string" calcext:value-type="string">
            <text:p>['Transport Distance and Debitage Assemblage Diversity: An Application of the Field Processing Model to Southern Utah Toolstone Procurement Sites']</text:p>
          </table:table-cell>
        </table:table-row>
        <table:table-row table:style-name="ro1">
          <table:table-cell office:value-type="string" calcext:value-type="string">
            <text:p>['Transport Distance and Debitage Assemblage Diversity: An Application of the Field Processing Model to Southern Utah Toolstone Procurement Sites']</text:p>
          </table:table-cell>
        </table:table-row>
        <table:table-row table:style-name="ro1">
          <table:table-cell office:value-type="string" calcext:value-type="string">
            <text:p>['Transport Distance and Debitage Assemblage Diversity: An Application of the Field Processing Model to Southern Utah Toolstone Procurement Sites']</text:p>
          </table:table-cell>
        </table:table-row>
        <table:table-row table:style-name="ro1">
          <table:table-cell office:value-type="string" calcext:value-type="string">
            <text:p>['Transport Distance and Debitage Assemblage Diversity: An Application of the Field Processing Model to Southern Utah Toolstone Procurement Sites']</text:p>
          </table:table-cell>
        </table:table-row>
        <table:table-row table:style-name="ro1">
          <table:table-cell office:value-type="string" calcext:value-type="string">
            <text:p>['Transport Distance and Debitage Assemblage Diversity: An Application of the Field Processing Model to Southern Utah Toolstone Procurement Sites']</text:p>
          </table:table-cell>
        </table:table-row>
        <table:table-row table:style-name="ro1">
          <table:table-cell office:value-type="string" calcext:value-type="string">
            <text:p>['Transport Distance and Debitage Assemblage Diversity: An Application of the Field Processing Model to Southern Utah Toolstone Procurement Sites']</text:p>
          </table:table-cell>
        </table:table-row>
        <table:table-row table:style-name="ro1">
          <table:table-cell office:value-type="string" calcext:value-type="string">
            <text:p>['Transport Distance and Debitage Assemblage Diversity: An Application of the Field Processing Model to Southern Utah Toolstone Procurement Sites']</text:p>
          </table:table-cell>
        </table:table-row>
        <table:table-row table:style-name="ro1">
          <table:table-cell office:value-type="string" calcext:value-type="string">
            <text:p>['Transport Distance and Debitage Assemblage Diversity: An Application of the Field Processing Model to Southern Utah Toolstone Procurement Sites']</text:p>
          </table:table-cell>
        </table:table-row>
        <table:table-row table:style-name="ro1">
          <table:table-cell office:value-type="string" calcext:value-type="string">
            <text:p>['Transport Distance and Debitage Assemblage Diversity: An Application of the Field Processing Model to Southern Utah Toolstone Procurement Sites']</text:p>
          </table:table-cell>
        </table:table-row>
        <table:table-row table:style-name="ro1">
          <table:table-cell office:value-type="string" calcext:value-type="string">
            <text:p>['Transport Distance and Debitage Assemblage Diversity: An Application of the Field Processing Model to Southern Utah Toolstone Procurement Sites']</text:p>
          </table:table-cell>
        </table:table-row>
        <table:table-row table:style-name="ro1">
          <table:table-cell office:value-type="string" calcext:value-type="string">
            <text:p>['Transport Distance and Debitage Assemblage Diversity: An Application of the Field Processing Model to Southern Utah Toolstone Procurement Sites']</text:p>
          </table:table-cell>
        </table:table-row>
        <table:table-row table:style-name="ro1">
          <table:table-cell office:value-type="string" calcext:value-type="string">
            <text:p>['Transport Distance and Debitage Assemblage Diversity: An Application of the Field Processing Model to Southern Utah Toolstone Procurement Sites']</text:p>
          </table:table-cell>
        </table:table-row>
        <table:table-row table:style-name="ro1">
          <table:table-cell office:value-type="string" calcext:value-type="string">
            <text:p>['Transport Distance and Debitage Assemblage Diversity: An Application of the Field Processing Model to Southern Utah Toolstone Procurement Sites']</text:p>
          </table:table-cell>
        </table:table-row>
        <table:table-row table:style-name="ro1">
          <table:table-cell office:value-type="string" calcext:value-type="string">
            <text:p>['Transport Distance and Debitage Assemblage Diversity: An Application of the Field Processing Model to Southern Utah Toolstone Procurement Sites']</text:p>
          </table:table-cell>
        </table:table-row>
        <table:table-row table:style-name="ro1">
          <table:table-cell office:value-type="string" calcext:value-type="string">
            <text:p>['Transport Distance and Debitage Assemblage Diversity: An Application of the Field Processing Model to Southern Utah Toolstone Procurement Sites']</text:p>
          </table:table-cell>
        </table:table-row>
        <table:table-row table:style-name="ro1">
          <table:table-cell office:value-type="string" calcext:value-type="string">
            <text:p>['Transport Distance and Debitage Assemblage Diversity: An Application of the Field Processing Model to Southern Utah Toolstone Procurement Sites']</text:p>
          </table:table-cell>
        </table:table-row>
        <table:table-row table:style-name="ro1">
          <table:table-cell office:value-type="string" calcext:value-type="string">
            <text:p>['Transport Distance and Debitage Assemblage Diversity: An Application of the Field Processing Model to Southern Utah Toolstone Procurement Sites']</text:p>
          </table:table-cell>
        </table:table-row>
        <table:table-row table:style-name="ro1">
          <table:table-cell office:value-type="string" calcext:value-type="string">
            <text:p>['Underwater Archaeology at 41HY147, the Terrace Locality at Spring Lake']</text:p>
          </table:table-cell>
        </table:table-row>
        <table:table-row table:style-name="ro1">
          <table:table-cell office:value-type="string" calcext:value-type="string">
            <text:p>['Watson Brake, a Middle Archaic Mound Complex in Northeast Louisiana']</text:p>
          </table:table-cell>
        </table:table-row>
        <table:table-row table:style-name="ro1">
          <table:table-cell office:value-type="string" calcext:value-type="string">
            <text:p>['Watson Brake, a Middle Archaic Mound Complex in Northeast Louisiana'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16" meta:object-count="0"/>
    <meta:generator>LibreOffice/5.4.5.1$Linux_X86_64 LibreOffice_project/40$Build-1</meta:generator>
  </office:meta>
</office:document-meta>
</file>